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" style:family="paragraph" style:parent-style-name="Standard">
      <style:text-properties officeooo:paragraph-rsid="0003aa00"/>
    </style:style>
    <style:style style:name="P3" style:family="paragraph" style:parent-style-name="Standard">
      <style:text-properties style:font-name="Lato" fo:font-size="14pt" officeooo:rsid="0003aa00" officeooo:paragraph-rsid="0003aa00" style:font-size-asian="12.25pt" style:font-size-complex="14pt"/>
    </style:style>
    <style:style style:name="T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in.cpp</text:p>
      <text:p text:style-name="P3"/>
      <text:p text:style-name="P1"><text:span text:style-name="T1">//<text:line-break/>//<text:line-break/>// <text:s/>@ Project : System Obsługi Studiów<text:line-break/>// <text:s/>@ File Name : main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text:span text:style-name="T2">#include </text:span><text:span text:style-name="T3">"System.h"<text:line-break/><text:line-break/></text:span><text:span text:style-name="T1">// Funkcja main<text:line-break/></text:span><text:span text:style-name="T4">int </text:span><text:span text:style-name="T7">main</text:span><text:span text:style-name="T11">() {<text:line-break/> <text:s text:c="3"/></text:span><text:span text:style-name="T1">// Utworzenie obiektu systemu<text:line-break/> <text:s text:c="3"/></text:span><text:span text:style-name="T5">System </text:span><text:span text:style-name="T11">system = System(</text:span><text:span text:style-name="T3">"System Obslugi Studiow"</text:span><text:span text:style-name="T11">);<text:line-break/> <text:s text:c="3"/></text:span><text:span text:style-name="T1">// Uruchomienie systemu<text:line-break/> <text:s text:c="3"/></text:span><text:span text:style-name="T11">system.boot();<text:line-break/><text:line-break/> <text:s text:c="3"/></text:span><text:span text:style-name="T1">// Zmienna przechowująca wybór użytkownika<text:line-break/> <text:s text:c="3"/></text:span><text:span text:style-name="T5">std</text:span><text:span text:style-name="T11">::</text:span><text:span text:style-name="T6">string </text:span><text:span text:style-name="T11">userInput;<text:line-break/><text:line-break/> <text:s text:c="3"/></text:span><text:span text:style-name="T1">// Wyświetl opcje<text:line-break/> <text:s text:c="3"/></text:span><text:span text:style-name="T5">std</text:span><text:span text:style-name="T11">::cout </text:span><text:span text:style-name="T9">&lt;&lt; </text:span><text:span text:style-name="T3">"Wybierz opcje:" </text:span><text:span text:style-name="T9">&lt;&lt; </text:span><text:span text:style-name="T3">"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1. System Obslugi Studiow dla Studentow" </text:span><text:span text:style-name="T9">&lt;&lt; </text:span><text:span text:style-name="T3">"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2. System Obslugi Studiow dla Wykladowcow" </text:span><text:span text:style-name="T9">&lt;&lt; </text:span><text:span text:style-name="T3">"</text:span><text:span text:style-name="T4">\n</text:span><text:span text:style-name="T3">"</text:span><text:span text:style-name="T11">;<text:line-break/><text:line-break/> <text:s text:c="3"/></text:span><text:span text:style-name="T1">// Pętla wyboru wersji systemu<text:line-break/> <text:s text:c="3"/></text:span><text:span text:style-name="T4">while</text:span><text:span text:style-name="T11">(</text:span><text:span text:style-name="T4">true</text:span><text:span text:style-name="T11">) {<text:line-break/> <text:s text:c="7"/></text:span><text:span text:style-name="T1">// Pobierz wybór użytkownika<text:line-break/> <text:s text:c="7"/></text:span><text:span text:style-name="T5">std</text:span><text:span text:style-name="T11">::cin </text:span><text:span text:style-name="T9">&gt;&gt; </text:span><text:span text:style-name="T11">userInput;<text:line-break/> <text:s text:c="7"/></text:span><text:span text:style-name="T1">// Jeżeli użytkownik wybrał opcję 1<text:line-break/> <text:s text:c="7"/></text:span><text:span text:style-name="T4">if</text:span><text:span text:style-name="T11">(userInput </text:span><text:span text:style-name="T9">== </text:span><text:span text:style-name="T3">"1"</text:span><text:span text:style-name="T11">) {<text:line-break/> <text:s text:c="11"/></text:span><text:span text:style-name="T1">// Wywołaj metodę systemu studenta<text:line-break/> <text:s text:c="11"/></text:span><text:span text:style-name="T11">system.studentSystem();<text:line-break/> <text:s text:c="11"/></text:span><text:span text:style-name="T1">// Jeżeli użytkownik wybrał opcję 2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2"</text:span><text:span text:style-name="T11">) {<text:line-break/> <text:s text:c="11"/></text:span><text:span text:style-name="T1">// Wywołaj metodę systemu wykładowcy<text:line-break/> <text:s text:c="11"/></text:span><text:span text:style-name="T11">system.lecturerSystem();<text:line-break/> <text:s text:c="11"/></text:span><text:span text:style-name="T1">// Jeżeli użytkownik wybrał inną opcję<text:line-break/> <text:s text:c="7"/></text:span><text:span text:style-name="T11">} </text:span><text:span text:style-name="T4">else </text:span><text:span text:style-name="T11">{<text:line-break/> <text:s text:c="11"/></text:span><text:span text:style-name="T5">std</text:span><text:span text:style-name="T11">::cout </text:span><text:span text:style-name="T9">&lt;&lt; </text:span><text:span text:style-name="T3">"Niepoprawna opcja!" </text:span><text:span text:style-name="T9">&lt;&lt; </text:span><text:span text:style-name="T3">"</text:span><text:span text:style-name="T4">\n</text:span><text:span text:style-name="T3">"</text:span><text:span text:style-name="T11">;<text:line-break/> <text:s text:c="7"/>}<text:line-break/> <text:s text:c="3"/>}<text:line-break/><text:line-break/> <text:s text:c="3"/></text:span><text:span text:style-name="T4">return </text:span><text:span text:style-name="T10">0</text:span><text:span text:style-name="T11">;<text:line-break/>}<text:line-break/></text:span></text:p>
      <text:p text:style-name="P3"/>
      <text:p text:style-name="P3">User.h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User.h<text:line-break/>// <text:s/>@ Date : 10.06.2023<text:line-break/></text:span><text:soft-page-break/><text:span text:style-name="T1">// <text:s/>@ Author : Tomasz Wnuk, Bartosz Szynkaruk, Mikołaj Hasiec<text:line-break/>//<text:line-break/>//<text:line-break/><text:line-break/></text:span><text:span text:style-name="T2">#if </text:span><text:span text:style-name="T11">!defined(</text:span><text:span text:style-name="T12">_USER_H</text:span><text:span text:style-name="T11">)<text:line-break/></text:span><text:span text:style-name="T2">#define </text:span><text:span text:style-name="T12">_USER_H<text:line-break/><text:line-break/></text:span><text:span text:style-name="T1">// Deklaracja zależności i bibliotek<text:line-break/></text:span><text:span text:style-name="T2">#include </text:span><text:span text:style-name="T3">&lt;iostream&gt;<text:line-break/></text:span><text:span text:style-name="T2">#include </text:span><text:span text:style-name="T3">&lt;string&gt;<text:line-break/><text:line-break/></text:span><text:span text:style-name="T1">// Deklaracja klasy User<text:line-break/></text:span><text:span text:style-name="T4">class </text:span><text:span text:style-name="T5">User </text:span><text:span text:style-name="T11">{<text:line-break/></text:span><text:span text:style-name="T4">public</text:span><text:span text:style-name="T11">:<text:line-break/><text:tab/></text:span><text:span text:style-name="T7">User</text:span><text:span text:style-name="T11">(</text:span><text:span text:style-name="T5">std</text:span><text:span text:style-name="T11">::</text:span><text:span text:style-name="T6">string </text:span><text:span text:style-name="T11">firstName, </text:span><text:span text:style-name="T5">std</text:span><text:span text:style-name="T11">::</text:span><text:span text:style-name="T6">string </text:span><text:span text:style-name="T11">lastName, </text:span><text:span text:style-name="T5">std</text:span><text:span text:style-name="T11">::</text:span><text:span text:style-name="T6">string </text:span><text:span text:style-name="T11">login, </text:span><text:span text:style-name="T5">std</text:span><text:span text:style-name="T11">::</text:span><text:span text:style-name="T6">string </text:span><text:span text:style-name="T11">password, </text:span><text:span text:style-name="T5">std</text:span><text:span text:style-name="T11">::</text:span><text:span text:style-name="T6">string </text:span><text:span text:style-name="T11">email); <text:s/></text:span><text:span text:style-name="T1">// Konstruktor klasy User z polami firstName, lastName, login, password i email<text:line-break/> <text:s text:c="3"/></text:span><text:span text:style-name="T7">User</text:span><text:span text:style-name="T11">(</text:span><text:span text:style-name="T5">std</text:span><text:span text:style-name="T11">::</text:span><text:span text:style-name="T6">string </text:span><text:span text:style-name="T11">firstName, </text:span><text:span text:style-name="T5">std</text:span><text:span text:style-name="T11">::</text:span><text:span text:style-name="T6">string </text:span><text:span text:style-name="T11">lastName); <text:s/></text:span><text:span text:style-name="T1">// Konstruktor klasy User z polami firstName i lastName<text:line-break/> <text:s text:c="3"/></text:span><text:span text:style-name="T7">User</text:span><text:span text:style-name="T11">(); <text:s/></text:span><text:span text:style-name="T1">// Pusty konstruktor klasy User<text:line-break/><text:tab/></text:span><text:span text:style-name="T5">std</text:span><text:span text:style-name="T11">::</text:span><text:span text:style-name="T6">string </text:span><text:span text:style-name="T7">getFirstName</text:span><text:span text:style-name="T11">(); <text:s/></text:span><text:span text:style-name="T1">// Akcesor pola firstName<text:line-break/><text:tab/></text:span><text:span text:style-name="T4">void </text:span><text:span text:style-name="T7">setFirstName</text:span><text:span text:style-name="T11">(</text:span><text:span text:style-name="T5">std</text:span><text:span text:style-name="T11">::</text:span><text:span text:style-name="T6">string </text:span><text:span text:style-name="T11">firstName); <text:s/></text:span><text:span text:style-name="T1">// Mutator pola firstName<text:line-break/><text:tab/></text:span><text:span text:style-name="T5">std</text:span><text:span text:style-name="T11">::</text:span><text:span text:style-name="T6">string </text:span><text:span text:style-name="T7">getLastName</text:span><text:span text:style-name="T11">(); <text:s/></text:span><text:span text:style-name="T1">// Akcesor pola lastName<text:line-break/><text:tab/></text:span><text:span text:style-name="T4">void </text:span><text:span text:style-name="T7">setLastName</text:span><text:span text:style-name="T11">(</text:span><text:span text:style-name="T5">std</text:span><text:span text:style-name="T11">::</text:span><text:span text:style-name="T6">string </text:span><text:span text:style-name="T11">lastName); <text:s/></text:span><text:span text:style-name="T1">// Mutator pola lastName<text:line-break/><text:tab/></text:span><text:span text:style-name="T5">std</text:span><text:span text:style-name="T11">::</text:span><text:span text:style-name="T6">string </text:span><text:span text:style-name="T7">getLogin</text:span><text:span text:style-name="T11">(); <text:s/></text:span><text:span text:style-name="T1">// Akcesor pola login<text:line-break/><text:tab/></text:span><text:span text:style-name="T4">void </text:span><text:span text:style-name="T7">setLogin</text:span><text:span text:style-name="T11">(</text:span><text:span text:style-name="T5">std</text:span><text:span text:style-name="T11">::</text:span><text:span text:style-name="T6">string </text:span><text:span text:style-name="T11">login); <text:s/></text:span><text:span text:style-name="T1">// Mutator pola login<text:line-break/><text:tab/></text:span><text:span text:style-name="T5">std</text:span><text:span text:style-name="T11">::</text:span><text:span text:style-name="T6">string </text:span><text:span text:style-name="T7">getPassword</text:span><text:span text:style-name="T11">(); <text:s/></text:span><text:span text:style-name="T1">// Akcesor pola password<text:line-break/><text:tab/></text:span><text:span text:style-name="T4">void </text:span><text:span text:style-name="T7">setPassword</text:span><text:span text:style-name="T11">(</text:span><text:span text:style-name="T5">std</text:span><text:span text:style-name="T11">::</text:span><text:span text:style-name="T6">string </text:span><text:span text:style-name="T11">password); <text:s/></text:span><text:span text:style-name="T1">// Mutator pola password<text:line-break/><text:tab/></text:span><text:span text:style-name="T5">std</text:span><text:span text:style-name="T11">::</text:span><text:span text:style-name="T6">string </text:span><text:span text:style-name="T7">getEmail</text:span><text:span text:style-name="T11">(); <text:s/></text:span><text:span text:style-name="T1">// Akcesor pola email<text:line-break/><text:tab/></text:span><text:span text:style-name="T4">void </text:span><text:span text:style-name="T7">setEmail</text:span><text:span text:style-name="T11">(</text:span><text:span text:style-name="T5">std</text:span><text:span text:style-name="T11">::</text:span><text:span text:style-name="T6">string </text:span><text:span text:style-name="T11">email); <text:s/></text:span><text:span text:style-name="T1">// Mutator pola email<text:line-break/><text:tab/></text:span><text:span text:style-name="T4">void </text:span><text:span text:style-name="T7">printUser</text:span><text:span text:style-name="T11">(); <text:s/></text:span><text:span text:style-name="T1">// Metoda wyświetlająca dane użytkownika<text:line-break/></text:span><text:span text:style-name="T4">private</text:span><text:span text:style-name="T11">:<text:line-break/><text:tab/></text:span><text:span text:style-name="T5">std</text:span><text:span text:style-name="T11">::</text:span><text:span text:style-name="T6">string </text:span><text:span text:style-name="T8">firstName</text:span><text:span text:style-name="T11">; <text:s/></text:span><text:span text:style-name="T1">// Imię użytkownika<text:line-break/><text:tab/></text:span><text:span text:style-name="T5">std</text:span><text:span text:style-name="T11">::</text:span><text:span text:style-name="T6">string </text:span><text:span text:style-name="T8">lastName</text:span><text:span text:style-name="T11">; <text:s/></text:span><text:span text:style-name="T1">// Nazwisko użytkownika<text:line-break/><text:tab/></text:span><text:span text:style-name="T5">std</text:span><text:span text:style-name="T11">::</text:span><text:span text:style-name="T6">string </text:span><text:span text:style-name="T8">login</text:span><text:span text:style-name="T11">; <text:s/></text:span><text:span text:style-name="T1">// Login użytkownika<text:line-break/><text:tab/></text:span><text:span text:style-name="T5">std</text:span><text:span text:style-name="T11">::</text:span><text:span text:style-name="T6">string </text:span><text:span text:style-name="T8">password</text:span><text:span text:style-name="T11">; <text:s/></text:span><text:span text:style-name="T1">// Hasło użytkownika<text:line-break/><text:tab/></text:span><text:span text:style-name="T5">std</text:span><text:span text:style-name="T11">::</text:span><text:span text:style-name="T6">string </text:span><text:span text:style-name="T8">email</text:span><text:span text:style-name="T11">; <text:s/></text:span><text:span text:style-name="T1">// Adres email użytkownika<text:line-break/></text:span><text:span text:style-name="T11">};<text:line-break/><text:line-break/></text:span><text:span text:style-name="T2">#endif <text:s/></text:span><text:span text:style-name="T1">//_USER_H<text:line-break/></text:span></text:p>
      <text:p text:style-name="P3"/>
      <text:p text:style-name="P3">User.cpp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User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text:span text:style-name="T2">#include </text:span><text:span text:style-name="T3">&lt;iostream&gt;<text:line-break/></text:span><text:span text:style-name="T2">#include </text:span><text:span text:style-name="T3">"User.h"<text:line-break/><text:line-break/></text:span><text:span text:style-name="T1">// Konstruktor klasy User z polami firstName, lastName, login, password i email<text:line-break/></text:span><text:span text:style-name="T5">User</text:span><text:span text:style-name="T11">::</text:span><text:span text:style-name="T7">User</text:span><text:span text:style-name="T11">(</text:span><text:span text:style-name="T5">std</text:span><text:span text:style-name="T11">::</text:span><text:span text:style-name="T6">string </text:span><text:span text:style-name="T11">firstName, </text:span><text:span text:style-name="T5">std</text:span><text:span text:style-name="T11">::</text:span><text:span text:style-name="T6">string </text:span><text:span text:style-name="T11">lastName, </text:span><text:span text:style-name="T5">std</text:span><text:span text:style-name="T11">::</text:span><text:span text:style-name="T6">string </text:span><text:span text:style-name="T11">login, </text:span><text:span text:style-name="T5">std</text:span><text:span text:style-name="T11">::</text:span><text:span text:style-name="T6">string </text:span><text:span text:style-name="T11">password, </text:span><text:span text:style-name="T5">std</text:span><text:span text:style-name="T11">::</text:span><text:span text:style-name="T6">string </text:span><text:span text:style-name="T11">email) {<text:line-break/><text:tab/></text:span><text:span text:style-name="T4">this</text:span><text:span text:style-name="T11">-&gt;</text:span><text:span text:style-name="T8">firstName </text:span><text:span text:style-name="T9">= </text:span><text:span text:style-name="T11">firstName;<text:line-break/><text:tab/></text:span><text:span text:style-name="T4">this</text:span><text:span text:style-name="T11">-&gt;</text:span><text:span text:style-name="T8">lastName </text:span><text:span text:style-name="T9">= </text:span><text:span text:style-name="T11">lastName;<text:line-break/></text:span><text:soft-page-break/><text:span text:style-name="T11"><text:tab/></text:span><text:span text:style-name="T4">this</text:span><text:span text:style-name="T11">-&gt;</text:span><text:span text:style-name="T8">login </text:span><text:span text:style-name="T9">= </text:span><text:span text:style-name="T11">login;<text:line-break/><text:tab/></text:span><text:span text:style-name="T4">this</text:span><text:span text:style-name="T11">-&gt;</text:span><text:span text:style-name="T8">password </text:span><text:span text:style-name="T9">= </text:span><text:span text:style-name="T11">password;<text:line-break/><text:tab/></text:span><text:span text:style-name="T4">this</text:span><text:span text:style-name="T11">-&gt;</text:span><text:span text:style-name="T8">email </text:span><text:span text:style-name="T9">= </text:span><text:span text:style-name="T11">email;<text:line-break/>}<text:line-break/><text:line-break/></text:span><text:span text:style-name="T1">// Konstruktor klasy User z polami firstName i lastName<text:line-break/></text:span><text:span text:style-name="T5">User</text:span><text:span text:style-name="T11">::</text:span><text:span text:style-name="T7">User</text:span><text:span text:style-name="T11">(</text:span><text:span text:style-name="T5">std</text:span><text:span text:style-name="T11">::</text:span><text:span text:style-name="T6">string </text:span><text:span text:style-name="T11">firstName, </text:span><text:span text:style-name="T5">std</text:span><text:span text:style-name="T11">::</text:span><text:span text:style-name="T6">string </text:span><text:span text:style-name="T11">lastName) {<text:line-break/> <text:s text:c="3"/></text:span><text:span text:style-name="T4">this</text:span><text:span text:style-name="T11">-&gt;</text:span><text:span text:style-name="T8">firstName </text:span><text:span text:style-name="T9">= </text:span><text:span text:style-name="T11">firstName;<text:line-break/> <text:s text:c="3"/></text:span><text:span text:style-name="T4">this</text:span><text:span text:style-name="T11">-&gt;</text:span><text:span text:style-name="T8">lastName </text:span><text:span text:style-name="T9">= </text:span><text:span text:style-name="T11">lastName;<text:line-break/>}<text:line-break/><text:line-break/></text:span><text:span text:style-name="T1">// Pusty konstruktor klasy User<text:line-break/></text:span><text:span text:style-name="T5">User</text:span><text:span text:style-name="T11">::</text:span><text:span text:style-name="T7">User</text:span><text:span text:style-name="T11">() {}<text:line-break/><text:line-break/></text:span><text:span text:style-name="T1">// Akcesor pola firstName<text:line-break/></text:span><text:span text:style-name="T5">std</text:span><text:span text:style-name="T11">::</text:span><text:span text:style-name="T6">string </text:span><text:span text:style-name="T5">User</text:span><text:span text:style-name="T11">::</text:span><text:span text:style-name="T7">getFirstName</text:span><text:span text:style-name="T11">() {<text:line-break/> <text:s text:c="3"/></text:span><text:span text:style-name="T4">return </text:span><text:span text:style-name="T8">firstName</text:span><text:span text:style-name="T11">;<text:line-break/>}<text:line-break/><text:line-break/></text:span><text:span text:style-name="T1">// Mutator pola firstName<text:line-break/></text:span><text:span text:style-name="T4">void </text:span><text:span text:style-name="T5">User</text:span><text:span text:style-name="T11">::</text:span><text:span text:style-name="T7">setFirstName</text:span><text:span text:style-name="T11">(</text:span><text:span text:style-name="T5">std</text:span><text:span text:style-name="T11">::</text:span><text:span text:style-name="T6">string </text:span><text:span text:style-name="T11">firstName) {<text:line-break/><text:tab/></text:span><text:span text:style-name="T4">this</text:span><text:span text:style-name="T11">-&gt;</text:span><text:span text:style-name="T8">firstName </text:span><text:span text:style-name="T9">= </text:span><text:span text:style-name="T11">firstName;<text:line-break/>}<text:line-break/><text:line-break/></text:span><text:span text:style-name="T1">// Akcesor pola lastName<text:line-break/></text:span><text:span text:style-name="T5">std</text:span><text:span text:style-name="T11">::</text:span><text:span text:style-name="T6">string </text:span><text:span text:style-name="T5">User</text:span><text:span text:style-name="T11">::</text:span><text:span text:style-name="T7">getLastName</text:span><text:span text:style-name="T11">() {<text:line-break/><text:tab/></text:span><text:span text:style-name="T4">return </text:span><text:span text:style-name="T8">lastName</text:span><text:span text:style-name="T11">;<text:line-break/>}<text:line-break/><text:line-break/></text:span><text:span text:style-name="T1">// Mutator pola lastName<text:line-break/></text:span><text:span text:style-name="T4">void </text:span><text:span text:style-name="T5">User</text:span><text:span text:style-name="T11">::</text:span><text:span text:style-name="T7">setLastName</text:span><text:span text:style-name="T11">(</text:span><text:span text:style-name="T5">std</text:span><text:span text:style-name="T11">::</text:span><text:span text:style-name="T6">string </text:span><text:span text:style-name="T11">lastName) {<text:line-break/><text:tab/></text:span><text:span text:style-name="T4">this</text:span><text:span text:style-name="T11">-&gt;</text:span><text:span text:style-name="T8">lastName </text:span><text:span text:style-name="T9">= </text:span><text:span text:style-name="T11">lastName;<text:line-break/>}<text:line-break/><text:line-break/></text:span><text:span text:style-name="T1">// Akcesor pola login<text:line-break/></text:span><text:span text:style-name="T5">std</text:span><text:span text:style-name="T11">::</text:span><text:span text:style-name="T6">string </text:span><text:span text:style-name="T5">User</text:span><text:span text:style-name="T11">::</text:span><text:span text:style-name="T7">getLogin</text:span><text:span text:style-name="T11">() {<text:line-break/><text:tab/></text:span><text:span text:style-name="T4">return </text:span><text:span text:style-name="T8">login</text:span><text:span text:style-name="T11">;<text:line-break/>}<text:line-break/><text:line-break/></text:span><text:span text:style-name="T1">// Mutator pola login<text:line-break/></text:span><text:span text:style-name="T4">void </text:span><text:span text:style-name="T5">User</text:span><text:span text:style-name="T11">::</text:span><text:span text:style-name="T7">setLogin</text:span><text:span text:style-name="T11">(</text:span><text:span text:style-name="T5">std</text:span><text:span text:style-name="T11">::</text:span><text:span text:style-name="T6">string </text:span><text:span text:style-name="T11">login) {<text:line-break/><text:tab/></text:span><text:span text:style-name="T4">this</text:span><text:span text:style-name="T11">-&gt;</text:span><text:span text:style-name="T8">login </text:span><text:span text:style-name="T9">= </text:span><text:span text:style-name="T11">login;<text:line-break/>}<text:line-break/><text:line-break/></text:span><text:span text:style-name="T1">// Akcesor pola password<text:line-break/></text:span><text:span text:style-name="T5">std</text:span><text:span text:style-name="T11">::</text:span><text:span text:style-name="T6">string </text:span><text:span text:style-name="T5">User</text:span><text:span text:style-name="T11">::</text:span><text:span text:style-name="T7">getPassword</text:span><text:span text:style-name="T11">() {<text:line-break/><text:tab/></text:span><text:span text:style-name="T4">return </text:span><text:span text:style-name="T8">password</text:span><text:span text:style-name="T11">;<text:line-break/>}<text:line-break/><text:line-break/></text:span><text:span text:style-name="T1">// Mutator pola password<text:line-break/></text:span><text:span text:style-name="T4">void </text:span><text:span text:style-name="T5">User</text:span><text:span text:style-name="T11">::</text:span><text:span text:style-name="T7">setPassword</text:span><text:span text:style-name="T11">(</text:span><text:span text:style-name="T5">std</text:span><text:span text:style-name="T11">::</text:span><text:span text:style-name="T6">string </text:span><text:span text:style-name="T11">password) {<text:line-break/><text:tab/></text:span><text:span text:style-name="T4">this</text:span><text:span text:style-name="T11">-&gt;</text:span><text:span text:style-name="T8">password </text:span><text:span text:style-name="T9">= </text:span><text:span text:style-name="T11">password;<text:line-break/>}<text:line-break/><text:line-break/></text:span><text:span text:style-name="T1">// Akcesor pola email<text:line-break/></text:span><text:span text:style-name="T5">std</text:span><text:span text:style-name="T11">::</text:span><text:span text:style-name="T6">string </text:span><text:span text:style-name="T5">User</text:span><text:span text:style-name="T11">::</text:span><text:span text:style-name="T7">getEmail</text:span><text:span text:style-name="T11">() {<text:line-break/><text:tab/></text:span><text:span text:style-name="T4">return </text:span><text:span text:style-name="T8">email</text:span><text:span text:style-name="T11">;<text:line-break/>}<text:line-break/><text:line-break/></text:span><text:span text:style-name="T1">// Mutator pola email<text:line-break/></text:span><text:span text:style-name="T4">void </text:span><text:span text:style-name="T5">User</text:span><text:span text:style-name="T11">::</text:span><text:span text:style-name="T7">setEmail</text:span><text:span text:style-name="T11">(</text:span><text:span text:style-name="T5">std</text:span><text:span text:style-name="T11">::</text:span><text:span text:style-name="T6">string </text:span><text:span text:style-name="T11">email) {<text:line-break/><text:tab/></text:span><text:span text:style-name="T4">this</text:span><text:span text:style-name="T11">-&gt;</text:span><text:span text:style-name="T8">email </text:span><text:span text:style-name="T9">= </text:span><text:span text:style-name="T11">email;<text:line-break/>}<text:line-break/></text:span><text:soft-page-break/><text:span text:style-name="T11"><text:line-break/></text:span><text:span text:style-name="T1">// Metoda wyświetlająca dane użytkownika<text:line-break/></text:span><text:span text:style-name="T4">void </text:span><text:span text:style-name="T5">User</text:span><text:span text:style-name="T11">::</text:span><text:span text:style-name="T7">printUser</text:span><text:span text:style-name="T11">() {<text:line-break/> <text:s text:c="3"/></text:span><text:span text:style-name="T1">// Utwórz zmienne do wyświetlenia nagłówka danych użytkownika<text:line-break/> <text:s text:c="3"/></text:span><text:span text:style-name="T4">const </text:span><text:span text:style-name="T5">std</text:span><text:span text:style-name="T11">::</text:span><text:span text:style-name="T6">string </text:span><text:span text:style-name="T11">headerName = </text:span><text:span text:style-name="T3">"Uzytkownik"</text:span><text:span text:style-name="T11">; <text:s/></text:span><text:span text:style-name="T1">// Nazwa nagłówka<text:line-break/> <text:s text:c="3"/></text:span><text:span text:style-name="T4">const int </text:span><text:span text:style-name="T11">totalWidth = </text:span><text:span text:style-name="T10">90</text:span><text:span text:style-name="T11">; <text:s/></text:span><text:span text:style-name="T1">// Szerokość całego wyświetlanego napisu<text:line-break/> <text:s text:c="3"/></text:span><text:span text:style-name="T4">const int </text:span><text:span text:style-name="T11">nameWidth = headerName.length(); <text:s/></text:span><text:span text:style-name="T1">// Szerokość nazwy kursu<text:line-break/> <text:s text:c="3"/></text:span><text:span text:style-name="T4">const int </text:span><text:span text:style-name="T11">paddingWidth = (totalWidth - nameWidth) / </text:span><text:span text:style-name="T10">2</text:span><text:span text:style-name="T11">; <text:s/></text:span><text:span text:style-name="T1">// Szerokość wypełnienia<text:line-break/> <text:s text:c="3"/></text:span><text:span text:style-name="T5">std</text:span><text:span text:style-name="T11">::</text:span><text:span text:style-name="T6">string </text:span><text:span text:style-name="T11">hiddenUserPassword = getPassword(); <text:s/></text:span><text:span text:style-name="T1">// Utwórz ukrytą kopię hasła użytkownika<text:line-break/><text:line-break/> <text:s text:c="3"/>// Zamień każdy znak hasła na znak '*'<text:line-break/> <text:s text:c="3"/></text:span><text:span text:style-name="T11">hiddenUserPassword.replace(</text:span><text:span text:style-name="T10">0</text:span><text:span text:style-name="T11">, hiddenUserPassword.length(), hiddenUserPassword.length(), </text:span><text:span text:style-name="T3">'*'</text:span><text:span text:style-name="T11">);<text:line-break/><text:line-break/> <text:s text:c="3"/></text:span><text:span text:style-name="T1">// Wyświetl nagłówek danych użytkownika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|~~~~~~~~~~~~~~~~~~~~~~~~~~~~~~~~~~~~~~~Uzytkownik~~~~~~~~~~~~~~~~~~~~~~~~~~~~~~~~~~~~~~~|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|========================================================================================|</text:span><text:span text:style-name="T4">\n</text:span><text:span text:style-name="T3">"</text:span><text:span text:style-name="T11">;<text:line-break/> <text:s text:c="3"/></text:span><text:span text:style-name="T1">// Wyświetl dane użytkownika<text:line-break/> <text:s text:c="3"/></text:span><text:span text:style-name="T5">std</text:span><text:span text:style-name="T11">::cout </text:span><text:span text:style-name="T9">&lt;&lt; </text:span><text:span text:style-name="T3">"| Login: " </text:span><text:span text:style-name="T9">&lt;&lt; </text:span><text:span text:style-name="T11">getLogin() </text:span><text:span text:style-name="T9">&lt;&lt; </text:span><text:span text:style-name="T3">"</text:span><text:span text:style-name="T4">\n</text:span><text:span text:style-name="T3">"</text:span><text:span text:style-name="T11">; <text:s/></text:span><text:span text:style-name="T1">// Wyświetl login użytkownika<text:line-break/> <text:s text:c="3"/></text:span><text:span text:style-name="T5">std</text:span><text:span text:style-name="T11">::cout </text:span><text:span text:style-name="T9">&lt;&lt; </text:span><text:span text:style-name="T3">"| Haslo: " </text:span><text:span text:style-name="T9">&lt;&lt; </text:span><text:span text:style-name="T11">hiddenUserPassword </text:span><text:span text:style-name="T9">&lt;&lt; </text:span><text:span text:style-name="T3">"</text:span><text:span text:style-name="T4">\n</text:span><text:span text:style-name="T3">"</text:span><text:span text:style-name="T11">; <text:s/></text:span><text:span text:style-name="T1">// Wyświetl ukryte hasło użytkownika<text:line-break/> <text:s text:c="3"/></text:span><text:span text:style-name="T5">std</text:span><text:span text:style-name="T11">::cout </text:span><text:span text:style-name="T9">&lt;&lt; </text:span><text:span text:style-name="T3">"| Imie: " </text:span><text:span text:style-name="T9">&lt;&lt; </text:span><text:span text:style-name="T11">getFirstName() </text:span><text:span text:style-name="T9">&lt;&lt; </text:span><text:span text:style-name="T3">"</text:span><text:span text:style-name="T4">\n</text:span><text:span text:style-name="T3">"</text:span><text:span text:style-name="T11">; <text:s/></text:span><text:span text:style-name="T1">// Wyświetl imię użytkownika<text:line-break/> <text:s text:c="3"/></text:span><text:span text:style-name="T5">std</text:span><text:span text:style-name="T11">::cout </text:span><text:span text:style-name="T9">&lt;&lt; </text:span><text:span text:style-name="T3">"| Nazwisko: " </text:span><text:span text:style-name="T9">&lt;&lt; </text:span><text:span text:style-name="T11">getLastName() </text:span><text:span text:style-name="T9">&lt;&lt; </text:span><text:span text:style-name="T3">"</text:span><text:span text:style-name="T4">\n</text:span><text:span text:style-name="T3">"</text:span><text:span text:style-name="T11">; <text:s/></text:span><text:span text:style-name="T1">// Wyświetl nazwisko użytkownika<text:line-break/> <text:s text:c="3"/></text:span><text:span text:style-name="T5">std</text:span><text:span text:style-name="T11">::cout </text:span><text:span text:style-name="T9">&lt;&lt; </text:span><text:span text:style-name="T3">"| Email: " </text:span><text:span text:style-name="T9">&lt;&lt; </text:span><text:span text:style-name="T11">getEmail() </text:span><text:span text:style-name="T9">&lt;&lt; </text:span><text:span text:style-name="T3">"</text:span><text:span text:style-name="T4">\n</text:span><text:span text:style-name="T3">"</text:span><text:span text:style-name="T11">; <text:s/></text:span><text:span text:style-name="T1">// Wyświetl email użytkownika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}<text:line-break/></text:span></text:p>
      <text:p text:style-name="P3"/>
      <text:p text:style-name="P3">Student.h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Student.h<text:line-break/>// <text:s/>@ Date : 10.06.2023<text:line-break/>// <text:s/>@ Author : Tomasz Wnuk, Bartosz Szynkaruk, Mikołaj Hasiec<text:line-break/>//<text:line-break/>//<text:line-break/><text:line-break/></text:span><text:span text:style-name="T2">#if </text:span><text:span text:style-name="T11">!defined(</text:span><text:span text:style-name="T12">_STUDENT_H</text:span><text:span text:style-name="T11">)<text:line-break/></text:span><text:span text:style-name="T2">#define </text:span><text:span text:style-name="T12">_STUDENT_H<text:line-break/><text:line-break/></text:span><text:span text:style-name="T1">// Deklaracja zależności i bibliotek<text:line-break/></text:span><text:span text:style-name="T2">#include </text:span><text:span text:style-name="T3">&lt;string&gt;<text:line-break/></text:span><text:span text:style-name="T2">#include </text:span><text:span text:style-name="T3">&lt;vector&gt;<text:line-break/></text:span><text:span text:style-name="T2">#include </text:span><text:span text:style-name="T3">"User.h"<text:line-break/></text:span><text:span text:style-name="T2">#include </text:span><text:span text:style-name="T3">"Course.h"<text:line-break/><text:line-break/></text:span><text:span text:style-name="T1">// Deklaracja klas<text:line-break/></text:span><text:span text:style-name="T4">class </text:span><text:span text:style-name="T5">Course</text:span><text:span text:style-name="T11">;<text:line-break/><text:line-break/></text:span><text:span text:style-name="T1">// Deklaracja klasy Student dziedziczącej po klasie User<text:line-break/></text:span><text:soft-page-break/><text:span text:style-name="T4">class </text:span><text:span text:style-name="T5">Student </text:span><text:span text:style-name="T11">: </text:span><text:span text:style-name="T4">public </text:span><text:span text:style-name="T5">User </text:span><text:span text:style-name="T11">{<text:line-break/> <text:s text:c="3"/></text:span><text:span text:style-name="T4">using </text:span><text:span text:style-name="T5">User</text:span><text:span text:style-name="T11">::User; <text:s/></text:span><text:span text:style-name="T1">// Dziedziczenie konstruktorów klasy User<text:line-break/></text:span><text:span text:style-name="T4">public</text:span><text:span text:style-name="T11">:<text:line-break/><text:tab/></text:span><text:span text:style-name="T4">void </text:span><text:span text:style-name="T7">addCourse</text:span><text:span text:style-name="T11">(</text:span><text:span text:style-name="T5">Course </text:span><text:span text:style-name="T11">* course); <text:s/></text:span><text:span text:style-name="T1">// Metoda dodająca kurs do wektora kursów studenta<text:line-break/> <text:s text:c="3"/></text:span><text:span text:style-name="T4">void </text:span><text:span text:style-name="T7">removeCourse</text:span><text:span text:style-name="T11">(</text:span><text:span text:style-name="T5">std</text:span><text:span text:style-name="T11">::</text:span><text:span text:style-name="T6">string </text:span><text:span text:style-name="T11">courseName); <text:s/></text:span><text:span text:style-name="T1">// Metoda usuwająca kurs z wektora kursów studenta<text:line-break/> <text:s text:c="3"/></text:span><text:span text:style-name="T4">int </text:span><text:span text:style-name="T7">getCoursesSize</text:span><text:span text:style-name="T11">(); <text:s/></text:span><text:span text:style-name="T1">// Akcesor rozmiaru wektora kursów studenta<text:line-break/> <text:s text:c="3"/></text:span><text:span text:style-name="T5">Course </text:span><text:span text:style-name="T11">* </text:span><text:span text:style-name="T7">getCourseAtIndex</text:span><text:span text:style-name="T11">(</text:span><text:span text:style-name="T4">int </text:span><text:span text:style-name="T11">courseIndex); </text:span><text:span text:style-name="T1">// Metoda zwracająca kurs z wektora kursów studenta o podanym indeksie<text:line-break/> <text:s text:c="3"/></text:span><text:span text:style-name="T4">void </text:span><text:span text:style-name="T7">printCourses</text:span><text:span text:style-name="T11">(); <text:s/></text:span><text:span text:style-name="T1">// Metoda wyświetlająca kursy studenta<text:line-break/></text:span><text:span text:style-name="T4">private</text:span><text:span text:style-name="T11">:<text:line-break/> <text:s text:c="3"/></text:span><text:span text:style-name="T5">std</text:span><text:span text:style-name="T11">::</text:span><text:span text:style-name="T5">vector </text:span><text:span text:style-name="T11">&lt;</text:span><text:span text:style-name="T5">Course </text:span><text:span text:style-name="T11">*&gt; </text:span><text:span text:style-name="T8">courses</text:span><text:span text:style-name="T11">; <text:s/></text:span><text:span text:style-name="T1">// Wektor kursów<text:line-break/></text:span><text:span text:style-name="T11">};<text:line-break/><text:line-break/></text:span><text:span text:style-name="T2">#endif <text:s/></text:span><text:span text:style-name="T1">//_STUDENT_H<text:line-break/></text:span></text:p>
      <text:p text:style-name="P3"/>
      <text:p text:style-name="P3">Student.cpp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Student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text:span text:style-name="T2">#include </text:span><text:span text:style-name="T3">"Student.h"<text:line-break/><text:line-break/></text:span><text:span text:style-name="T1">// Metoda dodająca kurs do wektora kursów studenta<text:line-break/></text:span><text:span text:style-name="T4">void </text:span><text:span text:style-name="T5">Student</text:span><text:span text:style-name="T11">::</text:span><text:span text:style-name="T7">addCourse</text:span><text:span text:style-name="T11">(</text:span><text:span text:style-name="T5">Course </text:span><text:span text:style-name="T11">* course) {<text:line-break/> <text:s text:c="3"/></text:span><text:span text:style-name="T1">// Dodanie kursu do wektora kursów<text:line-break/><text:tab/></text:span><text:span text:style-name="T8">courses</text:span><text:span text:style-name="T11">.push_back(course);<text:line-break/>}<text:line-break/><text:line-break/></text:span><text:span text:style-name="T1">// Metoda usuwająca kurs z wektora kursów studenta<text:line-break/></text:span><text:span text:style-name="T4">void </text:span><text:span text:style-name="T5">Student</text:span><text:span text:style-name="T11">::</text:span><text:span text:style-name="T7">removeCourse</text:span><text:span text:style-name="T11">(</text:span><text:span text:style-name="T5">std</text:span><text:span text:style-name="T11">::</text:span><text:span text:style-name="T6">string </text:span><text:span text:style-name="T11">courseName) {<text:line-break/> <text:s text:c="3"/></text:span><text:span text:style-name="T1">// Przeszukajwektor kursów<text:line-break/><text:tab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courses</text:span><text:span text:style-name="T11">.size(); i++) {<text:line-break/> <text:s text:c="7"/></text:span><text:span text:style-name="T1">// Jeśli name kursu jest równa podanej nazwie<text:line-break/><text:tab/><text:tab/></text:span><text:span text:style-name="T4">if</text:span><text:span text:style-name="T11">(</text:span><text:span text:style-name="T8">courses</text:span><text:span text:style-name="T9">[</text:span><text:span text:style-name="T11">i</text:span><text:span text:style-name="T9">]</text:span><text:span text:style-name="T11">-&gt;getName() </text:span><text:span text:style-name="T9">== </text:span><text:span text:style-name="T11">courseName) {<text:line-break/> <text:s text:c="11"/></text:span><text:span text:style-name="T1">// Usuń kurs z wektora kursów<text:line-break/><text:tab/><text:tab/><text:tab/></text:span><text:span text:style-name="T8">courses</text:span><text:span text:style-name="T11">.erase(</text:span><text:span text:style-name="T8">courses</text:span><text:span text:style-name="T11">.begin() </text:span><text:span text:style-name="T9">+ </text:span><text:span text:style-name="T11">i);<text:line-break/><text:tab/><text:tab/>}<text:line-break/><text:tab/>}<text:line-break/>}<text:line-break/><text:line-break/></text:span><text:span text:style-name="T1">// Akcesor rozmiaru wektora kursów studenta<text:line-break/></text:span><text:span text:style-name="T4">int </text:span><text:span text:style-name="T5">Student</text:span><text:span text:style-name="T11">::</text:span><text:span text:style-name="T7">getCoursesSize</text:span><text:span text:style-name="T11">() {<text:line-break/> <text:s text:c="3"/></text:span><text:span text:style-name="T1">// Zwróć rozmiar wektora kursów<text:line-break/> <text:s text:c="3"/></text:span><text:span text:style-name="T4">return </text:span><text:span text:style-name="T8">courses</text:span><text:span text:style-name="T11">.size();<text:line-break/>}<text:line-break/><text:line-break/></text:span><text:span text:style-name="T1">// Metoda zwracająca kurs z wektora kursów studenta o podanym indeksie<text:line-break/></text:span><text:span text:style-name="T5">Course </text:span><text:span text:style-name="T11">* </text:span><text:span text:style-name="T5">Student</text:span><text:span text:style-name="T11">::</text:span><text:span text:style-name="T7">getCourseAtIndex</text:span><text:span text:style-name="T11">(</text:span><text:span text:style-name="T4">int </text:span><text:span text:style-name="T11">courseIndex) {<text:line-break/> <text:s text:c="3"/></text:span><text:span text:style-name="T1">// Zwróć kurs o podanym indeksie<text:line-break/> <text:s text:c="3"/></text:span><text:span text:style-name="T4">return </text:span><text:span text:style-name="T8">courses</text:span><text:span text:style-name="T9">[</text:span><text:span text:style-name="T11">courseIndex</text:span><text:span text:style-name="T9">]</text:span><text:span text:style-name="T11">;<text:line-break/>}<text:line-break/></text:span><text:soft-page-break/><text:span text:style-name="T11"><text:line-break/></text:span><text:span text:style-name="T1">// Metoda wyświetlająca kursy studenta<text:line-break/></text:span><text:span text:style-name="T4">void </text:span><text:span text:style-name="T5">Student</text:span><text:span text:style-name="T11">::</text:span><text:span text:style-name="T7">printCourses</text:span><text:span text:style-name="T11">() {<text:line-break/> <text:s text:c="3"/></text:span><text:span text:style-name="T1">// Wyświetl nagłówek kursów studenta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|~~~~~~~~~~~~~~~~~~~~~~~~~~~~~~~~~~~~~~~Twoje Kursy~~~~~~~~~~~~~~~~~~~~~~~~~~~~~~~~~~~~~~|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</text:span><text:span text:style-name="T1">// Przeszukaj wektor kursów<text:line-break/> <text:s text:c="3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courses</text:span><text:span text:style-name="T11">.size(); i++) {<text:line-break/> <text:s text:c="7"/></text:span><text:span text:style-name="T1">// Wyświetl nazwę kursu<text:line-break/> <text:s text:c="7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i + </text:span><text:span text:style-name="T10">1 </text:span><text:span text:style-name="T9">&lt;&lt; </text:span><text:span text:style-name="T3">". " </text:span><text:span text:style-name="T9">&lt;&lt; </text:span><text:span text:style-name="T8">courses</text:span><text:span text:style-name="T9">[</text:span><text:span text:style-name="T11">i</text:span><text:span text:style-name="T9">]</text:span><text:span text:style-name="T11">-&gt;getName() </text:span><text:span text:style-name="T9">&lt;&lt; </text:span><text:span text:style-name="T3">"</text:span><text:span text:style-name="T4">\n</text:span><text:span text:style-name="T3">"</text:span><text:span text:style-name="T11">;<text:line-break/> <text:s text:c="3"/>}<text:line-break/>}<text:line-break/></text:span></text:p>
      <text:p text:style-name="P3"/>
      <text:p text:style-name="P3">Lecturer.h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Lecturer.h<text:line-break/>// <text:s/>@ Date : 10.06.2023<text:line-break/>// <text:s/>@ Author : Tomasz Wnuk, Bartosz Szynkaruk, Mikołaj Hasiec<text:line-break/>//<text:line-break/>// <text:line-break/><text:line-break/></text:span><text:span text:style-name="T2">#if </text:span><text:span text:style-name="T11">!defined(</text:span><text:span text:style-name="T12">_LECTURER_H</text:span><text:span text:style-name="T11">)<text:line-break/></text:span><text:span text:style-name="T2">#define </text:span><text:span text:style-name="T12">_LECTURER_H<text:line-break/><text:line-break/></text:span><text:span text:style-name="T1">// Deklaracja zależności i bibliotek<text:line-break/></text:span><text:span text:style-name="T2">#include </text:span><text:span text:style-name="T3">&lt;string&gt;<text:line-break/></text:span><text:span text:style-name="T2">#include </text:span><text:span text:style-name="T3">&lt;vector&gt;<text:line-break/></text:span><text:span text:style-name="T2">#include </text:span><text:span text:style-name="T3">"User.h"<text:line-break/></text:span><text:span text:style-name="T2">#include </text:span><text:span text:style-name="T3">"Course.h"<text:line-break/><text:line-break/></text:span><text:span text:style-name="T1">// Deklaracja klas<text:line-break/></text:span><text:span text:style-name="T4">class </text:span><text:span text:style-name="T5">Course</text:span><text:span text:style-name="T11">;<text:line-break/><text:line-break/></text:span><text:span text:style-name="T1">// Deklaracja klasy Lecturer dziedziczącej po klasie User<text:line-break/></text:span><text:span text:style-name="T4">class </text:span><text:span text:style-name="T5">Lecturer </text:span><text:span text:style-name="T11">: </text:span><text:span text:style-name="T4">public </text:span><text:span text:style-name="T5">User </text:span><text:span text:style-name="T11">{<text:line-break/><text:tab/></text:span><text:span text:style-name="T4">using </text:span><text:span text:style-name="T5">User</text:span><text:span text:style-name="T11">::User; <text:s/></text:span><text:span text:style-name="T1">// Dziedziczenie konstruktorów klasy User<text:line-break/></text:span><text:span text:style-name="T4">public</text:span><text:span text:style-name="T11">:<text:line-break/><text:tab/></text:span><text:span text:style-name="T4">void </text:span><text:span text:style-name="T7">addCourse</text:span><text:span text:style-name="T11">(</text:span><text:span text:style-name="T5">Course </text:span><text:span text:style-name="T11">* course); <text:s/></text:span><text:span text:style-name="T1">// Metoda dodająca kurs do wektora kursów wykładowcy<text:line-break/><text:tab/></text:span><text:span text:style-name="T4">void </text:span><text:span text:style-name="T7">removeCourse</text:span><text:span text:style-name="T11">(</text:span><text:span text:style-name="T5">std</text:span><text:span text:style-name="T11">::</text:span><text:span text:style-name="T6">string </text:span><text:span text:style-name="T11">courseName); <text:s/></text:span><text:span text:style-name="T1">// Metoda usuwająca kurs z wektora kursów wykładowcy<text:line-break/> <text:s text:c="3"/></text:span><text:span text:style-name="T4">int </text:span><text:span text:style-name="T7">getCoursesSize</text:span><text:span text:style-name="T11">(); <text:s/></text:span><text:span text:style-name="T1">// Akcesor rozmiaru wektora kursów wykładowcy<text:line-break/> <text:s text:c="3"/></text:span><text:span text:style-name="T5">Course </text:span><text:span text:style-name="T11">* </text:span><text:span text:style-name="T7">getCourseAtIndex</text:span><text:span text:style-name="T11">(</text:span><text:span text:style-name="T4">int </text:span><text:span text:style-name="T11">courseIndex); <text:s/></text:span><text:span text:style-name="T1">// Metoda zwracająca kurs z wektora kursów wykładowcy o podanym indeksie<text:line-break/> <text:s text:c="3"/></text:span><text:span text:style-name="T4">void </text:span><text:span text:style-name="T7">printCourses</text:span><text:span text:style-name="T11">(); <text:s/></text:span><text:span text:style-name="T1">// Metoda wyświetlająca kursy wykładowcy<text:line-break/></text:span><text:span text:style-name="T4">private</text:span><text:span text:style-name="T11">:<text:line-break/><text:tab/></text:span><text:span text:style-name="T5">std</text:span><text:span text:style-name="T11">::</text:span><text:span text:style-name="T5">vector </text:span><text:span text:style-name="T11">&lt;</text:span><text:span text:style-name="T5">Course </text:span><text:span text:style-name="T11">*&gt; </text:span><text:span text:style-name="T8">courses</text:span><text:span text:style-name="T11">; <text:s/></text:span><text:span text:style-name="T1">// Wektor kursów<text:line-break/></text:span><text:span text:style-name="T11">};<text:line-break/><text:line-break/></text:span><text:span text:style-name="T2">#endif <text:s/></text:span><text:span text:style-name="T1">//_LECTURER_H<text:line-break/></text:span></text:p>
      <text:p text:style-name="P3"><text:soft-page-break/></text:p>
      <text:p text:style-name="P3">Lecturer.cpp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Lecturer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text:span text:style-name="T2">#include </text:span><text:span text:style-name="T3">"Lecturer.h"<text:line-break/><text:line-break/></text:span><text:span text:style-name="T1">// Metoda dodająca kurs do wektora kursów wykładowcy<text:line-break/></text:span><text:span text:style-name="T4">void </text:span><text:span text:style-name="T5">Lecturer</text:span><text:span text:style-name="T11">::</text:span><text:span text:style-name="T7">addCourse</text:span><text:span text:style-name="T11">(</text:span><text:span text:style-name="T5">Course </text:span><text:span text:style-name="T11">* course) {<text:line-break/> <text:s text:c="3"/></text:span><text:span text:style-name="T1">// Dodanie kursu do wektora kursów<text:line-break/> <text:s text:c="3"/></text:span><text:span text:style-name="T8">courses</text:span><text:span text:style-name="T11">.push_back(course);<text:line-break/>}<text:line-break/><text:line-break/></text:span><text:span text:style-name="T1">// Metoda usuwająca kurs z wektora kursów wykładowcy<text:line-break/></text:span><text:span text:style-name="T4">void </text:span><text:span text:style-name="T5">Lecturer</text:span><text:span text:style-name="T11">::</text:span><text:span text:style-name="T7">removeCourse</text:span><text:span text:style-name="T11">(</text:span><text:span text:style-name="T5">std</text:span><text:span text:style-name="T11">::</text:span><text:span text:style-name="T6">string </text:span><text:span text:style-name="T11">courseName) {<text:line-break/> <text:s text:c="3"/></text:span><text:span text:style-name="T1">// Przeszukaj wektor kursów<text:line-break/> <text:s text:c="3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courses</text:span><text:span text:style-name="T11">.size(); i++) {<text:line-break/> <text:s text:c="7"/></text:span><text:span text:style-name="T1">// Jeżeli name kursu jest taka sama jak podana name<text:line-break/> <text:s text:c="7"/></text:span><text:span text:style-name="T4">if</text:span><text:span text:style-name="T11">(</text:span><text:span text:style-name="T8">courses</text:span><text:span text:style-name="T9">[</text:span><text:span text:style-name="T11">i</text:span><text:span text:style-name="T9">]</text:span><text:span text:style-name="T11">-&gt;getName() </text:span><text:span text:style-name="T9">== </text:span><text:span text:style-name="T11">courseName) {<text:line-break/> <text:s text:c="11"/></text:span><text:span text:style-name="T1">// Usuń kurs z wektora kursów<text:line-break/> <text:s text:c="11"/></text:span><text:span text:style-name="T8">courses</text:span><text:span text:style-name="T11">.erase(</text:span><text:span text:style-name="T8">courses</text:span><text:span text:style-name="T11">.begin() </text:span><text:span text:style-name="T9">+ </text:span><text:span text:style-name="T11">i);<text:line-break/> <text:s text:c="7"/>}<text:line-break/> <text:s text:c="3"/>}<text:line-break/>}<text:line-break/><text:line-break/></text:span><text:span text:style-name="T1">// Akcesor rozmiaru wektora kursów wykładowcy<text:line-break/></text:span><text:span text:style-name="T4">int </text:span><text:span text:style-name="T5">Lecturer</text:span><text:span text:style-name="T11">::</text:span><text:span text:style-name="T7">getCoursesSize</text:span><text:span text:style-name="T11">() {<text:line-break/> <text:s text:c="3"/></text:span><text:span text:style-name="T1">// Zwróć rozmiar wektora kursów<text:line-break/> <text:s text:c="3"/></text:span><text:span text:style-name="T4">return </text:span><text:span text:style-name="T8">courses</text:span><text:span text:style-name="T11">.size();<text:line-break/>}<text:line-break/><text:line-break/></text:span><text:span text:style-name="T1">// Metoda zwracająca kurs z wektora kursów wykładowcy o podanym indeksie<text:line-break/></text:span><text:span text:style-name="T5">Course </text:span><text:span text:style-name="T11">* </text:span><text:span text:style-name="T5">Lecturer</text:span><text:span text:style-name="T11">::</text:span><text:span text:style-name="T7">getCourseAtIndex</text:span><text:span text:style-name="T11">(</text:span><text:span text:style-name="T4">int </text:span><text:span text:style-name="T11">courseIndex) {<text:line-break/> <text:s text:c="3"/></text:span><text:span text:style-name="T1">// Zwróć kursu o podanym indeksie<text:line-break/> <text:s text:c="3"/></text:span><text:span text:style-name="T4">return </text:span><text:span text:style-name="T8">courses</text:span><text:span text:style-name="T9">[</text:span><text:span text:style-name="T11">courseIndex</text:span><text:span text:style-name="T9">]</text:span><text:span text:style-name="T11">;<text:line-break/>}<text:line-break/><text:line-break/></text:span><text:span text:style-name="T1">// Metoda wyświetlająca kursy wykładowcy<text:line-break/></text:span><text:span text:style-name="T4">void </text:span><text:span text:style-name="T5">Lecturer</text:span><text:span text:style-name="T11">::</text:span><text:span text:style-name="T7">printCourses</text:span><text:span text:style-name="T11">() {<text:line-break/> <text:s text:c="3"/></text:span><text:span text:style-name="T1">// Wyświetl nagłówek kursów wykładowcy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|~~~~~~~~~~~~~~~~~~~~~~~~~~~~~~~~~~~~~~~Twoje Kursy~~~~~~~~~~~~~~~~~~~~~~~~~~~~~~~~~~~~~~|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</text:span><text:span text:style-name="T1">// Przeszukaj wektor kursów<text:line-break/> <text:s text:c="3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courses</text:span><text:span text:style-name="T11">.size(); i++) {<text:line-break/> <text:s text:c="7"/></text:span><text:span text:style-name="T1">// Wyświetl nazwę kursu<text:line-break/></text:span><text:soft-page-break/><text:span text:style-name="T1"> <text:s text:c="7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i + </text:span><text:span text:style-name="T10">1 </text:span><text:span text:style-name="T9">&lt;&lt; </text:span><text:span text:style-name="T3">". " </text:span><text:span text:style-name="T9">&lt;&lt; </text:span><text:span text:style-name="T8">courses</text:span><text:span text:style-name="T9">[</text:span><text:span text:style-name="T11">i</text:span><text:span text:style-name="T9">]</text:span><text:span text:style-name="T11">-&gt;getName() </text:span><text:span text:style-name="T9">&lt;&lt; </text:span><text:span text:style-name="T3">"</text:span><text:span text:style-name="T4">\n</text:span><text:span text:style-name="T3">"</text:span><text:span text:style-name="T11">;<text:line-break/> <text:s text:c="3"/>}<text:line-break/>}<text:line-break/></text:span></text:p>
      <text:p text:style-name="P3"/>
      <text:p text:style-name="P3">System.h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System.h<text:line-break/>// <text:s/>@ Date : 10.06.2023<text:line-break/>// <text:s/>@ Author : Tomasz Wnuk, Bartosz Szynkaruk, Mikołaj Hasiec<text:line-break/>//<text:line-break/>//<text:line-break/><text:line-break/></text:span><text:span text:style-name="T2">#if </text:span><text:span text:style-name="T11">!defined(</text:span><text:span text:style-name="T12">_SYSTEM_H</text:span><text:span text:style-name="T11">)<text:line-break/></text:span><text:span text:style-name="T2">#define </text:span><text:span text:style-name="T12">_SYSTEM_H<text:line-break/><text:line-break/></text:span><text:span text:style-name="T1">// Deklaracja zależności i bibliotek<text:line-break/></text:span><text:span text:style-name="T2">#include </text:span><text:span text:style-name="T3">&lt;string&gt;<text:line-break/></text:span><text:span text:style-name="T2">#include </text:span><text:span text:style-name="T3">&lt;vector&gt;<text:line-break/></text:span><text:span text:style-name="T2">#include </text:span><text:span text:style-name="T3">"User.h"<text:line-break/></text:span><text:span text:style-name="T2">#include </text:span><text:span text:style-name="T3">"Course.h"<text:line-break/><text:line-break/></text:span><text:span text:style-name="T1">// Deklaracja klasy User<text:line-break/></text:span><text:span text:style-name="T4">class </text:span><text:span text:style-name="T5">System </text:span><text:span text:style-name="T11">{<text:line-break/></text:span><text:span text:style-name="T4">public</text:span><text:span text:style-name="T11">:<text:line-break/><text:tab/></text:span><text:span text:style-name="T7">System</text:span><text:span text:style-name="T11">(</text:span><text:span text:style-name="T5">std</text:span><text:span text:style-name="T11">::</text:span><text:span text:style-name="T6">string </text:span><text:span text:style-name="T11">name); <text:s/></text:span><text:span text:style-name="T1">// Konstruktor klasy System<text:line-break/> <text:s text:c="3"/></text:span><text:span text:style-name="T5">std</text:span><text:span text:style-name="T11">::</text:span><text:span text:style-name="T6">string </text:span><text:span text:style-name="T7">getName</text:span><text:span text:style-name="T11">(); <text:s/></text:span><text:span text:style-name="T1">// Akcesor pola name<text:line-break/> <text:s text:c="3"/></text:span><text:span text:style-name="T4">bool </text:span><text:span text:style-name="T7">authentication</text:span><text:span text:style-name="T11">(</text:span><text:span text:style-name="T5">User </text:span><text:span text:style-name="T11">* user, </text:span><text:span text:style-name="T5">std</text:span><text:span text:style-name="T11">::</text:span><text:span text:style-name="T6">string </text:span><text:span text:style-name="T11">login, </text:span><text:span text:style-name="T5">std</text:span><text:span text:style-name="T11">::</text:span><text:span text:style-name="T6">string </text:span><text:span text:style-name="T11">password); <text:s/></text:span><text:span text:style-name="T1">// Metoda autoryzująca użytkownika<text:line-break/><text:tab/></text:span><text:span text:style-name="T4">void </text:span><text:span text:style-name="T7">login</text:span><text:span text:style-name="T11">(</text:span><text:span text:style-name="T5">User </text:span><text:span text:style-name="T11">* user); <text:s/></text:span><text:span text:style-name="T1">// Metoda logująca użytkownika<text:line-break/><text:tab/></text:span><text:span text:style-name="T4">void </text:span><text:span text:style-name="T7">registerUser</text:span><text:span text:style-name="T11">(</text:span><text:span text:style-name="T5">User </text:span><text:span text:style-name="T11">* user); <text:s/></text:span><text:span text:style-name="T1">// Metoda rejestrująca użytkownika<text:line-break/> <text:s text:c="3"/></text:span><text:span text:style-name="T4">void </text:span><text:span text:style-name="T7">deleteUser</text:span><text:span text:style-name="T11">(</text:span><text:span text:style-name="T5">std</text:span><text:span text:style-name="T11">::</text:span><text:span text:style-name="T6">string </text:span><text:span text:style-name="T11">login); <text:s/></text:span><text:span text:style-name="T1">// Metoda usuwająca użytkownika z wektora users<text:line-break/><text:tab/></text:span><text:span text:style-name="T4">void </text:span><text:span text:style-name="T7">addCourse</text:span><text:span text:style-name="T11">(</text:span><text:span text:style-name="T5">Course </text:span><text:span text:style-name="T11">* course); <text:s/></text:span><text:span text:style-name="T1">// Metoda dodająca kurs do wektora kursów<text:line-break/> <text:s text:c="3"/></text:span><text:span text:style-name="T4">int </text:span><text:span text:style-name="T7">getCoursesSize</text:span><text:span text:style-name="T11">(); <text:s/></text:span><text:span text:style-name="T1">// Akcesor rozmiaru wektora kursów<text:line-break/> <text:s text:c="3"/></text:span><text:span text:style-name="T4">void </text:span><text:span text:style-name="T7">printCourses</text:span><text:span text:style-name="T11">(); <text:s/></text:span><text:span text:style-name="T1">// Metoda wyświetlająca kursy<text:line-break/><text:tab/></text:span><text:span text:style-name="T4">void </text:span><text:span text:style-name="T7">deleteCourse</text:span><text:span text:style-name="T11">(</text:span><text:span text:style-name="T5">std</text:span><text:span text:style-name="T11">::</text:span><text:span text:style-name="T6">string </text:span><text:span text:style-name="T11">courseName); <text:s/></text:span><text:span text:style-name="T1">// Metoda usuwająca kurs z systemu<text:line-break/> <text:s text:c="3"/></text:span><text:span text:style-name="T4">void </text:span><text:span text:style-name="T7">boot</text:span><text:span text:style-name="T11">(); <text:s/></text:span><text:span text:style-name="T1">// Metoda uruchamiająca system<text:line-break/> <text:s text:c="3"/></text:span><text:span text:style-name="T4">void </text:span><text:span text:style-name="T7">studentSystem</text:span><text:span text:style-name="T11">(); <text:s/></text:span><text:span text:style-name="T1">// Metoda uruchamiająca system w wersji studenckiej<text:line-break/> <text:s text:c="3"/></text:span><text:span text:style-name="T4">void </text:span><text:span text:style-name="T7">lecturerSystem</text:span><text:span text:style-name="T11">(); <text:s/></text:span><text:span text:style-name="T1">// Metoda uruchamiająca system w werjsi wykładowcy<text:line-break/> <text:s text:c="3"/></text:span><text:span text:style-name="T4">void </text:span><text:span text:style-name="T7">studentCourseMenu</text:span><text:span text:style-name="T11">(</text:span><text:span text:style-name="T5">Student </text:span><text:span text:style-name="T11">* student); <text:s/></text:span><text:span text:style-name="T1">// Metoda otwierająca menu kursów dla studenta<text:line-break/> <text:s text:c="3"/></text:span><text:span text:style-name="T4">void </text:span><text:span text:style-name="T7">lecturerCourseMenu</text:span><text:span text:style-name="T11">(</text:span><text:span text:style-name="T5">Lecturer </text:span><text:span text:style-name="T11">* lecturer); <text:s/></text:span><text:span text:style-name="T1">// Metoda otwierająca menu kursów dla wykładowcy<text:line-break/> <text:s text:c="3"/></text:span><text:span text:style-name="T4">void </text:span><text:span text:style-name="T7">loadUsersFromCSV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fileName); <text:s/></text:span><text:span text:style-name="T1">// Metoda wczytująca użytkowników z pliku CSV<text:line-break/> <text:s text:c="3"/></text:span><text:span text:style-name="T4">void </text:span><text:span text:style-name="T7">saveUsersToCSV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fileName); <text:s/></text:span><text:span text:style-name="T1">// Metoda zapisująca użytkowników do pliku CSV<text:line-break/> <text:s text:c="3"/></text:span><text:span text:style-name="T4">void </text:span><text:span text:style-name="T7">loadCoursesFromCSV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fileName); <text:s/></text:span><text:span text:style-name="T1">// Metoda wczytująca kursy z pliku CSV<text:line-break/> <text:s text:c="3"/></text:span><text:span text:style-name="T4">void </text:span><text:span text:style-name="T7">saveCoursesToCSV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fileName); <text:s/></text:span><text:span text:style-name="T1">// Metoda zapisująca kursy do pliku CSV<text:line-break/></text:span><text:span text:style-name="T4">private</text:span><text:span text:style-name="T11">:<text:line-break/> <text:s text:c="3"/></text:span><text:span text:style-name="T5">std</text:span><text:span text:style-name="T11">::</text:span><text:span text:style-name="T6">string </text:span><text:span text:style-name="T8">name</text:span><text:span text:style-name="T11">; <text:s/></text:span><text:span text:style-name="T1">// Nazwa systemu<text:line-break/> <text:s text:c="3"/></text:span><text:span text:style-name="T5">std</text:span><text:span text:style-name="T11">::</text:span><text:span text:style-name="T5">vector </text:span><text:span text:style-name="T11">&lt;</text:span><text:span text:style-name="T5">Course </text:span><text:span text:style-name="T11">*&gt; </text:span><text:span text:style-name="T8">courses</text:span><text:span text:style-name="T11">; <text:s/></text:span><text:span text:style-name="T1">// Wektor kursów<text:line-break/> <text:s text:c="3"/></text:span><text:span text:style-name="T5">std</text:span><text:span text:style-name="T11">::</text:span><text:span text:style-name="T5">vector </text:span><text:span text:style-name="T11">&lt;</text:span><text:span text:style-name="T5">User </text:span><text:span text:style-name="T11">*&gt; </text:span><text:span text:style-name="T8">users</text:span><text:span text:style-name="T11">; <text:s/></text:span><text:span text:style-name="T1">// Wektor użytkowników<text:line-break/></text:span><text:span text:style-name="T11">};<text:line-break/><text:line-break/></text:span><text:span text:style-name="T2">#endif <text:s/></text:span><text:span text:style-name="T1">//_SYSTEM_H<text:line-break/></text:span></text:p>
      <text:p text:style-name="P3"/>
      <text:p text:style-name="P3"/>
      <text:p text:style-name="P3">System.cpp</text:p>
      <text:p text:style-name="P1"><text:soft-page-break/><text:span text:style-name="T1">//<text:line-break/>//<text:line-break/>// <text:s/>Generated by StarUML(tm) C++ Add-In<text:line-break/>//<text:line-break/>// <text:s/>@ Project : System Obsługi Studiów<text:line-break/>// <text:s/>@ File Name : System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text:span text:style-name="T2">#include </text:span><text:span text:style-name="T3">&lt;iostream&gt;<text:line-break/></text:span><text:span text:style-name="T2">#include </text:span><text:span text:style-name="T3">&lt;fstream&gt;<text:line-break/></text:span><text:span text:style-name="T2">#include </text:span><text:span text:style-name="T3">&lt;sstream&gt;<text:line-break/></text:span><text:span text:style-name="T2">#include </text:span><text:span text:style-name="T3">"System.h"<text:line-break/><text:line-break/></text:span><text:span text:style-name="T1">// Logo systemu<text:line-break/></text:span><text:span text:style-name="T4">const </text:span><text:span text:style-name="T5">std</text:span><text:span text:style-name="T11">::</text:span><text:span text:style-name="T6">string </text:span><text:span text:style-name="T11">logo = </text:span><text:span text:style-name="T4">R</text:span><text:span text:style-name="T3">"</text:span><text:span text:style-name="T4">(</text:span><text:span text:style-name="T3"><text:line-break/> <text:s/>___ <text:s text:c="8"/>_ <text:s text:c="15"/>___ <text:s/>_ <text:s text:c="6"/>_ <text:s text:c="10"/>_ <text:s text:c="2"/>___ _ <text:s text:c="10"/>_ _<text:line-break/> / __|_ <text:s/>_ __| |_ ___ _ __ <text:s text:c="3"/>/ _ \| |__ __| |_ <text:s/>_ __ _(_) / __| |_ _ <text:s/>_ __| (_)_____ __ __<text:line-break/> \__ \ || (_-&lt; <text:s/>_/ -_) ' <text:s/>\ <text:s/>| (_) | '_ (_-&lt; | || / _` | | \__ \ <text:s/>_| || / _` | / _ \ V <text:s/>V /<text:line-break/> |___/\_, /__/\__\___|_|_|_| <text:s/>\___/|_.__/__/_|\_,_\__, |_| |___/\__|\_,_\__,_|_\___/\_/\_/<text:line-break/> <text:s text:c="5"/>|__/ <text:s text:c="39"/>|___/<text:line-break/></text:span><text:span text:style-name="T4">)</text:span><text:span text:style-name="T3">"</text:span><text:span text:style-name="T11">;<text:line-break/><text:line-break/></text:span><text:span text:style-name="T1">// Ścieżka do pliku csv z kursami<text:line-break/></text:span><text:span text:style-name="T4">const </text:span><text:span text:style-name="T5">std</text:span><text:span text:style-name="T11">::</text:span><text:span text:style-name="T6">string </text:span><text:span text:style-name="T11">coursesFilePath = </text:span><text:span text:style-name="T3">"courses.txt"</text:span><text:span text:style-name="T11">;<text:line-break/><text:line-break/></text:span><text:span text:style-name="T1">// Ścieżka do pliku csv z użytkownikami<text:line-break/></text:span><text:span text:style-name="T4">const </text:span><text:span text:style-name="T5">std</text:span><text:span text:style-name="T11">::</text:span><text:span text:style-name="T6">string </text:span><text:span text:style-name="T11">usersFilePath = </text:span><text:span text:style-name="T3">"users.txt"</text:span><text:span text:style-name="T11">;<text:line-break/><text:line-break/></text:span><text:span text:style-name="T1">// Konstruktor klasy System<text:line-break/></text:span><text:span text:style-name="T5">System</text:span><text:span text:style-name="T11">::</text:span><text:span text:style-name="T7">System</text:span><text:span text:style-name="T11">(</text:span><text:span text:style-name="T5">std</text:span><text:span text:style-name="T11">::</text:span><text:span text:style-name="T6">string </text:span><text:span text:style-name="T11">name) {<text:line-break/> <text:s text:c="3"/></text:span><text:span text:style-name="T4">this</text:span><text:span text:style-name="T11">-&gt;</text:span><text:span text:style-name="T8">name </text:span><text:span text:style-name="T9">= </text:span><text:span text:style-name="T11">name;<text:line-break/>}<text:line-break/><text:line-break/></text:span><text:span text:style-name="T1">// Akcesor nazwy systemu<text:line-break/></text:span><text:span text:style-name="T5">std</text:span><text:span text:style-name="T11">::</text:span><text:span text:style-name="T6">string </text:span><text:span text:style-name="T5">System</text:span><text:span text:style-name="T11">::</text:span><text:span text:style-name="T7">getName</text:span><text:span text:style-name="T11">() {<text:line-break/> <text:s text:c="3"/></text:span><text:span text:style-name="T4">return </text:span><text:span text:style-name="T8">name</text:span><text:span text:style-name="T11">;<text:line-break/>}<text:line-break/><text:line-break/></text:span><text:span text:style-name="T1">// Metoda autoryzująca użytkownika<text:line-break/></text:span><text:span text:style-name="T4">bool </text:span><text:span text:style-name="T5">System</text:span><text:span text:style-name="T11">::</text:span><text:span text:style-name="T7">authentication</text:span><text:span text:style-name="T11">(</text:span><text:span text:style-name="T5">User </text:span><text:span text:style-name="T11">* user, </text:span><text:span text:style-name="T5">std</text:span><text:span text:style-name="T11">::</text:span><text:span text:style-name="T6">string </text:span><text:span text:style-name="T11">login, </text:span><text:span text:style-name="T5">std</text:span><text:span text:style-name="T11">::</text:span><text:span text:style-name="T6">string </text:span><text:span text:style-name="T11">password) {<text:line-break/> <text:s text:c="3"/></text:span><text:span text:style-name="T1">// Dla każdego użytkownika w wektorze users<text:line-break/> <text:s text:c="3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users</text:span><text:span text:style-name="T11">.size(); i++) {<text:line-break/> <text:s text:c="7"/></text:span><text:span text:style-name="T1">// Jeżeli login i hasło użytkownika zgadzają się ze znalezionym użytkownikiem<text:line-break/> <text:s text:c="7"/></text:span><text:span text:style-name="T4">if</text:span><text:span text:style-name="T11">(</text:span><text:span text:style-name="T8">users</text:span><text:span text:style-name="T9">[</text:span><text:span text:style-name="T11">i</text:span><text:span text:style-name="T9">]</text:span><text:span text:style-name="T11">-&gt;getLogin() </text:span><text:span text:style-name="T9">== </text:span><text:span text:style-name="T11">login &amp;&amp; </text:span><text:span text:style-name="T8">users</text:span><text:span text:style-name="T9">[</text:span><text:span text:style-name="T11">i</text:span><text:span text:style-name="T9">]</text:span><text:span text:style-name="T11">-&gt;getPassword() </text:span><text:span text:style-name="T9">== </text:span><text:span text:style-name="T11">password) {<text:line-break/> <text:s text:c="11"/></text:span><text:span text:style-name="T1">// Ustaw dane użytkownika<text:line-break/> <text:s text:c="11"/></text:span><text:span text:style-name="T11">user-&gt;setLogin(</text:span><text:span text:style-name="T8">users</text:span><text:span text:style-name="T9">[</text:span><text:span text:style-name="T11">i</text:span><text:span text:style-name="T9">]</text:span><text:span text:style-name="T11">-&gt;getLogin()); <text:s/></text:span><text:span text:style-name="T1">// Ustaw login użytkownika<text:line-break/> <text:s text:c="11"/></text:span><text:span text:style-name="T11">user-&gt;setPassword(</text:span><text:span text:style-name="T8">users</text:span><text:span text:style-name="T9">[</text:span><text:span text:style-name="T11">i</text:span><text:span text:style-name="T9">]</text:span><text:span text:style-name="T11">-&gt;getPassword()); <text:s/></text:span><text:span text:style-name="T1">// Ustaw hasło użytkownika<text:line-break/> <text:s text:c="11"/></text:span><text:span text:style-name="T11">user-&gt;setFirstName(</text:span><text:span text:style-name="T8">users</text:span><text:span text:style-name="T9">[</text:span><text:span text:style-name="T11">i</text:span><text:span text:style-name="T9">]</text:span><text:span text:style-name="T11">-&gt;getFirstName()); <text:s/></text:span><text:span text:style-name="T1">// Ustaw imię użytkownika<text:line-break/> <text:s text:c="11"/></text:span><text:span text:style-name="T11">user-&gt;setLastName(</text:span><text:span text:style-name="T8">users</text:span><text:span text:style-name="T9">[</text:span><text:span text:style-name="T11">i</text:span><text:span text:style-name="T9">]</text:span><text:span text:style-name="T11">-&gt;getLastName()); <text:s/></text:span><text:span text:style-name="T1">// Ustaw nazwisko użytkownika<text:line-break/> <text:s text:c="11"/></text:span><text:span text:style-name="T11">user-&gt;setEmail(</text:span><text:span text:style-name="T8">users</text:span><text:span text:style-name="T9">[</text:span><text:span text:style-name="T11">i</text:span><text:span text:style-name="T9">]</text:span><text:span text:style-name="T11">-&gt;getEmail()); <text:s/></text:span><text:span text:style-name="T1">// Ustaw email użytkownika<text:line-break/><text:line-break/> <text:s text:c="11"/>// Zwróć prawdę<text:line-break/> <text:s text:c="11"/></text:span><text:span text:style-name="T4">return true</text:span><text:span text:style-name="T11">;<text:line-break/> <text:s text:c="7"/>}<text:line-break/> <text:s text:c="3"/>}<text:line-break/> <text:s text:c="3"/></text:span><text:span text:style-name="T1">// Jeżeli nie znaleziono użytkownika, zwróć fałsz<text:line-break/> <text:s text:c="3"/></text:span><text:span text:style-name="T4">return false</text:span><text:span text:style-name="T11">;<text:line-break/>}<text:line-break/><text:line-break/></text:span><text:soft-page-break/><text:span text:style-name="T1">// Metoda logująca użytkownika<text:line-break/></text:span><text:span text:style-name="T4">void </text:span><text:span text:style-name="T5">System</text:span><text:span text:style-name="T11">::</text:span><text:span text:style-name="T7">login</text:span><text:span text:style-name="T11">(</text:span><text:span text:style-name="T5">User </text:span><text:span text:style-name="T11">* user) {<text:line-break/> <text:s text:c="3"/></text:span><text:span text:style-name="T1">// Zadeklaruj zmienne przechowujące login i hasło użytkownika<text:line-break/> <text:s text:c="3"/></text:span><text:span text:style-name="T5">std</text:span><text:span text:style-name="T11">::</text:span><text:span text:style-name="T6">string </text:span><text:span text:style-name="T11">loginUzytkownika;<text:line-break/> <text:s text:c="3"/></text:span><text:span text:style-name="T5">std</text:span><text:span text:style-name="T11">::</text:span><text:span text:style-name="T6">string </text:span><text:span text:style-name="T11">hasloUzytkownika;<text:line-break/><text:line-break/> <text:s text:c="3"/></text:span><text:span text:style-name="T1">// Wyświetl nagłówek logowania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|~~~~~~~~~~~~~~~~~~~~~~~~~~~~~~~~~~~~~~~~Logowanie~~~~~~~~~~~~~~~~~~~~~~~~~~~~~~~~~~~~~~~|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3"/></text:span><text:span text:style-name="T1">// Zaloguj użytkownika<text:line-break/> <text:s text:c="3"/></text:span><text:span text:style-name="T5">std</text:span><text:span text:style-name="T11">::cout </text:span><text:span text:style-name="T9">&lt;&lt; </text:span><text:span text:style-name="T3">"| Login: "</text:span><text:span text:style-name="T11">; <text:s text:c="8"/></text:span><text:span text:style-name="T1">// Wyświetl informacje o podaniu loginu<text:line-break/> <text:s text:c="3"/></text:span><text:span text:style-name="T5">std</text:span><text:span text:style-name="T11">::cin </text:span><text:span text:style-name="T9">&gt;&gt; </text:span><text:span text:style-name="T11">loginUzytkownika; <text:s text:c="2"/></text:span><text:span text:style-name="T1">// Pobierz login od użytkownika<text:line-break/><text:line-break/> <text:s text:c="3"/></text:span><text:span text:style-name="T5">std</text:span><text:span text:style-name="T11">::cout </text:span><text:span text:style-name="T9">&lt;&lt; </text:span><text:span text:style-name="T3">"| Haslo: "</text:span><text:span text:style-name="T11">; <text:s text:c="8"/></text:span><text:span text:style-name="T1">// Wyświetl informacje o podaniu hasła<text:line-break/> <text:s text:c="3"/></text:span><text:span text:style-name="T5">std</text:span><text:span text:style-name="T11">::cin </text:span><text:span text:style-name="T9">&gt;&gt; </text:span><text:span text:style-name="T11">hasloUzytkownika; <text:s text:c="2"/></text:span><text:span text:style-name="T1">// Pobierz hasło od użytkownika<text:line-break/><text:line-break/> <text:s text:c="3"/>// Jeżeli autoryzacja użytkownika przebiegła pomyślnie<text:line-break/> <text:s text:c="3"/></text:span><text:span text:style-name="T4">if</text:span><text:span text:style-name="T11">(authentication(user, loginUzytkownika, hasloUzytkownika)) {<text:line-break/> <text:s text:c="7"/></text:span><text:span text:style-name="T1">// Wyświetl nagłówek o zalogowaniu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~~~~~~~~~~~~~~~~~~~~~~~~~~~~~~~~~~~~~~~Zalogowano~~~~~~~~~~~~~~~~~~~~~~~~~~~~~~~~~~~~~~~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</text:span><text:span text:style-name="T1">// Zakończ działanie metody logowania<text:line-break/> <text:s text:c="7"/></text:span><text:span text:style-name="T4">return</text:span><text:span text:style-name="T11">;<text:line-break/> <text:s text:c="3"/></text:span><text:span text:style-name="T1">// W przeciwnym wypadku<text:line-break/> <text:s text:c="3"/></text:span><text:span text:style-name="T11">} </text:span><text:span text:style-name="T4">else </text:span><text:span text:style-name="T11">{<text:line-break/> <text:s text:c="7"/></text:span><text:span text:style-name="T1">// Wyświetl informacje o niepoprawnym loginie lub haśle<text:line-break/> <text:s text:c="7"/></text:span><text:span text:style-name="T5">std</text:span><text:span text:style-name="T11">::cout </text:span><text:span text:style-name="T9">&lt;&lt; </text:span><text:span text:style-name="T3">"Niepoprawny login lub haslo!" </text:span><text:span text:style-name="T9">&lt;&lt; </text:span><text:span text:style-name="T3">"</text:span><text:span text:style-name="T4">\n</text:span><text:span text:style-name="T3">"</text:span><text:span text:style-name="T11">;<text:line-break/> <text:s text:c="7"/></text:span><text:span text:style-name="T1">// Wywołaj metodę rejestracji użytkownika<text:line-break/> <text:s text:c="7"/></text:span><text:span text:style-name="T11">registerUser(user);<text:line-break/> <text:s text:c="3"/>}<text:line-break/>}<text:line-break/><text:line-break/></text:span><text:span text:style-name="T1">// Metoda rejestrująca użytkownika<text:line-break/></text:span><text:span text:style-name="T4">void </text:span><text:span text:style-name="T5">System</text:span><text:span text:style-name="T11">::</text:span><text:span text:style-name="T7">registerUser</text:span><text:span text:style-name="T11">(</text:span><text:span text:style-name="T5">User </text:span><text:span text:style-name="T11">* user) {<text:line-break/> <text:s text:c="3"/></text:span><text:span text:style-name="T1">// Utwórz zmienną przechowującą wybór użytkownika<text:line-break/> <text:s text:c="3"/></text:span><text:span text:style-name="T5">std</text:span><text:span text:style-name="T11">::</text:span><text:span text:style-name="T6">string </text:span><text:span text:style-name="T11">userInput;<text:line-break/><text:line-break/> <text:s text:c="3"/></text:span><text:span text:style-name="T1">// Wyświetl nagłówek rejestracji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|~~~~~~~~~~~~~~~~~~~~~~~~~~~~~~~~~~~~~~~Rejestracja~~~~~~~~~~~~~~~~~~~~~~~~~~~~~~~~~~~~~~|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3"/></text:span><text:span text:style-name="T1">// Zarejestruj użytkownika<text:line-break/></text:span><text:soft-page-break/><text:span text:style-name="T1"> <text:s text:c="3"/></text:span><text:span text:style-name="T5">std</text:span><text:span text:style-name="T11">::cout </text:span><text:span text:style-name="T9">&lt;&lt; </text:span><text:span text:style-name="T3">"| Login: "</text:span><text:span text:style-name="T11">; <text:s text:c="8"/></text:span><text:span text:style-name="T1">// Wyświetl informacje o podaniu loginu<text:line-break/> <text:s text:c="3"/></text:span><text:span text:style-name="T5">std</text:span><text:span text:style-name="T11">::cin </text:span><text:span text:style-name="T9">&gt;&gt; </text:span><text:span text:style-name="T11">userInput; <text:s text:c="9"/></text:span><text:span text:style-name="T1">// Pobierz login od użytkownika<text:line-break/> <text:s text:c="3"/></text:span><text:span text:style-name="T11">user-&gt;setLogin(userInput); <text:s text:c="5"/></text:span><text:span text:style-name="T1">// Ustaw login użytkownika<text:line-break/><text:line-break/> <text:s text:c="3"/></text:span><text:span text:style-name="T5">std</text:span><text:span text:style-name="T11">::cout </text:span><text:span text:style-name="T9">&lt;&lt; </text:span><text:span text:style-name="T3">"| Haslo: "</text:span><text:span text:style-name="T11">; <text:s text:c="8"/></text:span><text:span text:style-name="T1">// Wyświetl informacje o podaniu hasła<text:line-break/> <text:s text:c="3"/></text:span><text:span text:style-name="T5">std</text:span><text:span text:style-name="T11">::cin </text:span><text:span text:style-name="T9">&gt;&gt; </text:span><text:span text:style-name="T11">userInput; <text:s text:c="9"/></text:span><text:span text:style-name="T1">// Pobierz hasło od użytkownika<text:line-break/> <text:s text:c="3"/></text:span><text:span text:style-name="T11">user-&gt;setPassword(userInput); <text:s text:c="2"/></text:span><text:span text:style-name="T1">// Ustaw hasło użytkownika<text:line-break/><text:line-break/> <text:s text:c="3"/></text:span><text:span text:style-name="T5">std</text:span><text:span text:style-name="T11">::cout </text:span><text:span text:style-name="T9">&lt;&lt; </text:span><text:span text:style-name="T3">"| Imie: "</text:span><text:span text:style-name="T11">; <text:s text:c="9"/></text:span><text:span text:style-name="T1">// Wyświetl informacje o podaniu imienia<text:line-break/> <text:s text:c="3"/></text:span><text:span text:style-name="T5">std</text:span><text:span text:style-name="T11">::cin </text:span><text:span text:style-name="T9">&gt;&gt; </text:span><text:span text:style-name="T11">userInput; <text:s text:c="9"/></text:span><text:span text:style-name="T1">// Pobierz imię od użytkownika<text:line-break/> <text:s text:c="3"/></text:span><text:span text:style-name="T11">user-&gt;setFirstName(userInput); <text:s/></text:span><text:span text:style-name="T1">// Ustaw imię użytkownika<text:line-break/><text:line-break/> <text:s text:c="3"/></text:span><text:span text:style-name="T5">std</text:span><text:span text:style-name="T11">::cout </text:span><text:span text:style-name="T9">&lt;&lt; </text:span><text:span text:style-name="T3">"| Nazwisko: "</text:span><text:span text:style-name="T11">; <text:s text:c="5"/></text:span><text:span text:style-name="T1">// Wyświetl informacje o podaniu nazwiska<text:line-break/> <text:s text:c="3"/></text:span><text:span text:style-name="T5">std</text:span><text:span text:style-name="T11">::cin </text:span><text:span text:style-name="T9">&gt;&gt; </text:span><text:span text:style-name="T11">userInput; <text:s text:c="9"/></text:span><text:span text:style-name="T1">// Pobierz nazwisko od użytkownika<text:line-break/> <text:s text:c="3"/></text:span><text:span text:style-name="T11">user-&gt;setLastName(userInput); <text:s text:c="2"/></text:span><text:span text:style-name="T1">// Ustaw nazwisko użytkownika<text:line-break/><text:line-break/> <text:s text:c="3"/></text:span><text:span text:style-name="T5">std</text:span><text:span text:style-name="T11">::cout </text:span><text:span text:style-name="T9">&lt;&lt; </text:span><text:span text:style-name="T3">"| Email: "</text:span><text:span text:style-name="T11">; <text:s text:c="8"/></text:span><text:span text:style-name="T1">// Wyświetl informacje o podaniu emaila<text:line-break/> <text:s text:c="3"/></text:span><text:span text:style-name="T5">std</text:span><text:span text:style-name="T11">::cin </text:span><text:span text:style-name="T9">&gt;&gt; </text:span><text:span text:style-name="T11">userInput; <text:s text:c="9"/></text:span><text:span text:style-name="T1">// Pobierz email od użytkownika<text:line-break/> <text:s text:c="3"/></text:span><text:span text:style-name="T11">user-&gt;setEmail(userInput); <text:s text:c="5"/></text:span><text:span text:style-name="T1">// Ustaw email użytkownika<text:line-break/><text:line-break/> <text:s text:c="3"/>// Dodaj użytkownika do wektora użytkowników<text:line-break/> <text:s text:c="3"/></text:span><text:span text:style-name="T8">users</text:span><text:span text:style-name="T11">.push_back(user);<text:line-break/> <text:s text:c="3"/></text:span><text:span text:style-name="T1">// Zapisz użytkownika do pliku użytkowników w formacie CSV<text:line-break/> <text:s text:c="3"/></text:span><text:span text:style-name="T11">saveUsersToCSV(usersFilePath);<text:line-break/>}<text:line-break/><text:line-break/></text:span><text:span text:style-name="T1">// Metoda usuwająca użytkownika z systemu<text:line-break/></text:span><text:span text:style-name="T4">void </text:span><text:span text:style-name="T5">System</text:span><text:span text:style-name="T11">::</text:span><text:span text:style-name="T7">deleteUser</text:span><text:span text:style-name="T11">(</text:span><text:span text:style-name="T5">std</text:span><text:span text:style-name="T11">::</text:span><text:span text:style-name="T6">string </text:span><text:span text:style-name="T11">login) {<text:line-break/> <text:s text:c="3"/></text:span><text:span text:style-name="T1">// Przeszukaj wektor użytkowników<text:line-break/> <text:s text:c="3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users</text:span><text:span text:style-name="T11">.size(); i++) {<text:line-break/> <text:s text:c="7"/></text:span><text:span text:style-name="T1">// Jeżeli login użytkownika jest równy loginowi podanemu jako argument<text:line-break/> <text:s text:c="7"/></text:span><text:span text:style-name="T4">if</text:span><text:span text:style-name="T11">(</text:span><text:span text:style-name="T8">users</text:span><text:span text:style-name="T9">[</text:span><text:span text:style-name="T11">i</text:span><text:span text:style-name="T9">]</text:span><text:span text:style-name="T11">-&gt;getLogin() </text:span><text:span text:style-name="T9">== </text:span><text:span text:style-name="T11">login) {<text:line-break/> <text:s text:c="11"/></text:span><text:span text:style-name="T1">// Usuń użytkownika z wektora użytkowników<text:line-break/> <text:s text:c="11"/></text:span><text:span text:style-name="T8">users</text:span><text:span text:style-name="T11">.erase(</text:span><text:span text:style-name="T8">users</text:span><text:span text:style-name="T11">.begin() </text:span><text:span text:style-name="T9">+ </text:span><text:span text:style-name="T11">i);<text:line-break/> <text:s text:c="7"/>}<text:line-break/> <text:s text:c="3"/>}<text:line-break/>}<text:line-break/><text:line-break/></text:span><text:span text:style-name="T1">// Metoda dodająca kurs do wektora kursów<text:line-break/></text:span><text:span text:style-name="T4">void </text:span><text:span text:style-name="T5">System</text:span><text:span text:style-name="T11">::</text:span><text:span text:style-name="T7">addCourse</text:span><text:span text:style-name="T11">(</text:span><text:span text:style-name="T5">Course </text:span><text:span text:style-name="T11">* course) {<text:line-break/> <text:s text:c="3"/></text:span><text:span text:style-name="T1">// Dodaj kurs do wektora kursów<text:line-break/> <text:s text:c="3"/></text:span><text:span text:style-name="T8">courses</text:span><text:span text:style-name="T11">.push_back(course);<text:line-break/>}<text:line-break/><text:line-break/></text:span><text:span text:style-name="T1">// Akcesor rozmiaru wektora kursów<text:line-break/></text:span><text:span text:style-name="T4">int </text:span><text:span text:style-name="T5">System</text:span><text:span text:style-name="T11">::</text:span><text:span text:style-name="T7">getCoursesSize</text:span><text:span text:style-name="T11">() {<text:line-break/> <text:s text:c="3"/></text:span><text:span text:style-name="T1">// Zwróć rozmiar wektora kursów<text:line-break/> <text:s text:c="3"/></text:span><text:span text:style-name="T4">return </text:span><text:span text:style-name="T8">courses</text:span><text:span text:style-name="T11">.size();<text:line-break/>}<text:line-break/><text:line-break/></text:span><text:span text:style-name="T1">// Metoda wyświetlająca kursy<text:line-break/></text:span><text:span text:style-name="T4">void </text:span><text:span text:style-name="T5">System</text:span><text:span text:style-name="T11">::</text:span><text:span text:style-name="T7">printCourses</text:span><text:span text:style-name="T11">() {<text:line-break/> <text:s text:c="3"/></text:span><text:span text:style-name="T1">// Wyświetl nazwy kursów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|~~~~~~~~~~~~~~~~~~~~~~~~~~~~~~~~~~~~~~~~~~Kursy~~~~~~~~~~~~~~~~~~~~~~~~~~~~~~~~~~~~~~~~~|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</text:span><text:soft-page-break/><text:span text:style-name="T11"> <text:s text:c="3"/></text:span><text:span text:style-name="T1">// Dla każdego kursu w wektorze kursów<text:line-break/> <text:s text:c="3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courses</text:span><text:span text:style-name="T11">.size(); i++) {<text:line-break/> <text:s text:c="7"/></text:span><text:span text:style-name="T1">// Wyświetl numer kursu i nazwę kursu<text:line-break/> <text:s text:c="7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i + </text:span><text:span text:style-name="T10">1 </text:span><text:span text:style-name="T9">&lt;&lt; </text:span><text:span text:style-name="T3">". " </text:span><text:span text:style-name="T9">&lt;&lt; </text:span><text:span text:style-name="T8">courses</text:span><text:span text:style-name="T9">[</text:span><text:span text:style-name="T11">i</text:span><text:span text:style-name="T9">]</text:span><text:span text:style-name="T11">-&gt;getName() </text:span><text:span text:style-name="T9">&lt;&lt; </text:span><text:span text:style-name="T3">"</text:span><text:span text:style-name="T4">\n</text:span><text:span text:style-name="T3">"</text:span><text:span text:style-name="T11">;<text:line-break/> <text:s text:c="3"/>}<text:line-break/>}<text:line-break/><text:line-break/></text:span><text:span text:style-name="T1">// Metoda usuwająca kurs z systemu<text:line-break/></text:span><text:span text:style-name="T4">void </text:span><text:span text:style-name="T5">System</text:span><text:span text:style-name="T11">::</text:span><text:span text:style-name="T7">deleteCourse</text:span><text:span text:style-name="T11">(</text:span><text:span text:style-name="T5">std</text:span><text:span text:style-name="T11">::</text:span><text:span text:style-name="T6">string </text:span><text:span text:style-name="T11">courseName) {<text:line-break/> <text:s text:c="3"/></text:span><text:span text:style-name="T1">// Przeszuakj wektor kursów<text:line-break/> <text:s text:c="3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courses</text:span><text:span text:style-name="T11">.size(); i++) {<text:line-break/> <text:s text:c="7"/></text:span><text:span text:style-name="T1">// Jeżeli nazwa kursu jest równa nazwie kursu podanej jako argument<text:line-break/> <text:s text:c="7"/></text:span><text:span text:style-name="T4">if</text:span><text:span text:style-name="T11">(</text:span><text:span text:style-name="T8">courses</text:span><text:span text:style-name="T9">[</text:span><text:span text:style-name="T11">i</text:span><text:span text:style-name="T9">]</text:span><text:span text:style-name="T11">-&gt;getName() </text:span><text:span text:style-name="T9">== </text:span><text:span text:style-name="T11">courseName) {<text:line-break/> <text:s text:c="11"/></text:span><text:span text:style-name="T1">// Usuń kurs z wektora kursów<text:line-break/> <text:s text:c="11"/></text:span><text:span text:style-name="T8">courses</text:span><text:span text:style-name="T11">.erase(</text:span><text:span text:style-name="T8">courses</text:span><text:span text:style-name="T11">.begin() </text:span><text:span text:style-name="T9">+ </text:span><text:span text:style-name="T11">i);<text:line-break/> <text:s text:c="7"/>}<text:line-break/> <text:s text:c="3"/>}<text:line-break/>}<text:line-break/><text:line-break/></text:span><text:span text:style-name="T1">// Metoda wczytująca użytkowników z pliku CSV<text:line-break/></text:span><text:span text:style-name="T4">void </text:span><text:span text:style-name="T5">System</text:span><text:span text:style-name="T11">::</text:span><text:span text:style-name="T7">loadUsersFromCSV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fileName) {<text:line-break/> <text:s text:c="3"/></text:span><text:span text:style-name="T1">// Utwórz zmienne do odczytu danych z pliku<text:line-break/> <text:s text:c="3"/></text:span><text:span text:style-name="T5">std</text:span><text:span text:style-name="T11">::</text:span><text:span text:style-name="T6">ifstream </text:span><text:span text:style-name="T11">file(fileName); <text:s text:c="2"/></text:span><text:span text:style-name="T1">// Utwórz strumień plikowy<text:line-break/> <text:s text:c="3"/></text:span><text:span text:style-name="T5">std</text:span><text:span text:style-name="T11">::</text:span><text:span text:style-name="T6">string </text:span><text:span text:style-name="T11">line; <text:s text:c="17"/></text:span><text:span text:style-name="T1">// Utwórz zmienną przechowującą linię z pliku<text:line-break/><text:line-break/> <text:s text:c="3"/>// Jeżeli nie udało się otworzyć pliku<text:line-break/> <text:s text:c="3"/></text:span><text:span text:style-name="T4">if</text:span><text:span text:style-name="T11">(!file.is_open()) {<text:line-break/> <text:s text:c="7"/></text:span><text:span text:style-name="T1">// Wyświetl informacje o błędzie<text:line-break/> <text:s text:c="7"/></text:span><text:span text:style-name="T5">std</text:span><text:span text:style-name="T11">::cout </text:span><text:span text:style-name="T9">&lt;&lt; </text:span><text:span text:style-name="T3">"Blad podczas otwierania pliku: " </text:span><text:span text:style-name="T9">&lt;&lt; </text:span><text:span text:style-name="T11">fileName </text:span><text:span text:style-name="T9">&lt;&lt; </text:span><text:span text:style-name="T5">std</text:span><text:span text:style-name="T11">::endl;<text:line-break/> <text:s text:c="7"/></text:span><text:span text:style-name="T1">// Zakończ działanie metody<text:line-break/> <text:s text:c="7"/></text:span><text:span text:style-name="T4">return</text:span><text:span text:style-name="T11">;<text:line-break/> <text:s text:c="3"/>}<text:line-break/><text:line-break/> <text:s text:c="3"/></text:span><text:span text:style-name="T1">// Dla każdej linii w pliku<text:line-break/> <text:s text:c="3"/></text:span><text:span text:style-name="T4">while</text:span><text:span text:style-name="T11">(</text:span><text:span text:style-name="T5">std</text:span><text:span text:style-name="T11">::getline(file, line)) {<text:line-break/> <text:s text:c="7"/></text:span><text:span text:style-name="T1">// Utwórz zmienne przechowujące dane użytkownika<text:line-break/> <text:s text:c="7"/></text:span><text:span text:style-name="T5">std</text:span><text:span text:style-name="T11">::</text:span><text:span text:style-name="T6">string </text:span><text:span text:style-name="T11">imie, nazwisko, login, haslo, email;<text:line-break/> <text:s text:c="7"/></text:span><text:span text:style-name="T1">// Pobierz linię z pliku<text:line-break/> <text:s text:c="7"/></text:span><text:span text:style-name="T5">std</text:span><text:span text:style-name="T11">::</text:span><text:span text:style-name="T6">stringstream </text:span><text:span text:style-name="T11">ss(line);<text:line-break/> <text:s text:c="7"/></text:span><text:span text:style-name="T1">// Jeżeli udało się pobrać dane użytkownika z podanym formatowaniem<text:line-break/> <text:s text:c="7"/></text:span><text:span text:style-name="T4">if</text:span><text:span text:style-name="T11">((</text:span><text:span text:style-name="T5">std</text:span><text:span text:style-name="T11">::getline(ss, imie, </text:span><text:span text:style-name="T3">' '</text:span><text:span text:style-name="T11">) &amp;&amp;<text:line-break/> <text:s text:c="11"/></text:span><text:span text:style-name="T5">std</text:span><text:span text:style-name="T11">::getline(ss, nazwisko, </text:span><text:span text:style-name="T3">','</text:span><text:span text:style-name="T11">) &amp;&amp;<text:line-break/> <text:s text:c="11"/></text:span><text:span text:style-name="T5">std</text:span><text:span text:style-name="T11">::getline(ss, login, </text:span><text:span text:style-name="T3">','</text:span><text:span text:style-name="T11">)) &amp;&amp;<text:line-break/> <text:s text:c="11"/></text:span><text:span text:style-name="T5">std</text:span><text:span text:style-name="T11">::getline(ss, haslo, </text:span><text:span text:style-name="T3">','</text:span><text:span text:style-name="T11">) &amp;&amp;<text:line-break/> <text:s text:c="11"/></text:span><text:span text:style-name="T5">std</text:span><text:span text:style-name="T11">::getline(ss, email, </text:span><text:span text:style-name="T3">','</text:span><text:span text:style-name="T11">)) {<text:line-break/> <text:s text:c="15"/></text:span><text:span text:style-name="T1">// Dodaj użytkownika do wektora użytkowników<text:line-break/> <text:s text:c="15"/></text:span><text:span text:style-name="T8">users</text:span><text:span text:style-name="T11">.push_back(</text:span><text:span text:style-name="T4">new </text:span><text:span text:style-name="T11">User(imie, nazwisko, login, haslo, email));<text:line-break/> <text:s text:c="7"/>}<text:line-break/> <text:s text:c="3"/>}<text:line-break/> <text:s text:c="3"/></text:span><text:span text:style-name="T1">// Zamknij plik<text:line-break/> <text:s text:c="3"/></text:span><text:span text:style-name="T11">file.close();<text:line-break/>}<text:line-break/><text:line-break/></text:span><text:span text:style-name="T1">// Metoda zapisująca użytkowników do pliku CSV<text:line-break/></text:span><text:span text:style-name="T4">void </text:span><text:span text:style-name="T5">System</text:span><text:span text:style-name="T11">::</text:span><text:span text:style-name="T7">saveUsersToCSV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fileName) {<text:line-break/> <text:s text:c="3"/></text:span><text:span text:style-name="T1">// Otwórz plik do zapisu<text:line-break/> <text:s text:c="3"/></text:span><text:span text:style-name="T5">std</text:span><text:span text:style-name="T11">::</text:span><text:span text:style-name="T6">ofstream </text:span><text:span text:style-name="T11">file(fileName);<text:line-break/><text:line-break/> <text:s text:c="3"/></text:span><text:span text:style-name="T1">// Jeżeli nie udało się otworzyć pliku<text:line-break/> <text:s text:c="3"/></text:span><text:span text:style-name="T4">if </text:span><text:span text:style-name="T11">(!file.is_open()) {<text:line-break/> <text:s text:c="7"/></text:span><text:span text:style-name="T1">// Wyświetl informacje o błędzie<text:line-break/> <text:s text:c="7"/></text:span><text:span text:style-name="T5">std</text:span><text:span text:style-name="T11">::cout </text:span><text:span text:style-name="T9">&lt;&lt; </text:span><text:span text:style-name="T3">"Blad podczas otwierania pliku: " </text:span><text:span text:style-name="T9">&lt;&lt; </text:span><text:span text:style-name="T11">fileName </text:span><text:span text:style-name="T9">&lt;&lt; </text:span><text:span text:style-name="T5">std</text:span><text:span text:style-name="T11">::endl;<text:line-break/> <text:s text:c="7"/></text:span><text:span text:style-name="T1">// Zakończ działanie metody<text:line-break/></text:span><text:soft-page-break/><text:span text:style-name="T1"> <text:s text:c="7"/></text:span><text:span text:style-name="T4">return</text:span><text:span text:style-name="T11">;<text:line-break/> <text:s text:c="3"/>}<text:line-break/><text:line-break/> <text:s text:c="3"/></text:span><text:span text:style-name="T1">// Dla każdego użytkownika w wektorze użytkowników<text:line-break/> <text:s text:c="3"/></text:span><text:span text:style-name="T4">for</text:span><text:span text:style-name="T11">(</text:span><text:span text:style-name="T4">const auto</text:span><text:span text:style-name="T11">&amp; user : </text:span><text:span text:style-name="T8">users</text:span><text:span text:style-name="T11">) {<text:line-break/> <text:s text:c="7"/></text:span><text:span text:style-name="T1">// Zapisz dane użytkownika do pliku w formacie CSV<text:line-break/> <text:s text:c="7"/></text:span><text:span text:style-name="T11">file </text:span><text:span text:style-name="T9">&lt;&lt; </text:span><text:span text:style-name="T11">user-&gt;getFirstName() </text:span><text:span text:style-name="T9">&lt;&lt; </text:span><text:span text:style-name="T3">" " </text:span><text:span text:style-name="T9">&lt;&lt; </text:span><text:span text:style-name="T11">user-&gt;getLastName() </text:span><text:span text:style-name="T9">&lt;&lt; </text:span><text:span text:style-name="T3">"," </text:span><text:span text:style-name="T9">&lt;&lt; </text:span><text:span text:style-name="T11">user-&gt;getLogin() </text:span><text:span text:style-name="T9">&lt;&lt; </text:span><text:span text:style-name="T3">"," </text:span><text:span text:style-name="T9">&lt;&lt; </text:span><text:span text:style-name="T11">user-&gt;getPassword() </text:span><text:span text:style-name="T9">&lt;&lt; </text:span><text:span text:style-name="T3">"," </text:span><text:span text:style-name="T9">&lt;&lt; </text:span><text:span text:style-name="T11">user-&gt;getEmail() </text:span><text:span text:style-name="T9">&lt;&lt; </text:span><text:span text:style-name="T3">",</text:span><text:span text:style-name="T4">\n</text:span><text:span text:style-name="T3">"</text:span><text:span text:style-name="T11">;<text:line-break/> <text:s text:c="3"/>}<text:line-break/><text:line-break/> <text:s text:c="3"/></text:span><text:span text:style-name="T1">// Zamknij plik<text:line-break/> <text:s text:c="3"/></text:span><text:span text:style-name="T11">file.close();<text:line-break/>}<text:line-break/><text:line-break/></text:span><text:span text:style-name="T1">// Metoda wczytująca kursy z pliku CSV<text:line-break/></text:span><text:span text:style-name="T4">void </text:span><text:span text:style-name="T5">System</text:span><text:span text:style-name="T11">::</text:span><text:span text:style-name="T7">loadCoursesFromCSV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fileName) {<text:line-break/> <text:s text:c="3"/></text:span><text:span text:style-name="T1">// Utwórz zmienne do odczytu danych z pliku<text:line-break/> <text:s text:c="3"/></text:span><text:span text:style-name="T5">std</text:span><text:span text:style-name="T11">::</text:span><text:span text:style-name="T5">vector</text:span><text:span text:style-name="T11">&lt;</text:span><text:span text:style-name="T5">std</text:span><text:span text:style-name="T11">::</text:span><text:span text:style-name="T6">string</text:span><text:span text:style-name="T11">&gt; participants; <text:s/></text:span><text:span text:style-name="T1">// Utwórz wektor uczestników kursu<text:line-break/> <text:s text:c="3"/></text:span><text:span text:style-name="T5">std</text:span><text:span text:style-name="T11">::</text:span><text:span text:style-name="T6">ifstream </text:span><text:span text:style-name="T11">file(fileName); <text:s/></text:span><text:span text:style-name="T1">// Utwórz strumień plikowy<text:line-break/> <text:s text:c="3"/></text:span><text:span text:style-name="T5">Course </text:span><text:span text:style-name="T11">* newCourse; <text:s/></text:span><text:span text:style-name="T1">// Utwórz wskaźnik na nowy kurs<text:line-break/> <text:s text:c="3"/></text:span><text:span text:style-name="T5">std</text:span><text:span text:style-name="T11">::</text:span><text:span text:style-name="T6">string </text:span><text:span text:style-name="T11">line; <text:s/></text:span><text:span text:style-name="T1">// Utwórz zmienną przechowującą linię z pliku<text:line-break/><text:line-break/> <text:s text:c="3"/>// Jeżeli nie udało się otworzyć pliku<text:line-break/> <text:s text:c="3"/></text:span><text:span text:style-name="T4">if</text:span><text:span text:style-name="T11">(!file.is_open()) {<text:line-break/> <text:s text:c="7"/></text:span><text:span text:style-name="T1">// Wyświetl informacje o błędzie<text:line-break/> <text:s text:c="7"/></text:span><text:span text:style-name="T5">std</text:span><text:span text:style-name="T11">::cout </text:span><text:span text:style-name="T9">&lt;&lt; </text:span><text:span text:style-name="T3">"Blad podczas otwierania pliku: " </text:span><text:span text:style-name="T9">&lt;&lt; </text:span><text:span text:style-name="T11">fileName </text:span><text:span text:style-name="T9">&lt;&lt; </text:span><text:span text:style-name="T5">std</text:span><text:span text:style-name="T11">::endl;<text:line-break/> <text:s text:c="7"/></text:span><text:span text:style-name="T1">// Zakończ działanie metody<text:line-break/> <text:s text:c="7"/></text:span><text:span text:style-name="T4">return</text:span><text:span text:style-name="T11">;<text:line-break/> <text:s text:c="3"/>}<text:line-break/><text:line-break/> <text:s text:c="3"/></text:span><text:span text:style-name="T1">// Dla każdej linii w pliku<text:line-break/> <text:s text:c="3"/></text:span><text:span text:style-name="T4">while</text:span><text:span text:style-name="T11">(</text:span><text:span text:style-name="T5">std</text:span><text:span text:style-name="T11">::getline(file, line)) {<text:line-break/> <text:s text:c="7"/></text:span><text:span text:style-name="T1">// Utwórz zmienne przechowujące dane kursu<text:line-break/> <text:s text:c="7"/></text:span><text:span text:style-name="T5">std</text:span><text:span text:style-name="T11">::</text:span><text:span text:style-name="T6">string </text:span><text:span text:style-name="T11">courseName, lecturerFirstName, lecturerLastName, isVideoConferenceCreated;<text:line-break/> <text:s text:c="7"/></text:span><text:span text:style-name="T1">// Pobierz linię z pliku<text:line-break/> <text:s text:c="7"/></text:span><text:span text:style-name="T5">std</text:span><text:span text:style-name="T11">::</text:span><text:span text:style-name="T6">stringstream </text:span><text:span text:style-name="T11">ss(line);<text:line-break/> <text:s text:c="7"/></text:span><text:span text:style-name="T1">// Jeżeli udało się pobrać dane kursu z podanym formatowaniem<text:line-break/> <text:s text:c="7"/></text:span><text:span text:style-name="T4">if</text:span><text:span text:style-name="T11">(</text:span><text:span text:style-name="T5">std</text:span><text:span text:style-name="T11">::getline(ss, courseName, </text:span><text:span text:style-name="T3">','</text:span><text:span text:style-name="T11">) &amp;&amp; </text:span><text:span text:style-name="T5">std</text:span><text:span text:style-name="T11">::getline(ss, lecturerFirstName, </text:span><text:span text:style-name="T3">' '</text:span><text:span text:style-name="T11">) &amp;&amp;<text:line-break/> <text:s text:c="15"/></text:span><text:span text:style-name="T5">std</text:span><text:span text:style-name="T11">::getline(ss, lecturerLastName, </text:span><text:span text:style-name="T3">','</text:span><text:span text:style-name="T11">) &amp;&amp; </text:span><text:span text:style-name="T5">std</text:span><text:span text:style-name="T11">::getline(ss, isVideoConferenceCreated, </text:span><text:span text:style-name="T3">','</text:span><text:span text:style-name="T11">)) {<text:line-break/> <text:s text:c="11"/></text:span><text:span text:style-name="T1">// Utwórz nowy kurs<text:line-break/> <text:s text:c="11"/></text:span><text:span text:style-name="T11">newCourse = </text:span><text:span text:style-name="T4">new </text:span><text:span text:style-name="T11">Course(courseName, </text:span><text:span text:style-name="T4">new </text:span><text:span text:style-name="T11">Lecturer(lecturerFirstName, lecturerLastName), isVideoConferenceCreated);<text:line-break/> <text:s text:c="11"/></text:span><text:span text:style-name="T1">// Dodaj kurs do wektora kursów<text:line-break/> <text:s text:c="11"/></text:span><text:span text:style-name="T8">courses</text:span><text:span text:style-name="T11">.push_back(newCourse);<text:line-break/><text:line-break/> <text:s text:c="11"/></text:span><text:span text:style-name="T1">// Odczytaj uczestników kursu<text:line-break/> <text:s text:c="11"/></text:span><text:span text:style-name="T5">std</text:span><text:span text:style-name="T11">::</text:span><text:span text:style-name="T6">string </text:span><text:span text:style-name="T11">participant;<text:line-break/> <text:s text:c="11"/></text:span><text:span text:style-name="T4">while</text:span><text:span text:style-name="T11">(</text:span><text:span text:style-name="T5">std</text:span><text:span text:style-name="T11">::getline(ss, participant, </text:span><text:span text:style-name="T3">','</text:span><text:span text:style-name="T11">)) {<text:line-break/> <text:s text:c="15"/></text:span><text:span text:style-name="T1">// Usuń początkową i końcową spację z imienia i nazwiska uczestnika<text:line-break/> <text:s text:c="15"/></text:span><text:span text:style-name="T11">participant </text:span><text:span text:style-name="T9">= </text:span><text:span text:style-name="T11">participant.substr(</text:span><text:span text:style-name="T10">0</text:span><text:span text:style-name="T11">, participant.length());<text:line-break/><text:line-break/> <text:s text:c="15"/></text:span><text:span text:style-name="T1">// Podziel imię i nazwisko uczestnika<text:line-break/> <text:s text:c="15"/></text:span><text:span text:style-name="T5">std</text:span><text:span text:style-name="T11">::</text:span><text:span text:style-name="T6">istringstream </text:span><text:span text:style-name="T11">participantISS(participant);<text:line-break/> <text:s text:c="15"/></text:span><text:span text:style-name="T5">std</text:span><text:span text:style-name="T11">::</text:span><text:span text:style-name="T6">string </text:span><text:span text:style-name="T11">participantFirstName, participantLastName;<text:line-break/> <text:s text:c="15"/></text:span><text:span text:style-name="T1">// Jeżeli udało się pobrać imię i nazwisko uczestnika<text:line-break/> <text:s text:c="15"/></text:span><text:span text:style-name="T4">if</text:span><text:span text:style-name="T11">(</text:span><text:span text:style-name="T5">std</text:span><text:span text:style-name="T11">::getline(participantISS, participantFirstName, </text:span><text:span text:style-name="T3">' '</text:span><text:span text:style-name="T11">) &amp;&amp;<text:line-break/> <text:s text:c="23"/></text:span><text:span text:style-name="T5">std</text:span><text:span text:style-name="T11">::getline(participantISS, participantLastName, </text:span><text:span text:style-name="T3">','</text:span><text:span text:style-name="T11">)) {<text:line-break/> <text:s text:c="19"/></text:span><text:span text:style-name="T1">// Dodaj uczestnika do wektora uczestników kursu<text:line-break/> <text:s text:c="19"/></text:span><text:span text:style-name="T11">newCourse-&gt;addStudent(</text:span><text:span text:style-name="T4">new </text:span><text:span text:style-name="T11">Student(participantFirstName, participantLastName));<text:line-break/> <text:s text:c="15"/>}<text:line-break/> <text:s text:c="11"/>}<text:line-break/> <text:s text:c="7"/>}<text:line-break/> <text:s text:c="3"/>}<text:line-break/></text:span><text:soft-page-break/><text:span text:style-name="T11"> <text:s text:c="3"/></text:span><text:span text:style-name="T1">// Zamknij plik<text:line-break/> <text:s text:c="3"/></text:span><text:span text:style-name="T11">file.close();<text:line-break/>}<text:line-break/><text:line-break/></text:span><text:span text:style-name="T1">// Metoda zapisująca kursy do pliku CSV<text:line-break/></text:span><text:span text:style-name="T4">void </text:span><text:span text:style-name="T5">System</text:span><text:span text:style-name="T11">::</text:span><text:span text:style-name="T7">saveCoursesToCSV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fileName) {<text:line-break/> <text:s text:c="3"/></text:span><text:span text:style-name="T1">// Otwórz plik do zapisu<text:line-break/> <text:s text:c="3"/></text:span><text:span text:style-name="T5">std</text:span><text:span text:style-name="T11">::</text:span><text:span text:style-name="T6">ofstream </text:span><text:span text:style-name="T11">file(fileName);<text:line-break/><text:line-break/> <text:s text:c="3"/></text:span><text:span text:style-name="T1">// Jeżeli nie udało się otworzyć pliku<text:line-break/> <text:s text:c="3"/></text:span><text:span text:style-name="T4">if</text:span><text:span text:style-name="T11">(!file.is_open()) {<text:line-break/> <text:s text:c="7"/></text:span><text:span text:style-name="T1">// Wyświetl informacje o błędzie<text:line-break/> <text:s text:c="7"/></text:span><text:span text:style-name="T5">std</text:span><text:span text:style-name="T11">::cout </text:span><text:span text:style-name="T9">&lt;&lt; </text:span><text:span text:style-name="T3">"Blad podczas otwierania pliku: " </text:span><text:span text:style-name="T9">&lt;&lt; </text:span><text:span text:style-name="T11">fileName </text:span><text:span text:style-name="T9">&lt;&lt; </text:span><text:span text:style-name="T5">std</text:span><text:span text:style-name="T11">::endl;<text:line-break/> <text:s text:c="7"/></text:span><text:span text:style-name="T1">// Zakończ działanie metody<text:line-break/> <text:s text:c="7"/></text:span><text:span text:style-name="T4">return</text:span><text:span text:style-name="T11">;<text:line-break/> <text:s text:c="3"/>}<text:line-break/><text:line-break/> <text:s text:c="3"/></text:span><text:span text:style-name="T1">// Dla każdego kursu w wektorze kursów<text:line-break/> <text:s text:c="3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courses</text:span><text:span text:style-name="T11">.size(); i++) {<text:line-break/> <text:s text:c="7"/></text:span><text:span text:style-name="T1">// Zapisz dane kursu do pliku w formacie CSV<text:line-break/> <text:s text:c="7"/></text:span><text:span text:style-name="T11">file </text:span><text:span text:style-name="T9">&lt;&lt; </text:span><text:span text:style-name="T8">courses</text:span><text:span text:style-name="T9">[</text:span><text:span text:style-name="T11">i</text:span><text:span text:style-name="T9">]</text:span><text:span text:style-name="T11">-&gt;getName() </text:span><text:span text:style-name="T9">&lt;&lt; </text:span><text:span text:style-name="T3">"," </text:span><text:span text:style-name="T9">&lt;&lt; </text:span><text:span text:style-name="T8">courses</text:span><text:span text:style-name="T9">[</text:span><text:span text:style-name="T11">i</text:span><text:span text:style-name="T9">]</text:span><text:span text:style-name="T11">-&gt;getLecturer()-&gt;getFirstName() </text:span><text:span text:style-name="T9">&lt;&lt; </text:span><text:span text:style-name="T3">" " </text:span><text:span text:style-name="T9">&lt;&lt; </text:span><text:span text:style-name="T8">courses</text:span><text:span text:style-name="T9">[</text:span><text:span text:style-name="T11">i</text:span><text:span text:style-name="T9">]</text:span><text:span text:style-name="T11">-&gt;getLecturer()-&gt;getLastName() </text:span><text:span text:style-name="T9">&lt;&lt; </text:span><text:span text:style-name="T3">"," </text:span><text:span text:style-name="T9">&lt;&lt; </text:span><text:span text:style-name="T10">0 </text:span><text:span text:style-name="T9">&lt;&lt; </text:span><text:span text:style-name="T3">","</text:span><text:span text:style-name="T11">;<text:line-break/> <text:s text:c="7"/></text:span><text:span text:style-name="T4">for</text:span><text:span text:style-name="T11">(</text:span><text:span text:style-name="T4">int </text:span><text:span text:style-name="T11">j = </text:span><text:span text:style-name="T10">0</text:span><text:span text:style-name="T11">; j &lt; </text:span><text:span text:style-name="T8">courses</text:span><text:span text:style-name="T9">[</text:span><text:span text:style-name="T11">i</text:span><text:span text:style-name="T9">]</text:span><text:span text:style-name="T11">-&gt;getStudentsSize(); j++) {<text:line-break/> <text:s text:c="11"/></text:span><text:span text:style-name="T1">// Zapisz dane uczestników kursu do pliku w formacie CSV<text:line-break/> <text:s text:c="11"/></text:span><text:span text:style-name="T11">file </text:span><text:span text:style-name="T9">&lt;&lt; </text:span><text:span text:style-name="T8">courses</text:span><text:span text:style-name="T9">[</text:span><text:span text:style-name="T11">i</text:span><text:span text:style-name="T9">]</text:span><text:span text:style-name="T11">-&gt;getStudentAtIndex(j)-&gt;getFirstName() </text:span><text:span text:style-name="T9">&lt;&lt; </text:span><text:span text:style-name="T3">" " </text:span><text:span text:style-name="T9">&lt;&lt; </text:span><text:span text:style-name="T8">courses</text:span><text:span text:style-name="T9">[</text:span><text:span text:style-name="T11">i</text:span><text:span text:style-name="T9">]</text:span><text:span text:style-name="T11">-&gt;getStudentAtIndex(j)-&gt;getLastName() </text:span><text:span text:style-name="T9">&lt;&lt; </text:span><text:span text:style-name="T3">","</text:span><text:span text:style-name="T11">;<text:line-break/> <text:s text:c="7"/>}<text:line-break/> <text:s text:c="7"/></text:span><text:span text:style-name="T1">// Dodaj znak nowej linii do pliku CSV<text:line-break/> <text:s text:c="7"/></text:span><text:span text:style-name="T11">file </text:span><text:span text:style-name="T9">&lt;&lt; </text:span><text:span text:style-name="T3">"</text:span><text:span text:style-name="T4">\n</text:span><text:span text:style-name="T3">"</text:span><text:span text:style-name="T11">;<text:line-break/> <text:s text:c="3"/>}<text:line-break/><text:line-break/> <text:s text:c="3"/></text:span><text:span text:style-name="T1">// Zamknij plik<text:line-break/> <text:s text:c="3"/></text:span><text:span text:style-name="T11">file.close();<text:line-break/>}<text:line-break/><text:line-break/></text:span><text:span text:style-name="T1">// Metoda uruchamiająca system<text:line-break/></text:span><text:span text:style-name="T4">void </text:span><text:span text:style-name="T5">System</text:span><text:span text:style-name="T11">::</text:span><text:span text:style-name="T7">boot</text:span><text:span text:style-name="T11">() {<text:line-break/> <text:s text:c="3"/></text:span><text:span text:style-name="T1">// Wczytaj dane z plików CSV<text:line-break/> <text:s text:c="3"/></text:span><text:span text:style-name="T11">loadUsersFromCSV(usersFilePath); <text:s/></text:span><text:span text:style-name="T1">// Wczytaj użytkowników<text:line-break/> <text:s text:c="3"/></text:span><text:span text:style-name="T11">loadCoursesFromCSV(coursesFilePath); <text:s/></text:span><text:span text:style-name="T1">// Wczytaj kursy<text:line-break/><text:line-break/> <text:s text:c="3"/>// Wyświetl logo systemu<text:line-break/> <text:s text:c="3"/></text:span><text:span text:style-name="T5">std</text:span><text:span text:style-name="T11">::cout </text:span><text:span text:style-name="T9">&lt;&lt; </text:span><text:span text:style-name="T3">"============================================================================================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============================================================================================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============================================================================================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11">logo </text:span><text:span text:style-name="T9">&lt;&lt; </text:span><text:span text:style-name="T3">"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============================================================================================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============================================================================================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============================================================================================</text:span><text:span text:style-name="T4">\n</text:span><text:span text:style-name="T3">"</text:span><text:span text:style-name="T11">;<text:line-break/>}<text:line-break/><text:line-break/></text:span><text:soft-page-break/><text:span text:style-name="T1">// Metoda uruchamiająca system w wersji studenckiej<text:line-break/></text:span><text:span text:style-name="T4">void </text:span><text:span text:style-name="T5">System</text:span><text:span text:style-name="T11">::</text:span><text:span text:style-name="T7">studentSystem</text:span><text:span text:style-name="T11">() {<text:line-break/> <text:s text:c="3"/></text:span><text:span text:style-name="T1">// Utwórz zmienną przechowującą dane użytkownika<text:line-break/> <text:s text:c="3"/></text:span><text:span text:style-name="T5">std</text:span><text:span text:style-name="T11">::</text:span><text:span text:style-name="T6">string </text:span><text:span text:style-name="T11">userInput;<text:line-break/><text:line-break/> <text:s text:c="3"/></text:span><text:span text:style-name="T1">// Utwórz nowego studenta<text:line-break/> <text:s text:c="3"/></text:span><text:span text:style-name="T5">Student </text:span><text:span text:style-name="T11">* student = </text:span><text:span text:style-name="T4">new </text:span><text:span text:style-name="T11">Student();<text:line-break/><text:line-break/> <text:s text:c="3"/></text:span><text:span text:style-name="T1">// Wywołaj metodę logowania<text:line-break/> <text:s text:c="3"/></text:span><text:span text:style-name="T11">login(student);<text:line-break/><text:line-break/> <text:s text:c="3"/></text:span><text:span text:style-name="T1">// Pętla do wyboru opcji systemu studenta<text:line-break/> <text:s text:c="3"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świetl stronę główną systemu studenta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~~~~~~~~~~~~~~~~~~~~~~~~~~~~~~~~~~~~~~Strona glowna~~~~~~~~~~~~~~~~~~~~~~~~~~~~~~~~~~~~~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========================================================================================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1. Kursy <text:s text:c="78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2. Wyswietl swoj profil <text:s text:c="63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3. Wyloguj sie <text:s text:c="72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 <text:s text:c="7"/></text:span><text:span text:style-name="T5">std</text:span><text:span text:style-name="T11">::cin </text:span><text:span text:style-name="T9">&gt;&gt; </text:span><text:span text:style-name="T11">userInput;<text:line-break/><text:line-break/> <text:s text:c="7"/></text:span><text:span text:style-name="T1">// Wykonaj akcję w zależności od wyboru użytkownika<text:line-break/> <text:s text:c="7"/>// Jeżeli użytkownik wybrał opcję 1<text:line-break/> <text:s text:c="7"/></text:span><text:span text:style-name="T4">if</text:span><text:span text:style-name="T11">(userInput </text:span><text:span text:style-name="T9">== </text:span><text:span text:style-name="T3">"1"</text:span><text:span text:style-name="T11">) {<text:line-break/> <text:s text:c="11"/></text:span><text:span text:style-name="T1">// Wywołaj metodę menu kursów studenta<text:line-break/> <text:s text:c="11"/></text:span><text:span text:style-name="T11">studentCourseMenu(student);<text:line-break/> <text:s text:c="7"/></text:span><text:span text:style-name="T1">// Jeżeli użytkownik wybrał opcję 2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2"</text:span><text:span text:style-name="T11">) {<text:line-break/> <text:s text:c="11"/></text:span><text:span text:style-name="T1">// Wyświetl profil użytkownika<text:line-break/> <text:s text:c="11"/></text:span><text:span text:style-name="T11">student-&gt;printUser();<text:line-break/> <text:s text:c="7"/></text:span><text:span text:style-name="T1">// Jeżeli użytkownik wybrał opcję 3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3"</text:span><text:span text:style-name="T11">) {<text:line-break/> <text:s text:c="11"/></text:span><text:span text:style-name="T1">// Zakończ działanie programu<text:line-break/> <text:s text:c="11"/></text:span><text:span text:style-name="T11">exit(</text:span><text:span text:style-name="T10">0</text:span><text:span text:style-name="T11">);<text:line-break/> <text:s text:c="7"/></text:span><text:span text:style-name="T1">// W przeciwnym wypadku<text:line-break/> <text:s text:c="7"/></text:span><text:span text:style-name="T11">} </text:span><text:span text:style-name="T4">else </text:span><text:span text:style-name="T11">{<text:line-break/> <text:s text:c="11"/></text:span><text:span text:style-name="T1">// Wyświetl komunikat o niepoprawnym wyborze<text:line-break/> <text:s text:c="11"/></text:span><text:span text:style-name="T5">std</text:span><text:span text:style-name="T11">::cout </text:span><text:span text:style-name="T9">&lt;&lt; </text:span><text:span text:style-name="T3">"Niepoprawna opcja!</text:span><text:span text:style-name="T4">\n</text:span><text:span text:style-name="T3">"</text:span><text:span text:style-name="T11">;<text:line-break/> <text:s text:c="7"/>}<text:line-break/> <text:s text:c="3"/>}<text:line-break/>}<text:line-break/><text:line-break/></text:span><text:span text:style-name="T1">// Metoda uruchamiająca system w werjsi wykładowcy<text:line-break/></text:span><text:span text:style-name="T4">void </text:span><text:span text:style-name="T5">System</text:span><text:span text:style-name="T11">::</text:span><text:span text:style-name="T7">lecturerSystem</text:span><text:span text:style-name="T11">() {<text:line-break/> <text:s text:c="3"/></text:span><text:span text:style-name="T1">// Utwórz zmienną przechowującą dane użytkownika<text:line-break/> <text:s text:c="3"/></text:span><text:span text:style-name="T5">std</text:span><text:span text:style-name="T11">::</text:span><text:span text:style-name="T6">string </text:span><text:span text:style-name="T11">userInput;<text:line-break/><text:line-break/> <text:s text:c="3"/></text:span><text:span text:style-name="T1">// Utwórz nowego wykładowcę<text:line-break/> <text:s text:c="3"/></text:span><text:span text:style-name="T5">Lecturer </text:span><text:span text:style-name="T11">* lecturer = </text:span><text:span text:style-name="T4">new </text:span><text:span text:style-name="T11">Lecturer();<text:line-break/><text:line-break/> <text:s text:c="3"/></text:span><text:span text:style-name="T1">// Wywołaj metodę logowania<text:line-break/> <text:s text:c="3"/></text:span><text:span text:style-name="T11">login(lecturer);<text:line-break/></text:span><text:soft-page-break/><text:span text:style-name="T11"><text:line-break/> <text:s text:c="3"/></text:span><text:span text:style-name="T1">// Pętla do wyboru opcji systemu wykładowcy<text:line-break/> <text:s text:c="3"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świetl stronę główną systemu wykładowcy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~~~~~~~~~~~~~~~~~~~~~~~~~~~~~~~~~~~~~~Strona glowna~~~~~~~~~~~~~~~~~~~~~~~~~~~~~~~~~~~~~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========================================================================================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1. Kursy <text:s text:c="78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2. Wyswietl swoj profil <text:s text:c="63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3. Wyloguj sie <text:s text:c="72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 <text:s text:c="7"/></text:span><text:span text:style-name="T5">std</text:span><text:span text:style-name="T11">::cin </text:span><text:span text:style-name="T9">&gt;&gt; </text:span><text:span text:style-name="T11">userInput;<text:line-break/><text:line-break/> <text:s text:c="7"/></text:span><text:span text:style-name="T1">// Wykonaj akcję w zależności od wyboru użytkownika<text:line-break/> <text:s text:c="7"/>// Jeżeli użytkownik wybrał opcję 1<text:line-break/> <text:s text:c="7"/></text:span><text:span text:style-name="T4">if</text:span><text:span text:style-name="T11">(userInput </text:span><text:span text:style-name="T9">== </text:span><text:span text:style-name="T3">"1"</text:span><text:span text:style-name="T11">) {<text:line-break/> <text:s text:c="11"/></text:span><text:span text:style-name="T1">// Wywołaj metodę menu kursów studenta<text:line-break/> <text:s text:c="11"/></text:span><text:span text:style-name="T11">lecturerCourseMenu(lecturer);<text:line-break/> <text:s text:c="7"/></text:span><text:span text:style-name="T1">// Jeżeli użytkownik wybrał opcję 2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2"</text:span><text:span text:style-name="T11">) {<text:line-break/> <text:s text:c="11"/></text:span><text:span text:style-name="T1">// Wyświetl profil użytkownika<text:line-break/> <text:s text:c="11"/></text:span><text:span text:style-name="T11">lecturer-&gt;printUser();<text:line-break/> <text:s text:c="7"/></text:span><text:span text:style-name="T1">// Jeżeli użytkownik wybrał opcję 3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3"</text:span><text:span text:style-name="T11">) {<text:line-break/> <text:s text:c="11"/></text:span><text:span text:style-name="T1">// Zakończ działanie programu<text:line-break/> <text:s text:c="11"/></text:span><text:span text:style-name="T11">exit(</text:span><text:span text:style-name="T10">0</text:span><text:span text:style-name="T11">);<text:line-break/> <text:s text:c="7"/></text:span><text:span text:style-name="T1">// W przeciwnym wypadku<text:line-break/> <text:s text:c="7"/></text:span><text:span text:style-name="T11">} </text:span><text:span text:style-name="T4">else </text:span><text:span text:style-name="T11">{<text:line-break/> <text:s text:c="11"/></text:span><text:span text:style-name="T1">// Wyświetl komunikat o niepoprawnym wyborze<text:line-break/> <text:s text:c="11"/></text:span><text:span text:style-name="T5">std</text:span><text:span text:style-name="T11">::cout </text:span><text:span text:style-name="T9">&lt;&lt; </text:span><text:span text:style-name="T3">"Niepoprawna opcja!" </text:span><text:span text:style-name="T9">&lt;&lt; </text:span><text:span text:style-name="T3">"</text:span><text:span text:style-name="T4">\n</text:span><text:span text:style-name="T3">"</text:span><text:span text:style-name="T11">;<text:line-break/> <text:s text:c="7"/>}<text:line-break/> <text:s text:c="3"/>}<text:line-break/>}<text:line-break/><text:line-break/></text:span><text:span text:style-name="T1">// Metoda otwierająca menu kursów dla studenta<text:line-break/></text:span><text:span text:style-name="T4">void </text:span><text:span text:style-name="T5">System</text:span><text:span text:style-name="T11">::</text:span><text:span text:style-name="T7">studentCourseMenu</text:span><text:span text:style-name="T11">(</text:span><text:span text:style-name="T5">Student </text:span><text:span text:style-name="T11">* student) {<text:line-break/> <text:s text:c="3"/></text:span><text:span text:style-name="T1">// Utwórz zmienną przechowującą dane użytkownika<text:line-break/> <text:s text:c="3"/></text:span><text:span text:style-name="T5">std</text:span><text:span text:style-name="T11">::</text:span><text:span text:style-name="T6">string </text:span><text:span text:style-name="T11">userInput;<text:line-break/><text:line-break/> <text:s text:c="3"/></text:span><text:span text:style-name="T1">// Pętla do wyboru opcji systemu studenta<text:line-break/> <text:s text:c="3"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świetl menu kursów studenta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~~~~~~~~~~~~~~~~~~~~~~~~~~~~~~~~~~~~~~~Menu Kursow~~~~~~~~~~~~~~~~~~~~~~~~~~~~~~~~~~~~~~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========================================================================================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1. Wybierz ze swoich kursow <text:s text:c="59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2. Zapisz sie do kursu <text:s text:c="64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3. Wypisz sie z kursu <text:s text:c="65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4. Wyswietl swoje kursy <text:s text:c="63"/>|</text:span><text:span text:style-name="T4">\n</text:span><text:span text:style-name="T3">"</text:span><text:span text:style-name="T11">;<text:line-break/></text:span><text:soft-page-break/><text:span text:style-name="T11"> <text:s text:c="7"/></text:span><text:span text:style-name="T5">std</text:span><text:span text:style-name="T11">::cout </text:span><text:span text:style-name="T9">&lt;&lt; </text:span><text:span text:style-name="T3">"| 5. Wyswietl wszystkie kursy <text:s text:c="59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6. Wroc <text:s text:c="79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 <text:s text:c="7"/></text:span><text:span text:style-name="T5">std</text:span><text:span text:style-name="T11">::cin </text:span><text:span text:style-name="T9">&gt;&gt; </text:span><text:span text:style-name="T11">userInput;<text:line-break/><text:line-break/> <text:s text:c="7"/></text:span><text:span text:style-name="T1">// Wykonaj akcję w zależności od wyboru użytkownika<text:line-break/> <text:s text:c="7"/>// Jeżeli użytkownik wybrał opcję 1<text:line-break/> <text:s text:c="7"/></text:span><text:span text:style-name="T4">if</text:span><text:span text:style-name="T11">(userInput </text:span><text:span text:style-name="T9">== </text:span><text:span text:style-name="T3">"1"</text:span><text:span text:style-name="T11">) {<text:line-break/> <text:s text:c="11"/></text:span><text:span text:style-name="T1">// Wyświetl kursy studenta<text:line-break/> <text:s text:c="11"/></text:span><text:span text:style-name="T11">student-&gt;printCourses();<text:line-break/> <text:s text:c="11"/></text:span><text:span text:style-name="T1">// Wyświetl opcję powrotu<text:line-break/> <text:s text:c="11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student-&gt;getCoursesSize() + </text:span><text:span text:style-name="T10">1 </text:span><text:span text:style-name="T9">&lt;&lt; </text:span><text:span text:style-name="T3">". Wroc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11"/></text:span><text:span text:style-name="T5">std</text:span><text:span text:style-name="T11">::cout </text:span><text:span text:style-name="T9">&lt;&lt; </text:span><text:span text:style-name="T3">"Wybierz kurs: "</text:span><text:span text:style-name="T11">; <text:s/></text:span><text:span text:style-name="T1">// Wyświetl komunikat o wyborze kursu<text:line-break/> <text:s text:c="11"/></text:span><text:span text:style-name="T5">std</text:span><text:span text:style-name="T11">::cin </text:span><text:span text:style-name="T9">&gt;&gt; </text:span><text:span text:style-name="T11">userInput; <text:s/></text:span><text:span text:style-name="T1">// Pobierz wybór użytkownika<text:line-break/><text:line-break/> <text:s text:c="11"/>// Jeżeli wybrany kurs istnieje<text:line-break/> <text:s text:c="11"/></text:span><text:span text:style-name="T4">if</text:span><text:span text:style-name="T11">(</text:span><text:span text:style-name="T5">std</text:span><text:span text:style-name="T11">::stoi(userInput) - </text:span><text:span text:style-name="T10">1 </text:span><text:span text:style-name="T11">&lt; student-&gt;getCoursesSize()) {<text:line-break/> <text:s text:c="15"/></text:span><text:span text:style-name="T1">// Wywołaj menu kursu studenta o podanym indeksie<text:line-break/> <text:s text:c="15"/></text:span><text:span text:style-name="T11">student-&gt;getCourseAtIndex(</text:span><text:span text:style-name="T5">std</text:span><text:span text:style-name="T11">::stoi(userInput) - </text:span><text:span text:style-name="T10">1</text:span><text:span text:style-name="T11">)-&gt;openStudentCourseMenu(student);<text:line-break/> <text:s text:c="11"/></text:span><text:span text:style-name="T1">// W przeciwnym wypadku<text:line-break/> <text:s text:c="11"/></text:span><text:span text:style-name="T11">} </text:span><text:span text:style-name="T4">else if</text:span><text:span text:style-name="T11">(</text:span><text:span text:style-name="T5">std</text:span><text:span text:style-name="T11">::stoi(userInput) - </text:span><text:span text:style-name="T10">1 <text:s/></text:span><text:span text:style-name="T11">== student-&gt;getCoursesSize()) {<text:line-break/> <text:s text:c="15"/></text:span><text:span text:style-name="T1">// Wyświetl komunikat o opuszczeniu menu kursów<text:line-break/> <text:s text:c="15"/></text:span><text:span text:style-name="T5">std</text:span><text:span text:style-name="T11">::cout </text:span><text:span text:style-name="T9">&lt;&lt; </text:span><text:span text:style-name="T3">"Wyszedles z menu kursow!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1">// W przeciwnym wypadku<text:line-break/> <text:s text:c="11"/></text:span><text:span text:style-name="T11">} </text:span><text:span text:style-name="T4">else </text:span><text:span text:style-name="T11">{<text:line-break/> <text:s text:c="15"/></text:span><text:span text:style-name="T1">// Wyświetl komunikat o niepoprawnym wyborze<text:line-break/> <text:s text:c="15"/></text:span><text:span text:style-name="T5">std</text:span><text:span text:style-name="T11">::cout </text:span><text:span text:style-name="T9">&lt;&lt; </text:span><text:span text:style-name="T3">"Podany kurs nie istnieje!" </text:span><text:span text:style-name="T9">&lt;&lt; </text:span><text:span text:style-name="T3">"</text:span><text:span text:style-name="T4">\n</text:span><text:span text:style-name="T3">"</text:span><text:span text:style-name="T11">;<text:line-break/> <text:s text:c="11"/>}<text:line-break/> <text:s text:c="7"/></text:span><text:span text:style-name="T1">// Jeżeli użytkownik wybrał opcję 2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2"</text:span><text:span text:style-name="T11">) {<text:line-break/> <text:s text:c="11"/></text:span><text:span text:style-name="T1">// Wyświetl wszystkie kursy<text:line-break/> <text:s text:c="11"/></text:span><text:span text:style-name="T11">printCourses();<text:line-break/> <text:s text:c="11"/></text:span><text:span text:style-name="T1">// Wyświetl opcję powrotu<text:line-break/> <text:s text:c="11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getCoursesSize() + </text:span><text:span text:style-name="T10">1 </text:span><text:span text:style-name="T9">&lt;&lt; </text:span><text:span text:style-name="T3">". Wroc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11"/></text:span><text:span text:style-name="T1">// Wyświetl komunikat o wyborze kursu<text:line-break/> <text:s text:c="11"/></text:span><text:span text:style-name="T5">std</text:span><text:span text:style-name="T11">::cout </text:span><text:span text:style-name="T9">&lt;&lt; </text:span><text:span text:style-name="T3">"Wybierz kurs: "</text:span><text:span text:style-name="T11">;<text:line-break/> <text:s text:c="11"/></text:span><text:span text:style-name="T1">// Pobierz wybór użytkownika<text:line-break/> <text:s text:c="11"/></text:span><text:span text:style-name="T5">std</text:span><text:span text:style-name="T11">::cin </text:span><text:span text:style-name="T9">&gt;&gt; </text:span><text:span text:style-name="T11">userInput;<text:line-break/><text:line-break/> <text:s text:c="11"/></text:span><text:span text:style-name="T1">// Jeżeli wybrany kurs istnieje<text:line-break/> <text:s text:c="11"/></text:span><text:span text:style-name="T4">if</text:span><text:span text:style-name="T11">(</text:span><text:span text:style-name="T5">std</text:span><text:span text:style-name="T11">::stoi(userInput) - </text:span><text:span text:style-name="T10">1 </text:span><text:span text:style-name="T11">&lt; getCoursesSize()) {<text:line-break/> <text:s text:c="15"/></text:span><text:span text:style-name="T1">// Przejdź przez wszystkie kursy studenta<text:line-break/> <text:s text:c="15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student-&gt;getCoursesSize(); i++) {<text:line-break/> <text:s text:c="19"/></text:span><text:span text:style-name="T1">// Jeżeli student jest już zapisany na dany kurs<text:line-break/> <text:s text:c="19"/></text:span><text:span text:style-name="T4">if</text:span><text:span text:style-name="T11">(student-&gt;getCourseAtIndex(i)-&gt;getName() </text:span><text:span text:style-name="T9">== </text:span><text:span text:style-name="T8">courses</text:span><text:span text:style-name="T9">[</text:span><text:span text:style-name="T5">std</text:span><text:span text:style-name="T11">::stoi(userInput) - </text:span><text:span text:style-name="T10">1</text:span><text:span text:style-name="T9">]</text:span><text:span text:style-name="T11">-&gt;getName()) {<text:line-break/> <text:s text:c="23"/></text:span><text:span text:style-name="T1">// Wyświetl komunikat o tym, że student jest już zapisany na ten kurs<text:line-break/> <text:s text:c="23"/></text:span><text:span text:style-name="T5">std</text:span><text:span text:style-name="T11">::cout </text:span><text:span text:style-name="T9">&lt;&lt; </text:span><text:span text:style-name="T3">"Juz jestes zapisany na ten kurs!" </text:span><text:span text:style-name="T9">&lt;&lt; </text:span><text:span text:style-name="T3">"</text:span><text:span text:style-name="T4">\n</text:span><text:span text:style-name="T3">"</text:span><text:span text:style-name="T11">;<text:line-break/> <text:s text:c="23"/></text:span><text:span text:style-name="T1">// Zakończ pętlę<text:line-break/> <text:s text:c="23"/></text:span><text:span text:style-name="T4">return</text:span><text:span text:style-name="T11">;<text:line-break/> <text:s text:c="19"/>}<text:line-break/> <text:s text:c="15"/>}<text:line-break/></text:span><text:soft-page-break/><text:span text:style-name="T11"> <text:s text:c="15"/></text:span><text:span text:style-name="T1">// Dodaj kurs do kursów studenta<text:line-break/> <text:s text:c="15"/></text:span><text:span text:style-name="T11">student-&gt;addCourse(</text:span><text:span text:style-name="T8">courses</text:span><text:span text:style-name="T9">[</text:span><text:span text:style-name="T5">std</text:span><text:span text:style-name="T11">::stoi(userInput) - </text:span><text:span text:style-name="T10">1</text:span><text:span text:style-name="T9">]</text:span><text:span text:style-name="T11">);<text:line-break/> <text:s text:c="15"/></text:span><text:span text:style-name="T1">// Dodaj studenta do uczestników kursu<text:line-break/> <text:s text:c="15"/></text:span><text:span text:style-name="T8">courses</text:span><text:span text:style-name="T9">[</text:span><text:span text:style-name="T5">std</text:span><text:span text:style-name="T11">::stoi(userInput) - </text:span><text:span text:style-name="T10">1</text:span><text:span text:style-name="T9">]</text:span><text:span text:style-name="T11">-&gt;addStudent(student);<text:line-break/> <text:s text:c="15"/></text:span><text:span text:style-name="T1">// Zapisz studenta do pliku kursów w formacie CSV<text:line-break/> <text:s text:c="15"/></text:span><text:span text:style-name="T11">saveCoursesToCSV(coursesFilePath);<text:line-break/> <text:s text:c="11"/></text:span><text:span text:style-name="T1">// Jeżeli użytkownik wybrał opcję powrotu<text:line-break/> <text:s text:c="11"/></text:span><text:span text:style-name="T11">} </text:span><text:span text:style-name="T4">else if</text:span><text:span text:style-name="T11">(</text:span><text:span text:style-name="T5">std</text:span><text:span text:style-name="T11">::stoi(userInput) - </text:span><text:span text:style-name="T10">1 </text:span><text:span text:style-name="T11">== getCoursesSize()) {<text:line-break/> <text:s text:c="15"/></text:span><text:span text:style-name="T1">// Wyświetl komunikat o opuszczeniu menu kursów<text:line-break/> <text:s text:c="15"/></text:span><text:span text:style-name="T5">std</text:span><text:span text:style-name="T11">::cout </text:span><text:span text:style-name="T9">&lt;&lt; </text:span><text:span text:style-name="T3">"Wyszedles z menu kursow!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1">// W przeciwnym wypadku<text:line-break/> <text:s text:c="11"/></text:span><text:span text:style-name="T11">} </text:span><text:span text:style-name="T4">else </text:span><text:span text:style-name="T11">{<text:line-break/> <text:s text:c="15"/></text:span><text:span text:style-name="T1">// Wyświetl komunikat o niepoprawnym wyborze<text:line-break/> <text:s text:c="15"/></text:span><text:span text:style-name="T5">std</text:span><text:span text:style-name="T11">::cout </text:span><text:span text:style-name="T9">&lt;&lt; </text:span><text:span text:style-name="T3">"Podany kurs nie istnieje!" </text:span><text:span text:style-name="T9">&lt;&lt; </text:span><text:span text:style-name="T3">"</text:span><text:span text:style-name="T4">\n</text:span><text:span text:style-name="T3">"</text:span><text:span text:style-name="T11">;<text:line-break/> <text:s text:c="11"/>}<text:line-break/> <text:s text:c="7"/></text:span><text:span text:style-name="T1">// Jeżeli użytkownik wybrał opcję 3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3"</text:span><text:span text:style-name="T11">) {<text:line-break/> <text:s text:c="11"/></text:span><text:span text:style-name="T1">// Utwórz zmienną przechowującą nazwe kursu do usunięcia<text:line-break/> <text:s text:c="11"/></text:span><text:span text:style-name="T5">std</text:span><text:span text:style-name="T11">::</text:span><text:span text:style-name="T6">string </text:span><text:span text:style-name="T11">courseToDeleteName = </text:span><text:span text:style-name="T3">""</text:span><text:span text:style-name="T11">;<text:line-break/><text:line-break/> <text:s text:c="11"/></text:span><text:span text:style-name="T1">// Wyświetl kursy studenta<text:line-break/> <text:s text:c="11"/></text:span><text:span text:style-name="T11">student-&gt;printCourses();<text:line-break/> <text:s text:c="11"/></text:span><text:span text:style-name="T1">// Wyświetl opcję powrotu<text:line-break/> <text:s text:c="11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student-&gt;getCoursesSize() + </text:span><text:span text:style-name="T10">1 </text:span><text:span text:style-name="T9">&lt;&lt; </text:span><text:span text:style-name="T3">". Wroc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11"/></text:span><text:span text:style-name="T1">// Wyświetl komunikat o wyborze kursu<text:line-break/> <text:s text:c="11"/></text:span><text:span text:style-name="T5">std</text:span><text:span text:style-name="T11">::cout </text:span><text:span text:style-name="T9">&lt;&lt; </text:span><text:span text:style-name="T3">"Wybierz kurs: "</text:span><text:span text:style-name="T11">;<text:line-break/> <text:s text:c="11"/></text:span><text:span text:style-name="T1">// Pobierz wybór użytkownika<text:line-break/> <text:s text:c="11"/></text:span><text:span text:style-name="T5">std</text:span><text:span text:style-name="T11">::cin </text:span><text:span text:style-name="T9">&gt;&gt; </text:span><text:span text:style-name="T11">userInput;<text:line-break/><text:line-break/> <text:s text:c="11"/></text:span><text:span text:style-name="T1">// Jeżeli wybrany kurs istnieje<text:line-break/> <text:s text:c="11"/></text:span><text:span text:style-name="T4">if</text:span><text:span text:style-name="T11">(</text:span><text:span text:style-name="T5">std</text:span><text:span text:style-name="T11">::stoi(userInput) - </text:span><text:span text:style-name="T10">1 </text:span><text:span text:style-name="T11">&lt; student-&gt;getCoursesSize()) {<text:line-break/> <text:s text:c="15"/></text:span><text:span text:style-name="T1">// Przejdz przez wszystkie kursy wykładowcy<text:line-break/> <text:s text:c="15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student-&gt;getCoursesSize(); i++) {<text:line-break/> <text:s text:c="19"/></text:span><text:span text:style-name="T1">// Jeżeli nazwa kursu o podanym indeksie jest taka sama jak nazwa kursu o podanym indeksie<text:line-break/> <text:s text:c="19"/></text:span><text:span text:style-name="T4">if</text:span><text:span text:style-name="T11">(student-&gt;getCourseAtIndex(i)-&gt;getName() </text:span><text:span text:style-name="T9">== </text:span><text:span text:style-name="T11">student-&gt;getCourseAtIndex(</text:span><text:span text:style-name="T5">std</text:span><text:span text:style-name="T11">::stoi(userInput) - </text:span><text:span text:style-name="T10">1</text:span><text:span text:style-name="T11">)-&gt;getName()) {<text:line-break/> <text:s text:c="23"/></text:span><text:span text:style-name="T1">// Ustaw zmienną przechowującą nazwe kursu do usunięcia na nazwę kursu o podanym indeksie<text:line-break/> <text:s text:c="23"/></text:span><text:span text:style-name="T5">std</text:span><text:span text:style-name="T11">::</text:span><text:span text:style-name="T6">string </text:span><text:span text:style-name="T11">courseToDeleteName = student-&gt;getCourseAtIndex(i)-&gt;getName();<text:line-break/> <text:s text:c="23"/></text:span><text:span text:style-name="T1">// Przejdz przez wszystkie kursy systemu<text:line-break/> <text:s text:c="23"/></text:span><text:span text:style-name="T4">for</text:span><text:span text:style-name="T11">(</text:span><text:span text:style-name="T4">int </text:span><text:span text:style-name="T11">j = </text:span><text:span text:style-name="T10">0</text:span><text:span text:style-name="T11">; j &lt; </text:span><text:span text:style-name="T8">courses</text:span><text:span text:style-name="T11">.size(); j++) {<text:line-break/> <text:s text:c="27"/></text:span><text:span text:style-name="T1">// Jeżeli nazwa kursu o podanym indeksie jest taka sama jak nazwa kursu do usunięcia<text:line-break/> <text:s text:c="27"/></text:span><text:span text:style-name="T4">if</text:span><text:span text:style-name="T11">(</text:span><text:span text:style-name="T8">courses</text:span><text:span text:style-name="T9">[</text:span><text:span text:style-name="T11">j</text:span><text:span text:style-name="T9">]</text:span><text:span text:style-name="T11">-&gt;getName() </text:span><text:span text:style-name="T9">== </text:span><text:span text:style-name="T11">courseToDeleteName) {<text:line-break/> <text:s text:c="31"/></text:span><text:span text:style-name="T1">// Usuń studenta z listy uczestników kursu<text:line-break/> <text:s text:c="31"/></text:span><text:span text:style-name="T8">courses</text:span><text:span text:style-name="T9">[</text:span><text:span text:style-name="T11">j</text:span><text:span text:style-name="T9">]</text:span><text:span text:style-name="T11">-&gt;removeStudent(student-&gt;getLogin());<text:line-break/> <text:s text:c="31"/></text:span><text:span text:style-name="T1">// Usuń kurs z listy kursów studenta<text:line-break/> <text:s text:c="31"/></text:span><text:span text:style-name="T11">student-&gt;removeCourse(courseToDeleteName);<text:line-break/> <text:s text:c="31"/></text:span><text:span text:style-name="T1">// Wyświetl komunikat wyjścia z kursu<text:line-break/> <text:s text:c="31"/></text:span><text:span text:style-name="T5">std</text:span><text:span text:style-name="T11">::cout </text:span><text:span text:style-name="T9">&lt;&lt; </text:span><text:span text:style-name="T3">"Wyszedles z kursu " </text:span><text:span text:style-name="T9">&lt;&lt; </text:span><text:span text:style-name="T8">courses</text:span><text:span text:style-name="T9">[</text:span><text:span text:style-name="T11">j</text:span><text:span text:style-name="T9">]</text:span><text:span text:style-name="T11">-&gt;getName() </text:span><text:span text:style-name="T9">&lt;&lt; </text:span><text:span text:style-name="T3">"!" </text:span><text:span text:style-name="T9">&lt;&lt; </text:span><text:span text:style-name="T3">"</text:span><text:span text:style-name="T4">\n</text:span><text:span text:style-name="T3">"</text:span><text:span text:style-name="T11">;<text:line-break/> <text:s text:c="27"/>}<text:line-break/> <text:s text:c="23"/>}<text:line-break/> <text:s text:c="19"/>}<text:line-break/> <text:s text:c="15"/>}<text:line-break/> <text:s text:c="11"/></text:span><text:span text:style-name="T1">// Jeżeli użytkownik wybrał opcję powrotu<text:line-break/> <text:s text:c="11"/></text:span><text:span text:style-name="T11">} </text:span><text:span text:style-name="T4">else if</text:span><text:span text:style-name="T11">(</text:span><text:span text:style-name="T5">std</text:span><text:span text:style-name="T11">::stoi(userInput) - </text:span><text:span text:style-name="T10">1 </text:span><text:span text:style-name="T11">== student-&gt;getCoursesSize()) {<text:line-break/> <text:s text:c="15"/></text:span><text:span text:style-name="T1">// Wyświetl komunikat o opuszczeniu menu kursów<text:line-break/> <text:s text:c="15"/></text:span><text:span text:style-name="T5">std</text:span><text:span text:style-name="T11">::cout </text:span><text:span text:style-name="T9">&lt;&lt; </text:span><text:span text:style-name="T3">"Wyszedles z menu kursow!" </text:span><text:span text:style-name="T9">&lt;&lt; </text:span><text:span text:style-name="T3">"</text:span><text:span text:style-name="T4">\n</text:span><text:span text:style-name="T3">"</text:span><text:span text:style-name="T11">;<text:line-break/> <text:s text:c="11"/>} </text:span><text:span text:style-name="T4">else </text:span><text:span text:style-name="T11">{<text:line-break/> <text:s text:c="15"/></text:span><text:span text:style-name="T1">// Wyświetl komunikat o niepoprawnym wyborze<text:line-break/> <text:s text:c="15"/></text:span><text:span text:style-name="T5">std</text:span><text:span text:style-name="T11">::cout </text:span><text:span text:style-name="T9">&lt;&lt; </text:span><text:span text:style-name="T3">"Podany kurs nie istnieje!" </text:span><text:span text:style-name="T9">&lt;&lt; </text:span><text:span text:style-name="T3">"</text:span><text:span text:style-name="T4">\n</text:span><text:span text:style-name="T3">"</text:span><text:span text:style-name="T11">;<text:line-break/></text:span><text:soft-page-break/><text:span text:style-name="T11"> <text:s text:c="11"/>}<text:line-break/> <text:s text:c="7"/></text:span><text:span text:style-name="T1">// Jeżeli użytkownik wybrał opcję 4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4"</text:span><text:span text:style-name="T11">) {<text:line-break/> <text:s text:c="11"/></text:span><text:span text:style-name="T1">// Wyświetl kursy studenta<text:line-break/> <text:s text:c="11"/></text:span><text:span text:style-name="T11">student-&gt;printCourses();<text:line-break/> <text:s text:c="7"/></text:span><text:span text:style-name="T1">// Jeżeli użytkownik wybrał opcję 5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5"</text:span><text:span text:style-name="T11">) {<text:line-break/> <text:s text:c="11"/></text:span><text:span text:style-name="T1">// Wyświetl wszystkie kursy<text:line-break/> <text:s text:c="11"/></text:span><text:span text:style-name="T11">printCourses();<text:line-break/> <text:s text:c="7"/></text:span><text:span text:style-name="T1">// Jeżeli użytkownik wybrał opcję 6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6"</text:span><text:span text:style-name="T11">) {<text:line-break/> <text:s text:c="11"/></text:span><text:span text:style-name="T1">// Wyświetl komunikat o opuszczeniu menu kursów<text:line-break/> <text:s text:c="11"/></text:span><text:span text:style-name="T5">std</text:span><text:span text:style-name="T11">::cout </text:span><text:span text:style-name="T9">&lt;&lt; </text:span><text:span text:style-name="T3">"Wyszedles z menu kursow!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1">// Zakończ pętlę<text:line-break/> <text:s text:c="11"/></text:span><text:span text:style-name="T4">break</text:span><text:span text:style-name="T11">;<text:line-break/> <text:s text:c="7"/></text:span><text:span text:style-name="T1">// W przeciwnym wypadku<text:line-break/> <text:s text:c="7"/></text:span><text:span text:style-name="T11">} </text:span><text:span text:style-name="T4">else </text:span><text:span text:style-name="T11">{<text:line-break/> <text:s text:c="11"/></text:span><text:span text:style-name="T1">// Wyświetl komunikat o niepoprawnym wyborze<text:line-break/> <text:s text:c="11"/></text:span><text:span text:style-name="T5">std</text:span><text:span text:style-name="T11">::cout </text:span><text:span text:style-name="T9">&lt;&lt; </text:span><text:span text:style-name="T3">"Niepoprawna opcja!" </text:span><text:span text:style-name="T9">&lt;&lt; </text:span><text:span text:style-name="T3">"</text:span><text:span text:style-name="T4">\n</text:span><text:span text:style-name="T3">"</text:span><text:span text:style-name="T11">;<text:line-break/> <text:s text:c="7"/>}<text:line-break/> <text:s text:c="3"/>}<text:line-break/>}<text:line-break/><text:line-break/></text:span><text:span text:style-name="T1">// Metoda otwierająca menu kursów dla wykładowcy<text:line-break/></text:span><text:span text:style-name="T4">void </text:span><text:span text:style-name="T5">System</text:span><text:span text:style-name="T11">::</text:span><text:span text:style-name="T7">lecturerCourseMenu</text:span><text:span text:style-name="T11">(</text:span><text:span text:style-name="T5">Lecturer </text:span><text:span text:style-name="T11">* lecturer) {<text:line-break/> <text:s text:c="3"/></text:span><text:span text:style-name="T1">// Utwórz zmienną przechowującą dane użytkownika<text:line-break/> <text:s text:c="3"/></text:span><text:span text:style-name="T5">std</text:span><text:span text:style-name="T11">::</text:span><text:span text:style-name="T6">string </text:span><text:span text:style-name="T11">userInput;<text:line-break/><text:line-break/> <text:s text:c="3"/></text:span><text:span text:style-name="T1">// Pętla do wyboru opcji systemu wykładowcy<text:line-break/> <text:s text:c="3"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świetl menu kursów wykładowcy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~~~~~~~~~~~~~~~~~~~~~~~~~~~~~~~~~~~~~~~Menu Kursow~~~~~~~~~~~~~~~~~~~~~~~~~~~~~~~~~~~~~~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========================================================================================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1. Wybierz ze swoich kursow <text:s text:c="59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2. Utworz kurs <text:s text:c="72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3. Zamknij kurs <text:s text:c="71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4. Wyswietl swoje kursy <text:s text:c="63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5. Wyswietl wszystkie kursy <text:s text:c="59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6. Wroc <text:s text:c="79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 <text:s text:c="7"/></text:span><text:span text:style-name="T5">std</text:span><text:span text:style-name="T11">::cin </text:span><text:span text:style-name="T9">&gt;&gt; </text:span><text:span text:style-name="T11">userInput;<text:line-break/><text:line-break/> <text:s text:c="7"/></text:span><text:span text:style-name="T1">// Wykonaj akcję w zależności od wyboru użytkownika<text:line-break/> <text:s text:c="7"/>// Jeżeli użytkownik wybrał opcję 1<text:line-break/> <text:s text:c="7"/></text:span><text:span text:style-name="T4">if</text:span><text:span text:style-name="T11">(userInput </text:span><text:span text:style-name="T9">== </text:span><text:span text:style-name="T3">"1"</text:span><text:span text:style-name="T11">) {<text:line-break/> <text:s text:c="11"/></text:span><text:span text:style-name="T1">// Wyświetl kursy wykładowcy<text:line-break/> <text:s text:c="11"/></text:span><text:span text:style-name="T11">lecturer-&gt;printCourses();<text:line-break/> <text:s text:c="11"/></text:span><text:span text:style-name="T1">// Wyświetl opcję powrotu<text:line-break/> <text:s text:c="11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lecturer-&gt;getCoursesSize() + </text:span><text:span text:style-name="T10">1 </text:span><text:span text:style-name="T9">&lt;&lt; </text:span><text:span text:style-name="T3">". Wroc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</text:span><text:soft-page-break/><text:span text:style-name="T11"> <text:s text:c="11"/></text:span><text:span text:style-name="T5">std</text:span><text:span text:style-name="T11">::cout </text:span><text:span text:style-name="T9">&lt;&lt; </text:span><text:span text:style-name="T3">"Wybierz kurs: "</text:span><text:span text:style-name="T11">; <text:s/></text:span><text:span text:style-name="T1">// Wyświetl komunikat o wyborze kursu<text:line-break/> <text:s text:c="11"/></text:span><text:span text:style-name="T5">std</text:span><text:span text:style-name="T11">::cin </text:span><text:span text:style-name="T9">&gt;&gt; </text:span><text:span text:style-name="T11">userInput; <text:s/></text:span><text:span text:style-name="T1">// Pobierz wybór użytkownika<text:line-break/><text:line-break/> <text:s text:c="11"/>// Jeżeli wybrany kurs istnieje<text:line-break/> <text:s text:c="11"/></text:span><text:span text:style-name="T4">if</text:span><text:span text:style-name="T11">(</text:span><text:span text:style-name="T5">std</text:span><text:span text:style-name="T11">::stoi(userInput) - </text:span><text:span text:style-name="T10">1 </text:span><text:span text:style-name="T11">&lt; lecturer-&gt;getCoursesSize()) {<text:line-break/> <text:s text:c="15"/></text:span><text:span text:style-name="T1">// Wywołaj menu kursu wykładowcy o podanym indeksie<text:line-break/> <text:s text:c="15"/></text:span><text:span text:style-name="T11">lecturer-&gt;getCourseAtIndex(</text:span><text:span text:style-name="T5">std</text:span><text:span text:style-name="T11">::stoi(userInput) - </text:span><text:span text:style-name="T10">1</text:span><text:span text:style-name="T11">)-&gt;openLecturerCourseMenu(lecturer);<text:line-break/> <text:s text:c="11"/></text:span><text:span text:style-name="T1">// Jeżeli użytkownik wybrał opcję powrotu<text:line-break/> <text:s text:c="11"/></text:span><text:span text:style-name="T11">} </text:span><text:span text:style-name="T4">else if</text:span><text:span text:style-name="T11">(</text:span><text:span text:style-name="T5">std</text:span><text:span text:style-name="T11">::stoi(userInput) - </text:span><text:span text:style-name="T10">1 </text:span><text:span text:style-name="T11">== lecturer-&gt;getCoursesSize()) {<text:line-break/> <text:s text:c="15"/></text:span><text:span text:style-name="T1">// Wyświetl komunikat o opuszczeniu menu kursów<text:line-break/> <text:s text:c="15"/></text:span><text:span text:style-name="T5">std</text:span><text:span text:style-name="T11">::cout </text:span><text:span text:style-name="T9">&lt;&lt; </text:span><text:span text:style-name="T3">"Wyszedles z menu kursow!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1">// W przeciwnym wypadku<text:line-break/> <text:s text:c="11"/></text:span><text:span text:style-name="T11">} </text:span><text:span text:style-name="T4">else </text:span><text:span text:style-name="T11">{<text:line-break/> <text:s text:c="15"/></text:span><text:span text:style-name="T1">// Wyświetl komunikat o niepoprawnym wyborze<text:line-break/> <text:s text:c="15"/></text:span><text:span text:style-name="T5">std</text:span><text:span text:style-name="T11">::cout </text:span><text:span text:style-name="T9">&lt;&lt; </text:span><text:span text:style-name="T3">"Podany kurs nie istnieje!" </text:span><text:span text:style-name="T9">&lt;&lt; </text:span><text:span text:style-name="T3">"</text:span><text:span text:style-name="T4">\n</text:span><text:span text:style-name="T3">"</text:span><text:span text:style-name="T11">;<text:line-break/> <text:s text:c="11"/>}<text:line-break/> <text:s text:c="7"/></text:span><text:span text:style-name="T1">// Jeżeli użytkownik wybrał opcję 2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2"</text:span><text:span text:style-name="T11">) {<text:line-break/> <text:s text:c="11"/></text:span><text:span text:style-name="T1">// Utwórz zmienną przechowującą linie tekstu<text:line-break/> <text:s text:c="11"/></text:span><text:span text:style-name="T5">std</text:span><text:span text:style-name="T11">::</text:span><text:span text:style-name="T6">string </text:span><text:span text:style-name="T11">inputLine;<text:line-break/> <text:s text:c="11"/></text:span><text:span text:style-name="T1">// Zresetuj zmienną przechowującą dane użytkownika<text:line-break/> <text:s text:c="11"/></text:span><text:span text:style-name="T11">userInput </text:span><text:span text:style-name="T9">= </text:span><text:span text:style-name="T3">""</text:span><text:span text:style-name="T11">;<text:line-break/><text:line-break/> <text:s text:c="11"/></text:span><text:span text:style-name="T1">// Wyświetl komunikat o podaniu nazwy kursu<text:line-break/> <text:s text:c="11"/></text:span><text:span text:style-name="T5">std</text:span><text:span text:style-name="T11">::cout </text:span><text:span text:style-name="T9">&lt;&lt; </text:span><text:span text:style-name="T3">"Podaj nazwe kursu: "</text:span><text:span text:style-name="T11">;<text:line-break/> <text:s text:c="11"/></text:span><text:span text:style-name="T1">// Pobierz nazwę kursu<text:line-break/> <text:s text:c="11"/></text:span><text:span text:style-name="T4">while</text:span><text:span text:style-name="T11">(</text:span><text:span text:style-name="T5">std</text:span><text:span text:style-name="T11">::getline(</text:span><text:span text:style-name="T5">std</text:span><text:span text:style-name="T11">::cin, inputLine)) {<text:line-break/> <text:s text:c="15"/></text:span><text:span text:style-name="T1">// Dodaj linię tekstu do zmiennej przechowującej dane użytkownika<text:line-break/> <text:s text:c="15"/></text:span><text:span text:style-name="T11">userInput </text:span><text:span text:style-name="T9">+= </text:span><text:span text:style-name="T11">inputLine;<text:line-break/> <text:s text:c="15"/></text:span><text:span text:style-name="T4">if</text:span><text:span text:style-name="T11">(inputLine.find(</text:span><text:span text:style-name="T3">' '</text:span><text:span text:style-name="T11">) != </text:span><text:span text:style-name="T5">std</text:span><text:span text:style-name="T11">::</text:span><text:span text:style-name="T6">string</text:span><text:span text:style-name="T11">::</text:span><text:span text:style-name="T8">npos</text:span><text:span text:style-name="T11">) {<text:line-break/> <text:s text:c="19"/></text:span><text:span text:style-name="T1">// Jeżeli w linii tekstu znajduje się spacja, zakończ pobieranie<text:line-break/> <text:s text:c="19"/></text:span><text:span text:style-name="T4">break</text:span><text:span text:style-name="T11">;<text:line-break/> <text:s text:c="15"/>}<text:line-break/> <text:s text:c="11"/>}<text:line-break/><text:line-break/> <text:s text:c="11"/></text:span><text:span text:style-name="T1">// Przejdź przez wszystkie kursy<text:line-break/> <text:s text:c="11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courses</text:span><text:span text:style-name="T11">.size(); i++) {<text:line-break/> <text:s text:c="15"/></text:span><text:span text:style-name="T1">// Jeżeli nazwa kursu jest taka sama jak nazwa kursu do utworzenia<text:line-break/> <text:s text:c="15"/></text:span><text:span text:style-name="T4">if</text:span><text:span text:style-name="T11">(</text:span><text:span text:style-name="T8">courses</text:span><text:span text:style-name="T9">[</text:span><text:span text:style-name="T11">i</text:span><text:span text:style-name="T9">]</text:span><text:span text:style-name="T11">-&gt;getName() </text:span><text:span text:style-name="T9">== </text:span><text:span text:style-name="T11">userInput) {<text:line-break/> <text:s text:c="19"/></text:span><text:span text:style-name="T1">// Wyświetl komunikat o istnieniu kursu<text:line-break/> <text:s text:c="19"/></text:span><text:span text:style-name="T5">std</text:span><text:span text:style-name="T11">::cout </text:span><text:span text:style-name="T9">&lt;&lt; </text:span><text:span text:style-name="T3">"Kurs o podanej nazwie juz istnieje!" </text:span><text:span text:style-name="T9">&lt;&lt; </text:span><text:span text:style-name="T3">"</text:span><text:span text:style-name="T4">\n</text:span><text:span text:style-name="T3">"</text:span><text:span text:style-name="T11">;<text:line-break/> <text:s text:c="19"/></text:span><text:span text:style-name="T1">// Wyjdź z pętli<text:line-break/> <text:s text:c="19"/></text:span><text:span text:style-name="T4">return</text:span><text:span text:style-name="T11">;<text:line-break/> <text:s text:c="15"/>}<text:line-break/> <text:s text:c="11"/>}<text:line-break/><text:line-break/> <text:s text:c="11"/></text:span><text:span text:style-name="T1">// Utwórz nowy kurs o podanej nazwie i wykładowcy<text:line-break/> <text:s text:c="11"/></text:span><text:span text:style-name="T5">Course </text:span><text:span text:style-name="T11">* newCourse = </text:span><text:span text:style-name="T4">new </text:span><text:span text:style-name="T11">Course(userInput, lecturer);<text:line-break/> <text:s text:c="11"/></text:span><text:span text:style-name="T1">// Dodaj kurs do listy kursów systemu<text:line-break/> <text:s text:c="11"/></text:span><text:span text:style-name="T11">addCourse(newCourse);<text:line-break/> <text:s text:c="11"/></text:span><text:span text:style-name="T1">// Dodaj kurs do listy kursów wykładowcy<text:line-break/> <text:s text:c="11"/></text:span><text:span text:style-name="T11">lecturer-&gt;addCourse(newCourse);<text:line-break/> <text:s text:c="11"/></text:span><text:span text:style-name="T1">// Zapisz kurs do pliku kursów w formacie CSV<text:line-break/> <text:s text:c="11"/></text:span><text:span text:style-name="T11">saveCoursesToCSV(coursesFilePath);<text:line-break/> <text:s text:c="11"/></text:span><text:span text:style-name="T1">// Wyświetl komunikat o utworzeniu kursu<text:line-break/> <text:s text:c="11"/></text:span><text:span text:style-name="T5">std</text:span><text:span text:style-name="T11">::cout </text:span><text:span text:style-name="T9">&lt;&lt; </text:span><text:span text:style-name="T3">"Kurs zostal utworzony!" </text:span><text:span text:style-name="T9">&lt;&lt; </text:span><text:span text:style-name="T3">"</text:span><text:span text:style-name="T4">\n</text:span><text:span text:style-name="T3">"</text:span><text:span text:style-name="T11">;<text:line-break/><text:line-break/> <text:s text:c="7"/></text:span><text:span text:style-name="T1">// Jeżeli użytkownik wybrał opcję 3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3"</text:span><text:span text:style-name="T11">) {<text:line-break/> <text:s text:c="11"/></text:span><text:span text:style-name="T1">// Utwórz zmienną przechowującą nazwe kursu do usunięcia<text:line-break/> <text:s text:c="11"/></text:span><text:span text:style-name="T5">std</text:span><text:span text:style-name="T11">::</text:span><text:span text:style-name="T6">string </text:span><text:span text:style-name="T11">courseToDeleteName = </text:span><text:span text:style-name="T3">""</text:span><text:span text:style-name="T11">;<text:line-break/><text:line-break/> <text:s text:c="11"/></text:span><text:span text:style-name="T1">// Wyświetl kursy wykładowcy<text:line-break/></text:span><text:soft-page-break/><text:span text:style-name="T1"> <text:s text:c="11"/></text:span><text:span text:style-name="T11">lecturer-&gt;printCourses();<text:line-break/> <text:s text:c="11"/></text:span><text:span text:style-name="T1">// Wyświetl opcję powrotu<text:line-break/> <text:s text:c="11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lecturer-&gt;getCoursesSize() + </text:span><text:span text:style-name="T10">1 </text:span><text:span text:style-name="T9">&lt;&lt; </text:span><text:span text:style-name="T3">". Wroc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11"/></text:span><text:span text:style-name="T1">// Wyświetl komunikat o wyborze kursu<text:line-break/> <text:s text:c="11"/></text:span><text:span text:style-name="T5">std</text:span><text:span text:style-name="T11">::cout </text:span><text:span text:style-name="T9">&lt;&lt; </text:span><text:span text:style-name="T3">"Wybierz kurs: "</text:span><text:span text:style-name="T11">;<text:line-break/> <text:s text:c="11"/></text:span><text:span text:style-name="T1">// Pobierz wybór użytkownika<text:line-break/> <text:s text:c="11"/></text:span><text:span text:style-name="T5">std</text:span><text:span text:style-name="T11">::cin </text:span><text:span text:style-name="T9">&gt;&gt; </text:span><text:span text:style-name="T11">userInput;<text:line-break/><text:line-break/> <text:s text:c="11"/></text:span><text:span text:style-name="T1">// Jeżeli wybrany kurs istnieje<text:line-break/> <text:s text:c="11"/></text:span><text:span text:style-name="T4">if</text:span><text:span text:style-name="T11">(</text:span><text:span text:style-name="T5">std</text:span><text:span text:style-name="T11">::stoi(userInput) - </text:span><text:span text:style-name="T10">1 </text:span><text:span text:style-name="T11">&lt; lecturer-&gt;getCoursesSize()) {<text:line-break/> <text:s text:c="15"/></text:span><text:span text:style-name="T1">// Przejdz przez wszystkie kursy wykładowcy<text:line-break/> <text:s text:c="15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lecturer-&gt;getCoursesSize(); i++) {<text:line-break/> <text:s text:c="19"/></text:span><text:span text:style-name="T1">// Jeżeli nazwa kursu o podanym indeksie jest taka sama jak nazwa kursu o podanym indeksie<text:line-break/> <text:s text:c="19"/></text:span><text:span text:style-name="T4">if</text:span><text:span text:style-name="T11">(lecturer-&gt;getCourseAtIndex(i)-&gt;getName() </text:span><text:span text:style-name="T9">== </text:span><text:span text:style-name="T11">lecturer-&gt;getCourseAtIndex(</text:span><text:span text:style-name="T5">std</text:span><text:span text:style-name="T11">::stoi(userInput) - </text:span><text:span text:style-name="T10">1</text:span><text:span text:style-name="T11">)-&gt;getName()) {<text:line-break/> <text:s text:c="23"/></text:span><text:span text:style-name="T1">// Ustaw zmienną przechowującą nazwe kursu do usunięcia na nazwę kursu o podanym indeksie<text:line-break/> <text:s text:c="23"/></text:span><text:span text:style-name="T5">std</text:span><text:span text:style-name="T11">::</text:span><text:span text:style-name="T6">string </text:span><text:span text:style-name="T11">courseToDeleteName = lecturer-&gt;getCourseAtIndex(i)-&gt;getName();<text:line-break/> <text:s text:c="23"/></text:span><text:span text:style-name="T1">// Przejdz przez wszystkie kursy systemu<text:line-break/> <text:s text:c="23"/></text:span><text:span text:style-name="T4">for</text:span><text:span text:style-name="T11">(</text:span><text:span text:style-name="T4">int </text:span><text:span text:style-name="T11">j = </text:span><text:span text:style-name="T10">0</text:span><text:span text:style-name="T11">; j &lt; </text:span><text:span text:style-name="T8">courses</text:span><text:span text:style-name="T11">.size(); j++) {<text:line-break/> <text:s text:c="27"/></text:span><text:span text:style-name="T1">// Jeżeli nazwa kursu o podanym indeksie jest taka sama jak nazwa kursu do usunięcia<text:line-break/> <text:s text:c="27"/></text:span><text:span text:style-name="T4">if</text:span><text:span text:style-name="T11">(</text:span><text:span text:style-name="T8">courses</text:span><text:span text:style-name="T9">[</text:span><text:span text:style-name="T11">j</text:span><text:span text:style-name="T9">]</text:span><text:span text:style-name="T11">-&gt;getName() </text:span><text:span text:style-name="T9">== </text:span><text:span text:style-name="T11">courseToDeleteName) {<text:line-break/> <text:s text:c="31"/></text:span><text:span text:style-name="T1">// Usuń kurs z listy kursów systemu<text:line-break/> <text:s text:c="31"/></text:span><text:span text:style-name="T8">courses</text:span><text:span text:style-name="T11">.erase(</text:span><text:span text:style-name="T8">courses</text:span><text:span text:style-name="T11">.begin() </text:span><text:span text:style-name="T9">+ </text:span><text:span text:style-name="T11">j);<text:line-break/> <text:s text:c="31"/></text:span><text:span text:style-name="T1">// Zapisz kursy do pliku kursów w formacie CSV<text:line-break/> <text:s text:c="31"/></text:span><text:span text:style-name="T11">saveCoursesToCSV(coursesFilePath);<text:line-break/> <text:s text:c="31"/></text:span><text:span text:style-name="T1">// Usuń kurs z listy kursów wykładowcy<text:line-break/> <text:s text:c="31"/></text:span><text:span text:style-name="T11">lecturer-&gt;removeCourse(courseToDeleteName);<text:line-break/> <text:s text:c="31"/></text:span><text:span text:style-name="T1">// Wyświetl komunikat o usunięciu kursu<text:line-break/> <text:s text:c="31"/></text:span><text:span text:style-name="T5">std</text:span><text:span text:style-name="T11">::cout </text:span><text:span text:style-name="T9">&lt;&lt; </text:span><text:span text:style-name="T3">"Kurs " </text:span><text:span text:style-name="T9">&lt;&lt; </text:span><text:span text:style-name="T11">courseToDeleteName </text:span><text:span text:style-name="T9">&lt;&lt; </text:span><text:span text:style-name="T3">" zostal zamkniety!" </text:span><text:span text:style-name="T9">&lt;&lt; </text:span><text:span text:style-name="T3">"</text:span><text:span text:style-name="T4">\n</text:span><text:span text:style-name="T3">"</text:span><text:span text:style-name="T11">;<text:line-break/> <text:s text:c="27"/>}<text:line-break/> <text:s text:c="23"/>}<text:line-break/> <text:s text:c="19"/>}<text:line-break/> <text:s text:c="15"/>}<text:line-break/> <text:s text:c="11"/></text:span><text:span text:style-name="T1">// Jeżeli użytkownik wybrał opcję powrotu<text:line-break/> <text:s text:c="11"/></text:span><text:span text:style-name="T11">} </text:span><text:span text:style-name="T4">else if</text:span><text:span text:style-name="T11">(</text:span><text:span text:style-name="T5">std</text:span><text:span text:style-name="T11">::stoi(userInput) - </text:span><text:span text:style-name="T10">1 </text:span><text:span text:style-name="T11">== lecturer-&gt;getCoursesSize()) {<text:line-break/> <text:s text:c="15"/></text:span><text:span text:style-name="T1">// Wyświetl komunikat o opuszczeniu menu kursów<text:line-break/> <text:s text:c="15"/></text:span><text:span text:style-name="T5">std</text:span><text:span text:style-name="T11">::cout </text:span><text:span text:style-name="T9">&lt;&lt; </text:span><text:span text:style-name="T3">"Wyszedles z menu kursow!" </text:span><text:span text:style-name="T9">&lt;&lt; </text:span><text:span text:style-name="T3">"</text:span><text:span text:style-name="T4">\n</text:span><text:span text:style-name="T3">"</text:span><text:span text:style-name="T11">;<text:line-break/> <text:s text:c="11"/>} </text:span><text:span text:style-name="T4">else </text:span><text:span text:style-name="T11">{<text:line-break/> <text:s text:c="15"/></text:span><text:span text:style-name="T1">// Wyświetl komunikat o niepoprawnym wyborze<text:line-break/> <text:s text:c="15"/></text:span><text:span text:style-name="T5">std</text:span><text:span text:style-name="T11">::cout </text:span><text:span text:style-name="T9">&lt;&lt; </text:span><text:span text:style-name="T3">"Podany kurs nie istnieje!" </text:span><text:span text:style-name="T9">&lt;&lt; </text:span><text:span text:style-name="T3">"</text:span><text:span text:style-name="T4">\n</text:span><text:span text:style-name="T3">"</text:span><text:span text:style-name="T11">;<text:line-break/> <text:s text:c="11"/>}<text:line-break/> <text:s text:c="7"/></text:span><text:span text:style-name="T1">// Jeżeli użytkownik wybrał opcję 4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4"</text:span><text:span text:style-name="T11">) {<text:line-break/> <text:s text:c="11"/></text:span><text:span text:style-name="T1">// Wyświetl kursy wykładowcy<text:line-break/> <text:s text:c="11"/></text:span><text:span text:style-name="T11">lecturer-&gt;printCourses();<text:line-break/> <text:s text:c="7"/></text:span><text:span text:style-name="T1">// Jeżeli użytkownik wybrał opcję 5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5"</text:span><text:span text:style-name="T11">) {<text:line-break/> <text:s text:c="11"/></text:span><text:span text:style-name="T1">// Wyświetl wszystkie kursy<text:line-break/> <text:s text:c="11"/></text:span><text:span text:style-name="T11">printCourses();<text:line-break/> <text:s text:c="7"/></text:span><text:span text:style-name="T1">// Jeżeli użytkownik wybrał opcję 6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6"</text:span><text:span text:style-name="T11">) {<text:line-break/> <text:s text:c="11"/></text:span><text:span text:style-name="T1">// Wyświetl komunikat o opuszczeniu menu kursów<text:line-break/> <text:s text:c="11"/></text:span><text:span text:style-name="T5">std</text:span><text:span text:style-name="T11">::cout </text:span><text:span text:style-name="T9">&lt;&lt; </text:span><text:span text:style-name="T3">"Wyszedles z menu kursow!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1">// Wyjdź z pętli<text:line-break/> <text:s text:c="11"/></text:span><text:span text:style-name="T4">break</text:span><text:span text:style-name="T11">;<text:line-break/> <text:s text:c="7"/></text:span><text:span text:style-name="T1">// W przeciwnym wypadku<text:line-break/> <text:s text:c="7"/></text:span><text:span text:style-name="T11">} </text:span><text:span text:style-name="T4">else </text:span><text:span text:style-name="T11">{<text:line-break/> <text:s text:c="11"/></text:span><text:span text:style-name="T1">// Wyświetl komunikat o niepoprawnym wyborze<text:line-break/> <text:s text:c="11"/></text:span><text:span text:style-name="T5">std</text:span><text:span text:style-name="T11">::cout </text:span><text:span text:style-name="T9">&lt;&lt; </text:span><text:span text:style-name="T3">"Niepoprawna opcja!" </text:span><text:span text:style-name="T9">&lt;&lt; </text:span><text:span text:style-name="T3">"</text:span><text:span text:style-name="T4">\n</text:span><text:span text:style-name="T3">"</text:span><text:span text:style-name="T11">;<text:line-break/></text:span><text:soft-page-break/><text:span text:style-name="T11"> <text:s text:c="7"/>}<text:line-break/> <text:s text:c="3"/>}<text:line-break/>}</text:span></text:p>
      <text:p text:style-name="P2"><text:span text:style-name="T11"/></text:p>
      <text:p text:style-name="P3"/>
      <text:p text:style-name="P3">Course.h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Course.h<text:line-break/>// <text:s/>@ Date : 10.06.2023<text:line-break/>// <text:s/>@ Author : Tomasz Wnuk, Bartosz Szynkaruk, Mikołaj Hasiec<text:line-break/>//<text:line-break/>//<text:line-break/><text:line-break/></text:span><text:span text:style-name="T2">#if </text:span><text:span text:style-name="T11">!defined(</text:span><text:span text:style-name="T12">_COURSE_H</text:span><text:span text:style-name="T11">)<text:line-break/></text:span><text:span text:style-name="T2">#define </text:span><text:span text:style-name="T12">_COURSE_H<text:line-break/><text:line-break/></text:span><text:span text:style-name="T1">// Deklaracja zależności i bibliotek<text:line-break/></text:span><text:span text:style-name="T2">#include </text:span><text:span text:style-name="T3">&lt;string&gt;<text:line-break/></text:span><text:span text:style-name="T2">#include </text:span><text:span text:style-name="T3">&lt;vector&gt;<text:line-break/></text:span><text:span text:style-name="T2">#include </text:span><text:span text:style-name="T3">"Student.h"<text:line-break/></text:span><text:span text:style-name="T2">#include </text:span><text:span text:style-name="T3">"Lecturer.h"<text:line-break/></text:span><text:span text:style-name="T2">#include </text:span><text:span text:style-name="T3">"Material.h"<text:line-break/></text:span><text:span text:style-name="T2">#include </text:span><text:span text:style-name="T3">"VideoConference.h"<text:line-break/><text:line-break/></text:span><text:span text:style-name="T1">// Deklaracja klas<text:line-break/></text:span><text:span text:style-name="T4">class </text:span><text:span text:style-name="T5">Lecturer</text:span><text:span text:style-name="T11">;<text:line-break/></text:span><text:span text:style-name="T4">class </text:span><text:span text:style-name="T5">Student</text:span><text:span text:style-name="T11">;<text:line-break/></text:span><text:span text:style-name="T4">class </text:span><text:span text:style-name="T5">VideoConference</text:span><text:span text:style-name="T11">;<text:line-break/><text:line-break/></text:span><text:span text:style-name="T1">// Deklaracja klasy Course<text:line-break/></text:span><text:span text:style-name="T4">class </text:span><text:span text:style-name="T5">Course </text:span><text:span text:style-name="T11">{<text:line-break/></text:span><text:span text:style-name="T4">public</text:span><text:span text:style-name="T11">:<text:line-break/><text:tab/></text:span><text:span text:style-name="T7">Course</text:span><text:span text:style-name="T11">(</text:span><text:span text:style-name="T5">std</text:span><text:span text:style-name="T11">::</text:span><text:span text:style-name="T6">string </text:span><text:span text:style-name="T11">name, </text:span><text:span text:style-name="T5">Lecturer </text:span><text:span text:style-name="T11">* lecturer); <text:s/></text:span><text:span text:style-name="T1">// Konstruktor klasy Course przyjmujący nazwę kursu i wykładowcę prowadzącego kurs<text:line-break/> <text:s text:c="3"/></text:span><text:span text:style-name="T7">Course</text:span><text:span text:style-name="T11">(</text:span><text:span text:style-name="T5">std</text:span><text:span text:style-name="T11">::</text:span><text:span text:style-name="T6">string </text:span><text:span text:style-name="T11">name, </text:span><text:span text:style-name="T5">Lecturer </text:span><text:span text:style-name="T11">* lecturer, </text:span><text:span text:style-name="T5">std</text:span><text:span text:style-name="T11">::</text:span><text:span text:style-name="T6">string </text:span><text:span text:style-name="T11">isVideoConferenceCreated); <text:s/></text:span><text:span text:style-name="T1">// Konstruktor klasy Course przyjmujący nazwę kursu, wykładowcę prowadzącego kurs i informację o tym, czy wideokonferencja została utworzona<text:line-break/> <text:s text:c="3"/></text:span><text:span text:style-name="T5">std</text:span><text:span text:style-name="T11">::</text:span><text:span text:style-name="T6">string </text:span><text:span text:style-name="T7">getName</text:span><text:span text:style-name="T11">(); <text:s/></text:span><text:span text:style-name="T1">// Akcesor pola name<text:line-break/> <text:s text:c="3"/></text:span><text:span text:style-name="T4">void </text:span><text:span text:style-name="T7">setName</text:span><text:span text:style-name="T11">(</text:span><text:span text:style-name="T5">std</text:span><text:span text:style-name="T11">::</text:span><text:span text:style-name="T6">string </text:span><text:span text:style-name="T11">name); <text:s/></text:span><text:span text:style-name="T1">// Mutator pola name<text:line-break/> <text:s text:c="3"/></text:span><text:span text:style-name="T5">Lecturer </text:span><text:span text:style-name="T11">* </text:span><text:span text:style-name="T7">getLecturer</text:span><text:span text:style-name="T11">(); <text:s/></text:span><text:span text:style-name="T1">// Akcesor pola lecturer<text:line-break/> <text:s text:c="3"/></text:span><text:span text:style-name="T4">void </text:span><text:span text:style-name="T7">setLecturer</text:span><text:span text:style-name="T11">(</text:span><text:span text:style-name="T5">Lecturer </text:span><text:span text:style-name="T11">* lecturer); <text:s/></text:span><text:span text:style-name="T1">// Mutator pola lecturer<text:line-break/> <text:s text:c="3"/></text:span><text:span text:style-name="T4">void </text:span><text:span text:style-name="T7">addStudent</text:span><text:span text:style-name="T11">(</text:span><text:span text:style-name="T5">Student </text:span><text:span text:style-name="T11">* student); <text:s/></text:span><text:span text:style-name="T1">// Metoda dodająca studenta do wektora kursu<text:line-break/> <text:s text:c="3"/></text:span><text:span text:style-name="T4">void </text:span><text:span text:style-name="T7">removeStudent</text:span><text:span text:style-name="T11">(</text:span><text:span text:style-name="T5">std</text:span><text:span text:style-name="T11">::</text:span><text:span text:style-name="T6">string </text:span><text:span text:style-name="T11">login); <text:s/></text:span><text:span text:style-name="T1">// Metoda usuwająca studenta z wektora kursu<text:line-break/> <text:s text:c="3"/></text:span><text:span text:style-name="T4">int </text:span><text:span text:style-name="T7">getStudentsSize</text:span><text:span text:style-name="T11">(); <text:s/></text:span><text:span text:style-name="T1">// Akcesor rozmiaru wektora studentów kursu<text:line-break/> <text:s text:c="3"/></text:span><text:span text:style-name="T5">Student </text:span><text:span text:style-name="T11">* </text:span><text:span text:style-name="T7">getStudentAtIndex</text:span><text:span text:style-name="T11">(</text:span><text:span text:style-name="T4">int </text:span><text:span text:style-name="T11">studentIndex); <text:s/></text:span><text:span text:style-name="T1">// Metoda zwracająca studenta z kursu o podanym indeksie<text:line-break/><text:tab/></text:span><text:span text:style-name="T4">void </text:span><text:span text:style-name="T7">addMaterial</text:span><text:span text:style-name="T11">(</text:span><text:span text:style-name="T5">Material </text:span><text:span text:style-name="T11">* material); <text:s/></text:span><text:span text:style-name="T1">// Metoda dodająca materiał do wektora kursu<text:line-break/> <text:s text:c="3"/></text:span><text:span text:style-name="T4">void </text:span><text:span text:style-name="T7">deleteMaterial</text:span><text:span text:style-name="T11">(</text:span><text:span text:style-name="T5">std</text:span><text:span text:style-name="T11">::</text:span><text:span text:style-name="T6">string </text:span><text:span text:style-name="T11">name); <text:s/></text:span><text:span text:style-name="T1">// Metoda usuwająca materiał z wektora kursu<text:line-break/><text:tab/></text:span><text:span text:style-name="T4">void </text:span><text:span text:style-name="T7">createVideoConference</text:span><text:span text:style-name="T11">(</text:span><text:span text:style-name="T5">std</text:span><text:span text:style-name="T11">::</text:span><text:span text:style-name="T6">string </text:span><text:span text:style-name="T11">name); <text:s/></text:span><text:span text:style-name="T1">// Metoda tworząca wideokonferencję<text:line-break/><text:tab/></text:span><text:span text:style-name="T4">void </text:span><text:span text:style-name="T7">endVideoConference</text:span><text:span text:style-name="T11">(); <text:s/></text:span><text:span text:style-name="T1">// Metoda kończąca wideokonferencję<text:line-break/> <text:s text:c="3"/></text:span><text:span text:style-name="T4">void </text:span><text:span text:style-name="T7">displayHeader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headerName); <text:s/></text:span><text:span text:style-name="T1">// Metoda wyświetlająca nagłówek<text:line-break/><text:tab/></text:span><text:span text:style-name="T4">void </text:span><text:span text:style-name="T7">viewCoursePage</text:span><text:span text:style-name="T11">(); <text:s/></text:span><text:span text:style-name="T1">// Metoda wyświetlająca stronę kursu<text:line-break/> <text:s text:c="3"/></text:span><text:span text:style-name="T4">void </text:span><text:span text:style-name="T7">openStudentCourseMenu</text:span><text:span text:style-name="T11">(</text:span><text:span text:style-name="T5">Student </text:span><text:span text:style-name="T11">* student); <text:s/></text:span><text:span text:style-name="T1">// Metoda otwierająca menu kursu dla studenta<text:line-break/> <text:s text:c="3"/></text:span><text:span text:style-name="T4">void </text:span><text:span text:style-name="T7">openLecturerCourseMenu</text:span><text:span text:style-name="T11">(</text:span><text:span text:style-name="T5">Lecturer </text:span><text:span text:style-name="T11">* lecturer); <text:s/></text:span><text:span text:style-name="T1">// Metoda otwierająca menu kursu dla wykładowcy<text:line-break/> <text:s text:c="3"/></text:span><text:span text:style-name="T4">void </text:span><text:span text:style-name="T7">openMaterialsMenu</text:span><text:span text:style-name="T11">(</text:span><text:span text:style-name="T5">User </text:span><text:span text:style-name="T11">* user); <text:s/></text:span><text:span text:style-name="T1">// Metoda otwierająca menu materiałów<text:line-break/></text:span><text:span text:style-name="T4">private</text:span><text:span text:style-name="T11">:<text:line-break/><text:tab/></text:span><text:span text:style-name="T5">std</text:span><text:span text:style-name="T11">::</text:span><text:span text:style-name="T6">string </text:span><text:span text:style-name="T8">name</text:span><text:span text:style-name="T11">; <text:s/></text:span><text:span text:style-name="T1">// Nazwa kursu<text:line-break/></text:span><text:soft-page-break/><text:span text:style-name="T1"> <text:s text:c="3"/></text:span><text:span text:style-name="T5">Lecturer </text:span><text:span text:style-name="T11">* </text:span><text:span text:style-name="T8">lecturer</text:span><text:span text:style-name="T11">; <text:s/></text:span><text:span text:style-name="T1">// Wykładowca prowadzący kurs<text:line-break/> <text:s text:c="3"/></text:span><text:span text:style-name="T5">std</text:span><text:span text:style-name="T11">::</text:span><text:span text:style-name="T5">vector </text:span><text:span text:style-name="T11">&lt;</text:span><text:span text:style-name="T5">Student </text:span><text:span text:style-name="T11">*&gt; </text:span><text:span text:style-name="T8">students</text:span><text:span text:style-name="T11">; <text:s/></text:span><text:span text:style-name="T1">// Wektor studentów uczęszczających na kurs<text:line-break/><text:tab/></text:span><text:span text:style-name="T5">std</text:span><text:span text:style-name="T11">::</text:span><text:span text:style-name="T5">vector </text:span><text:span text:style-name="T11">&lt;</text:span><text:span text:style-name="T5">Material </text:span><text:span text:style-name="T11">*&gt; </text:span><text:span text:style-name="T8">materials</text:span><text:span text:style-name="T11">; <text:s/></text:span><text:span text:style-name="T1">// Wektor materiałów przypisanych do kursu<text:line-break/><text:tab/></text:span><text:span text:style-name="T5">VideoConference </text:span><text:span text:style-name="T11">* </text:span><text:span text:style-name="T8">videoConference</text:span><text:span text:style-name="T11">; <text:s/></text:span><text:span text:style-name="T1">// Wideokonferencja<text:line-break/></text:span><text:span text:style-name="T11">};<text:line-break/><text:line-break/></text:span><text:span text:style-name="T2">#endif <text:s/></text:span><text:span text:style-name="T1">//_COURSE_H<text:line-break/></text:span></text:p>
      <text:p text:style-name="P3"/>
      <text:p text:style-name="P3">Course.cpp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Course.cpp<text:line-break/>// <text:s/>@ Date : 10.06.2023<text:line-break/>// <text:s/>@ Author : Tomasz Wnuk, Bartosz Szynkaruk, Mikołaj Hasiec<text:line-break/>//<text:line-break/>// <text:line-break/><text:line-break/>// Deklaracja zależności i bibliotek<text:line-break/></text:span><text:span text:style-name="T2">#include </text:span><text:span text:style-name="T3">&lt;iostream&gt;<text:line-break/></text:span><text:span text:style-name="T2">#include </text:span><text:span text:style-name="T3">"Course.h"<text:line-break/><text:line-break/></text:span><text:span text:style-name="T1">// Konstruktor klasy Course przyjmujący nazwę kursu i wykładowcę prowadzącego kurs<text:line-break/></text:span><text:span text:style-name="T5">Course</text:span><text:span text:style-name="T11">::</text:span><text:span text:style-name="T7">Course</text:span><text:span text:style-name="T11">(</text:span><text:span text:style-name="T5">std</text:span><text:span text:style-name="T11">::</text:span><text:span text:style-name="T6">string </text:span><text:span text:style-name="T11">name, </text:span><text:span text:style-name="T5">Lecturer </text:span><text:span text:style-name="T11">* lecturer) {<text:line-break/><text:tab/></text:span><text:span text:style-name="T4">this</text:span><text:span text:style-name="T11">-&gt;</text:span><text:span text:style-name="T8">name </text:span><text:span text:style-name="T9">= </text:span><text:span text:style-name="T11">name;<text:line-break/><text:tab/></text:span><text:span text:style-name="T4">this</text:span><text:span text:style-name="T11">-&gt;</text:span><text:span text:style-name="T8">lecturer </text:span><text:span text:style-name="T11">= lecturer;<text:line-break/>}<text:line-break/><text:line-break/></text:span><text:span text:style-name="T1">// Konstruktor klasy Course przyjmujący nazwę kursu, wykładowcę prowadzącego kurs i informację o tym, czy wideokonferencja została utworzona<text:line-break/></text:span><text:span text:style-name="T5">Course</text:span><text:span text:style-name="T11">::</text:span><text:span text:style-name="T7">Course</text:span><text:span text:style-name="T11">(</text:span><text:span text:style-name="T5">std</text:span><text:span text:style-name="T11">::</text:span><text:span text:style-name="T6">string </text:span><text:span text:style-name="T11">name, </text:span><text:span text:style-name="T5">Lecturer </text:span><text:span text:style-name="T11">* lecturer, </text:span><text:span text:style-name="T5">std</text:span><text:span text:style-name="T11">::</text:span><text:span text:style-name="T6">string </text:span><text:span text:style-name="T11">isVideoConferenceCreated) {<text:line-break/> <text:s text:c="3"/></text:span><text:span text:style-name="T4">this</text:span><text:span text:style-name="T11">-&gt;</text:span><text:span text:style-name="T8">name </text:span><text:span text:style-name="T9">= </text:span><text:span text:style-name="T11">name;<text:line-break/> <text:s text:c="3"/></text:span><text:span text:style-name="T4">this</text:span><text:span text:style-name="T11">-&gt;</text:span><text:span text:style-name="T8">lecturer </text:span><text:span text:style-name="T11">= lecturer;<text:line-break/> <text:s text:c="3"/></text:span><text:span text:style-name="T1">// Jeżeli isVideoConferenceCreated jest podana jako utworzona<text:line-break/> <text:s text:c="3"/></text:span><text:span text:style-name="T4">if</text:span><text:span text:style-name="T11">(isVideoConferenceCreated </text:span><text:span text:style-name="T9">== </text:span><text:span text:style-name="T3">"1"</text:span><text:span text:style-name="T11">) {<text:line-break/> <text:s text:c="7"/></text:span><text:span text:style-name="T1">// Utwórz wideokonferencję<text:line-break/> <text:s text:c="7"/></text:span><text:span text:style-name="T11">createVideoConference(name);<text:line-break/> <text:s text:c="3"/>}<text:line-break/>}<text:line-break/><text:line-break/></text:span><text:span text:style-name="T1">// Akcesor pola name<text:line-break/></text:span><text:span text:style-name="T5">std</text:span><text:span text:style-name="T11">::</text:span><text:span text:style-name="T6">string </text:span><text:span text:style-name="T5">Course</text:span><text:span text:style-name="T11">::</text:span><text:span text:style-name="T7">getName</text:span><text:span text:style-name="T11">() {<text:line-break/><text:tab/></text:span><text:span text:style-name="T4">return </text:span><text:span text:style-name="T8">name</text:span><text:span text:style-name="T11">;<text:line-break/>}<text:line-break/><text:line-break/></text:span><text:span text:style-name="T1">// Mutator pola name<text:line-break/></text:span><text:span text:style-name="T4">void </text:span><text:span text:style-name="T5">Course</text:span><text:span text:style-name="T11">::</text:span><text:span text:style-name="T7">setName</text:span><text:span text:style-name="T11">(</text:span><text:span text:style-name="T5">std</text:span><text:span text:style-name="T11">::</text:span><text:span text:style-name="T6">string </text:span><text:span text:style-name="T11">name) {<text:line-break/> <text:s text:c="3"/></text:span><text:span text:style-name="T4">this</text:span><text:span text:style-name="T11">-&gt;</text:span><text:span text:style-name="T8">name </text:span><text:span text:style-name="T9">= </text:span><text:span text:style-name="T11">name;<text:line-break/>}<text:line-break/><text:line-break/></text:span><text:span text:style-name="T1">// Akcesor pola lecturer<text:line-break/></text:span><text:span text:style-name="T5">Lecturer </text:span><text:span text:style-name="T11">* </text:span><text:span text:style-name="T5">Course</text:span><text:span text:style-name="T11">::</text:span><text:span text:style-name="T7">getLecturer</text:span><text:span text:style-name="T11">() {<text:line-break/> <text:s text:c="3"/></text:span><text:span text:style-name="T4">return </text:span><text:span text:style-name="T8">lecturer</text:span><text:span text:style-name="T11">;<text:line-break/>}<text:line-break/><text:line-break/></text:span><text:span text:style-name="T1">// Mutator pola lecturer<text:line-break/></text:span><text:span text:style-name="T4">void </text:span><text:span text:style-name="T5">Course</text:span><text:span text:style-name="T11">::</text:span><text:span text:style-name="T7">setLecturer</text:span><text:span text:style-name="T11">(</text:span><text:span text:style-name="T5">Lecturer </text:span><text:span text:style-name="T11">* lecturer) {<text:line-break/></text:span><text:soft-page-break/><text:span text:style-name="T11"> <text:s text:c="3"/></text:span><text:span text:style-name="T4">this</text:span><text:span text:style-name="T11">-&gt;</text:span><text:span text:style-name="T8">lecturer </text:span><text:span text:style-name="T11">= lecturer;<text:line-break/>}<text:line-break/><text:line-break/></text:span><text:span text:style-name="T1">// Metoda dodająca studenta do wektora kursu<text:line-break/></text:span><text:span text:style-name="T4">void </text:span><text:span text:style-name="T5">Course</text:span><text:span text:style-name="T11">::</text:span><text:span text:style-name="T7">addStudent</text:span><text:span text:style-name="T11">(</text:span><text:span text:style-name="T5">Student </text:span><text:span text:style-name="T11">* student) {<text:line-break/> <text:s text:c="3"/></text:span><text:span text:style-name="T1">// Dodanie studenta do wektora students<text:line-break/><text:tab/></text:span><text:span text:style-name="T8">students</text:span><text:span text:style-name="T11">.push_back(student);<text:line-break/>}<text:line-break/><text:line-break/></text:span><text:span text:style-name="T1">// Metoda usuwająca studenta z wektora kursu<text:line-break/></text:span><text:span text:style-name="T4">void </text:span><text:span text:style-name="T5">Course</text:span><text:span text:style-name="T11">::</text:span><text:span text:style-name="T7">removeStudent</text:span><text:span text:style-name="T11">(</text:span><text:span text:style-name="T5">std</text:span><text:span text:style-name="T11">::</text:span><text:span text:style-name="T6">string </text:span><text:span text:style-name="T11">login) {<text:line-break/> <text:s text:c="3"/></text:span><text:span text:style-name="T1">// Przeszukaj wektor students<text:line-break/><text:tab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students</text:span><text:span text:style-name="T11">.size(); i++) {<text:line-break/> <text:s text:c="7"/></text:span><text:span text:style-name="T1">// Jeżeli login studenta jest równy loginowi podanemu w argumencie<text:line-break/><text:tab/><text:tab/></text:span><text:span text:style-name="T4">if</text:span><text:span text:style-name="T11">(</text:span><text:span text:style-name="T8">students</text:span><text:span text:style-name="T9">[</text:span><text:span text:style-name="T11">i</text:span><text:span text:style-name="T9">]</text:span><text:span text:style-name="T11">-&gt;getLogin() </text:span><text:span text:style-name="T9">== </text:span><text:span text:style-name="T11">login) {<text:line-break/> <text:s text:c="11"/></text:span><text:span text:style-name="T1">// Usuń studenta z wektora<text:line-break/><text:tab/><text:tab/><text:tab/></text:span><text:span text:style-name="T8">students</text:span><text:span text:style-name="T11">.erase(</text:span><text:span text:style-name="T8">students</text:span><text:span text:style-name="T11">.begin() </text:span><text:span text:style-name="T9">+ </text:span><text:span text:style-name="T11">i);<text:line-break/><text:tab/><text:tab/>}<text:line-break/><text:tab/>}<text:line-break/>}<text:line-break/><text:line-break/></text:span><text:span text:style-name="T1">// Akcesor rozmiaru wektora studentów kursu<text:line-break/></text:span><text:span text:style-name="T4">int </text:span><text:span text:style-name="T5">Course</text:span><text:span text:style-name="T11">::</text:span><text:span text:style-name="T7">getStudentsSize</text:span><text:span text:style-name="T11">(){<text:line-break/> <text:s text:c="3"/></text:span><text:span text:style-name="T1">// Zwróć rozmiar wektora students<text:line-break/> <text:s text:c="3"/></text:span><text:span text:style-name="T4">return </text:span><text:span text:style-name="T8">students</text:span><text:span text:style-name="T11">.size();<text:line-break/>}<text:line-break/><text:line-break/></text:span><text:span text:style-name="T1">// Metoda zwracająca studenta z kursu o podanym indeksie<text:line-break/></text:span><text:span text:style-name="T5">Student </text:span><text:span text:style-name="T11">* </text:span><text:span text:style-name="T5">Course</text:span><text:span text:style-name="T11">::</text:span><text:span text:style-name="T7">getStudentAtIndex</text:span><text:span text:style-name="T11">(</text:span><text:span text:style-name="T4">int </text:span><text:span text:style-name="T11">studentIndex) {<text:line-break/> <text:s text:c="3"/></text:span><text:span text:style-name="T1">// Zwróć studenta o podanym indeksie<text:line-break/> <text:s text:c="3"/></text:span><text:span text:style-name="T4">return </text:span><text:span text:style-name="T8">students</text:span><text:span text:style-name="T9">[</text:span><text:span text:style-name="T11">studentIndex</text:span><text:span text:style-name="T9">]</text:span><text:span text:style-name="T11">;<text:line-break/>}<text:line-break/><text:line-break/></text:span><text:span text:style-name="T1">// Metoda dodająca materiał do wektora kursu<text:line-break/></text:span><text:span text:style-name="T4">void </text:span><text:span text:style-name="T5">Course</text:span><text:span text:style-name="T11">::</text:span><text:span text:style-name="T7">addMaterial</text:span><text:span text:style-name="T11">(</text:span><text:span text:style-name="T5">Material </text:span><text:span text:style-name="T11">*material) {<text:line-break/> <text:s text:c="3"/></text:span><text:span text:style-name="T1">// Dodaj materiał do wektora materials<text:line-break/><text:tab/></text:span><text:span text:style-name="T8">materials</text:span><text:span text:style-name="T11">.push_back(material);<text:line-break/>}<text:line-break/><text:line-break/></text:span><text:span text:style-name="T1">// Metoda usuwająca materiał z wektora kursu<text:line-break/></text:span><text:span text:style-name="T4">void </text:span><text:span text:style-name="T5">Course</text:span><text:span text:style-name="T11">::</text:span><text:span text:style-name="T7">deleteMaterial</text:span><text:span text:style-name="T11">(</text:span><text:span text:style-name="T5">std</text:span><text:span text:style-name="T11">::</text:span><text:span text:style-name="T6">string </text:span><text:span text:style-name="T11">name) {<text:line-break/> <text:s text:c="3"/></text:span><text:span text:style-name="T1">// Przeszukaj wektor materials<text:line-break/><text:tab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materials</text:span><text:span text:style-name="T11">.size(); i++) {<text:line-break/> <text:s text:c="7"/></text:span><text:span text:style-name="T1">// Jeżeli name materiału jest równa nazwie podanej w argumencie<text:line-break/><text:tab/><text:tab/></text:span><text:span text:style-name="T4">if</text:span><text:span text:style-name="T11">(</text:span><text:span text:style-name="T8">materials</text:span><text:span text:style-name="T9">[</text:span><text:span text:style-name="T11">i</text:span><text:span text:style-name="T9">]</text:span><text:span text:style-name="T11">-&gt;getName() </text:span><text:span text:style-name="T9">== </text:span><text:span text:style-name="T11">name) {<text:line-break/> <text:s text:c="11"/></text:span><text:span text:style-name="T1">// Usuń materiał z wektora<text:line-break/><text:tab/><text:tab/><text:tab/></text:span><text:span text:style-name="T8">materials</text:span><text:span text:style-name="T11">.erase(</text:span><text:span text:style-name="T8">materials</text:span><text:span text:style-name="T11">.begin() </text:span><text:span text:style-name="T9">+ </text:span><text:span text:style-name="T11">i);<text:line-break/><text:tab/><text:tab/>}<text:line-break/><text:tab/>}<text:line-break/>}<text:line-break/><text:line-break/></text:span><text:span text:style-name="T1">// Metoda tworząca wideokonferencję<text:line-break/></text:span><text:span text:style-name="T4">void </text:span><text:span text:style-name="T5">Course</text:span><text:span text:style-name="T11">::</text:span><text:span text:style-name="T7">createVideoConference</text:span><text:span text:style-name="T11">(</text:span><text:span text:style-name="T5">std</text:span><text:span text:style-name="T11">::</text:span><text:span text:style-name="T6">string </text:span><text:span text:style-name="T11">name) {<text:line-break/> <text:s text:c="3"/></text:span><text:span text:style-name="T1">// Utwórz wideokonferencję<text:line-break/> <text:s text:c="3"/></text:span><text:span text:style-name="T4">this</text:span><text:span text:style-name="T11">-&gt;</text:span><text:span text:style-name="T8">videoConference </text:span><text:span text:style-name="T11">= </text:span><text:span text:style-name="T4">new </text:span><text:span text:style-name="T11">VideoConference(name, </text:span><text:span text:style-name="T8">lecturer</text:span><text:span text:style-name="T11">);<text:line-break/>}<text:line-break/><text:line-break/></text:span><text:span text:style-name="T1">// Metoda kończąca wideokonferencję<text:line-break/></text:span><text:span text:style-name="T4">void </text:span><text:span text:style-name="T5">Course</text:span><text:span text:style-name="T11">::</text:span><text:span text:style-name="T7">endVideoConference</text:span><text:span text:style-name="T11">() {<text:line-break/> <text:s text:c="3"/></text:span><text:span text:style-name="T1">// Wyświetl komunikat o zakończeniu wideokonferencji<text:line-break/><text:tab/></text:span><text:span text:style-name="T5">std</text:span><text:span text:style-name="T11">::cout </text:span><text:span text:style-name="T9">&lt;&lt; </text:span><text:span text:style-name="T3">"Zakonczono wideokonferencje!" </text:span><text:span text:style-name="T9">&lt;&lt; </text:span><text:span text:style-name="T3">"</text:span><text:span text:style-name="T4">\n</text:span><text:span text:style-name="T3">"</text:span><text:span text:style-name="T11">;<text:line-break/> <text:s text:c="3"/></text:span><text:span text:style-name="T1">// Usuń studentów z wideokonferencji<text:line-break/> <text:s text:c="3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students</text:span><text:span text:style-name="T11">.size(); i++) {<text:line-break/></text:span><text:soft-page-break/><text:span text:style-name="T11"> <text:s text:c="7"/></text:span><text:span text:style-name="T8">videoConference</text:span><text:span text:style-name="T11">-&gt;removeStudent(</text:span><text:span text:style-name="T8">students</text:span><text:span text:style-name="T9">[</text:span><text:span text:style-name="T11">i</text:span><text:span text:style-name="T9">]</text:span><text:span text:style-name="T11">-&gt;getLogin());<text:line-break/> <text:s text:c="3"/>}<text:line-break/> <text:s text:c="3"/></text:span><text:span text:style-name="T1">// Usuń wskaźnik na wideokonferencję<text:line-break/> <text:s text:c="3"/></text:span><text:span text:style-name="T8">videoConference </text:span><text:span text:style-name="T11">= </text:span><text:span text:style-name="T4">nullptr</text:span><text:span text:style-name="T11">;<text:line-break/>}<text:line-break/><text:line-break/></text:span><text:span text:style-name="T1">// Metoda wyświetlająca nagłówek<text:line-break/></text:span><text:span text:style-name="T4">void </text:span><text:span text:style-name="T5">Course</text:span><text:span text:style-name="T11">::</text:span><text:span text:style-name="T7">displayHeader</text:span><text:span text:style-name="T11">(</text:span><text:span text:style-name="T4">const </text:span><text:span text:style-name="T5">std</text:span><text:span text:style-name="T11">::</text:span><text:span text:style-name="T6">string</text:span><text:span text:style-name="T11">&amp; headerName) {<text:line-break/> <text:s text:c="3"/></text:span><text:span text:style-name="T4">const int </text:span><text:span text:style-name="T11">totalWidth = </text:span><text:span text:style-name="T10">90</text:span><text:span text:style-name="T11">; <text:s/></text:span><text:span text:style-name="T1">// Szerokość całego wyświetlanego napisu<text:line-break/> <text:s text:c="3"/></text:span><text:span text:style-name="T4">const int </text:span><text:span text:style-name="T11">nameWidth = </text:span><text:span text:style-name="T8">name</text:span><text:span text:style-name="T11">.length(); <text:s/></text:span><text:span text:style-name="T1">// Szerokość nazwy kursu<text:line-break/> <text:s text:c="3"/></text:span><text:span text:style-name="T4">const int </text:span><text:span text:style-name="T11">paddingWidth = (totalWidth - nameWidth) / </text:span><text:span text:style-name="T10">2</text:span><text:span text:style-name="T11">; <text:s/></text:span><text:span text:style-name="T1">// Szerokość wypełnienia<text:line-break/> <text:s text:c="3"/>// Wyświetl nagłówek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|" </text:span><text:span text:style-name="T9">&lt;&lt; </text:span><text:span text:style-name="T5">std</text:span><text:span text:style-name="T11">::string(paddingWidth, </text:span><text:span text:style-name="T3">'~'</text:span><text:span text:style-name="T11">) </text:span><text:span text:style-name="T9">&lt;&lt; </text:span><text:span text:style-name="T11">headerName </text:span><text:span text:style-name="T9">&lt;&lt; </text:span><text:span text:style-name="T5">std</text:span><text:span text:style-name="T11">::string(paddingWidth - </text:span><text:span text:style-name="T10">1</text:span><text:span text:style-name="T11">, </text:span><text:span text:style-name="T3">'~'</text:span><text:span text:style-name="T11">) </text:span><text:span text:style-name="T9">&lt;&lt; </text:span><text:span text:style-name="T3">"|</text:span><text:span text:style-name="T4">\n</text:span><text:span text:style-name="T3">"</text:span><text:span text:style-name="T11">;<text:line-break/> <text:s text:c="3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}<text:line-break/><text:line-break/></text:span><text:span text:style-name="T1">// Metoda wyświetlająca stronę kursu<text:line-break/></text:span><text:span text:style-name="T4">void </text:span><text:span text:style-name="T5">Course</text:span><text:span text:style-name="T11">::</text:span><text:span text:style-name="T7">viewCoursePage</text:span><text:span text:style-name="T11">() {<text:line-break/> <text:s text:c="3"/></text:span><text:span text:style-name="T1">// Wyświetl nagłówek strony głównej kursu<text:line-break/> <text:s text:c="3"/></text:span><text:span text:style-name="T11">displayHeader(getName());<text:line-break/><text:line-break/> <text:s text:c="3"/></text:span><text:span text:style-name="T1">// Wyświetl wykładowcę<text:line-break/><text:tab/></text:span><text:span text:style-name="T5">std</text:span><text:span text:style-name="T11">::cout </text:span><text:span text:style-name="T9">&lt;&lt; </text:span><text:span text:style-name="T3">"| Wykladowca: " </text:span><text:span text:style-name="T9">&lt;&lt; </text:span><text:span text:style-name="T8">lecturer</text:span><text:span text:style-name="T11">-&gt;getFirstName() </text:span><text:span text:style-name="T9">&lt;&lt; </text:span><text:span text:style-name="T3">" " </text:span><text:span text:style-name="T9">&lt;&lt; </text:span><text:span text:style-name="T8">lecturer</text:span><text:span text:style-name="T11">-&gt;getLastName() </text:span><text:span text:style-name="T9">&lt;&lt; </text:span><text:span text:style-name="T3">"</text:span><text:span text:style-name="T4">\n</text:span><text:span text:style-name="T3">"</text:span><text:span text:style-name="T11">;<text:line-break/><text:line-break/> <text:s text:c="3"/></text:span><text:span text:style-name="T1">// Wyświetl studentów<text:line-break/><text:tab/></text:span><text:span text:style-name="T5">std</text:span><text:span text:style-name="T11">::cout </text:span><text:span text:style-name="T9">&lt;&lt; </text:span><text:span text:style-name="T3">"| Uczestnicy: </text:span><text:span text:style-name="T4">\n</text:span><text:span text:style-name="T3">"</text:span><text:span text:style-name="T11">;<text:line-break/> <text:s text:c="3"/></text:span><text:span text:style-name="T1">// Przeszukaj wektor students<text:line-break/><text:tab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students</text:span><text:span text:style-name="T11">.size(); i++) {<text:line-break/> <text:s text:c="7"/></text:span><text:span text:style-name="T1">// Wyświetl numer studenta, imię i nazwisko<text:line-break/><text:tab/><text:tab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i + </text:span><text:span text:style-name="T10">1 </text:span><text:span text:style-name="T9">&lt;&lt; </text:span><text:span text:style-name="T3">". " </text:span><text:span text:style-name="T9">&lt;&lt; </text:span><text:span text:style-name="T8">students</text:span><text:span text:style-name="T9">[</text:span><text:span text:style-name="T11">i</text:span><text:span text:style-name="T9">]</text:span><text:span text:style-name="T11">-&gt;getFirstName() </text:span><text:span text:style-name="T9">&lt;&lt; </text:span><text:span text:style-name="T3">" " </text:span><text:span text:style-name="T9">&lt;&lt; </text:span><text:span text:style-name="T8">students</text:span><text:span text:style-name="T9">[</text:span><text:span text:style-name="T11">i</text:span><text:span text:style-name="T9">]</text:span><text:span text:style-name="T11">-&gt;getLastName() </text:span><text:span text:style-name="T9">&lt;&lt; </text:span><text:span text:style-name="T3">"</text:span><text:span text:style-name="T4">\n</text:span><text:span text:style-name="T3">"</text:span><text:span text:style-name="T11">;<text:line-break/><text:tab/>}<text:line-break/>}<text:line-break/><text:line-break/></text:span><text:span text:style-name="T1">// Metoda otwierająca menu kursu dla studenta<text:line-break/></text:span><text:span text:style-name="T4">void </text:span><text:span text:style-name="T5">Course</text:span><text:span text:style-name="T11">::</text:span><text:span text:style-name="T7">openStudentCourseMenu</text:span><text:span text:style-name="T11">(</text:span><text:span text:style-name="T5">Student </text:span><text:span text:style-name="T11">* student) {<text:line-break/> <text:s text:c="3"/></text:span><text:span text:style-name="T1">// Utwórz zmienną przechowującą wybór użytkownika<text:line-break/> <text:s text:c="3"/></text:span><text:span text:style-name="T5">std</text:span><text:span text:style-name="T11">::</text:span><text:span text:style-name="T6">string </text:span><text:span text:style-name="T11">userInput;<text:line-break/><text:line-break/> <text:s text:c="3"/></text:span><text:span text:style-name="T1">// Pętla menu kursu<text:line-break/> <text:s text:c="3"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świetl nagłówek strony głównej kursu<text:line-break/> <text:s text:c="7"/></text:span><text:span text:style-name="T11">displayHeader(getName());<text:line-break/><text:line-break/> <text:s text:c="7"/></text:span><text:span text:style-name="T1">// Wyświetl menu kursu dla studenta<text:line-break/> <text:s text:c="7"/></text:span><text:span text:style-name="T5">std</text:span><text:span text:style-name="T11">::cout </text:span><text:span text:style-name="T9">&lt;&lt; </text:span><text:span text:style-name="T3">"| 1. Wyswietl strone kursu <text:s text:c="62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2. Otworz materialy <text:s text:c="67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3. Dolacz do wideokonferencji <text:s text:c="57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4. Wroc <text:s text:c="79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 <text:s text:c="7"/></text:span><text:span text:style-name="T5">std</text:span><text:span text:style-name="T11">::cin </text:span><text:span text:style-name="T9">&gt;&gt; </text:span><text:span text:style-name="T11">userInput;<text:line-break/><text:line-break/> <text:s text:c="7"/></text:span><text:span text:style-name="T1">// Wykonaj akcję w zależności od wyboru użytkownika<text:line-break/> <text:s text:c="7"/>// Jeżeli wybór jest równy 1<text:line-break/></text:span><text:soft-page-break/><text:span text:style-name="T1"> <text:s text:c="7"/></text:span><text:span text:style-name="T4">if</text:span><text:span text:style-name="T11">(userInput </text:span><text:span text:style-name="T9">== </text:span><text:span text:style-name="T3">"1"</text:span><text:span text:style-name="T11">) {<text:line-break/> <text:s text:c="11"/></text:span><text:span text:style-name="T1">// Wyświetl stronę kursu<text:line-break/> <text:s text:c="11"/></text:span><text:span text:style-name="T11">viewCoursePage();<text:line-break/> <text:s text:c="7"/></text:span><text:span text:style-name="T1">// Jeżeli wybór jest równy 2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2"</text:span><text:span text:style-name="T11">) {<text:line-break/> <text:s text:c="11"/></text:span><text:span text:style-name="T1">// Otwórz menu materiałów kursu<text:line-break/> <text:s text:c="11"/></text:span><text:span text:style-name="T11">openMaterialsMenu(student);<text:line-break/> <text:s text:c="7"/></text:span><text:span text:style-name="T1">// Jeżeli wybór jest równy 3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3"</text:span><text:span text:style-name="T11">) {<text:line-break/> <text:s text:c="11"/></text:span><text:span text:style-name="T1">// Jeżeli wideokonferencja istnieje<text:line-break/> <text:s text:c="11"/></text:span><text:span text:style-name="T4">if</text:span><text:span text:style-name="T11">(</text:span><text:span text:style-name="T8">videoConference </text:span><text:span text:style-name="T11">!= </text:span><text:span text:style-name="T4">nullptr</text:span><text:span text:style-name="T11">) {<text:line-break/> <text:s text:c="15"/></text:span><text:span text:style-name="T1">// Dodaj studenta do wideokonferencji<text:line-break/> <text:s text:c="15"/></text:span><text:span text:style-name="T8">videoConference</text:span><text:span text:style-name="T11">-&gt;addStudent(student);<text:line-break/> <text:s text:c="15"/></text:span><text:span text:style-name="T1">// Otwórz menu wideokonferencji<text:line-break/> <text:s text:c="15"/></text:span><text:span text:style-name="T8">videoConference</text:span><text:span text:style-name="T11">-&gt;openStudentVideoConferenceMenu(student);<text:line-break/> <text:s text:c="11"/></text:span><text:span text:style-name="T1">// W przeciwnym wypadku<text:line-break/> <text:s text:c="11"/></text:span><text:span text:style-name="T11">} </text:span><text:span text:style-name="T4">else </text:span><text:span text:style-name="T11">{<text:line-break/> <text:s text:c="15"/></text:span><text:span text:style-name="T1">// Wyświetl komunikat o braaku wideokonferencji<text:line-break/> <text:s text:c="15"/></text:span><text:span text:style-name="T5">std</text:span><text:span text:style-name="T11">::cout </text:span><text:span text:style-name="T9">&lt;&lt; </text:span><text:span text:style-name="T3">"Wideokonferencja nie jest utworzona!" </text:span><text:span text:style-name="T9">&lt;&lt; </text:span><text:span text:style-name="T3">"</text:span><text:span text:style-name="T4">\n</text:span><text:span text:style-name="T3">"</text:span><text:span text:style-name="T11">;<text:line-break/> <text:s text:c="11"/>}<text:line-break/> <text:s text:c="7"/></text:span><text:span text:style-name="T1">// Jeżeli wybór jest równy 4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4"</text:span><text:span text:style-name="T11">) {<text:line-break/> <text:s text:c="11"/></text:span><text:span text:style-name="T1">// Wyświetl komunikat o opuszczeniu menu kursu<text:line-break/> <text:s text:c="11"/></text:span><text:span text:style-name="T5">std</text:span><text:span text:style-name="T11">::cout </text:span><text:span text:style-name="T9">&lt;&lt; </text:span><text:span text:style-name="T3">"Opusciles menu kursu " </text:span><text:span text:style-name="T9">&lt;&lt; </text:span><text:span text:style-name="T11">getName() </text:span><text:span text:style-name="T9">&lt;&lt; </text:span><text:span text:style-name="T3">"!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1">// Wyjdź z pętli<text:line-break/> <text:s text:c="11"/></text:span><text:span text:style-name="T4">break</text:span><text:span text:style-name="T11">;<text:line-break/> <text:s text:c="7"/></text:span><text:span text:style-name="T1">// W przeciwnym wypadku<text:line-break/> <text:s text:c="7"/></text:span><text:span text:style-name="T11">} </text:span><text:span text:style-name="T4">else </text:span><text:span text:style-name="T11">{<text:line-break/> <text:s text:c="11"/></text:span><text:span text:style-name="T1">// Wyświetl komunikat o niepoprawnym wyborze<text:line-break/> <text:s text:c="11"/></text:span><text:span text:style-name="T5">std</text:span><text:span text:style-name="T11">::cout </text:span><text:span text:style-name="T9">&lt;&lt; </text:span><text:span text:style-name="T3">"Niepoprawna opcja!" </text:span><text:span text:style-name="T9">&lt;&lt; </text:span><text:span text:style-name="T3">"</text:span><text:span text:style-name="T4">\n</text:span><text:span text:style-name="T3">"</text:span><text:span text:style-name="T11">;<text:line-break/> <text:s text:c="7"/>}<text:line-break/> <text:s text:c="3"/>}<text:line-break/>}<text:line-break/><text:line-break/></text:span><text:span text:style-name="T1">// Metoda otwierająca menu materiałów kursu dla wykładowcy<text:line-break/></text:span><text:span text:style-name="T4">void </text:span><text:span text:style-name="T5">Course</text:span><text:span text:style-name="T11">::</text:span><text:span text:style-name="T7">openLecturerCourseMenu</text:span><text:span text:style-name="T11">(</text:span><text:span text:style-name="T5">Lecturer </text:span><text:span text:style-name="T11">* lecturer) {<text:line-break/> <text:s text:c="3"/></text:span><text:span text:style-name="T1">// Utwórz zmienną przechowującą wybór użytkownika<text:line-break/> <text:s text:c="3"/></text:span><text:span text:style-name="T5">std</text:span><text:span text:style-name="T11">::</text:span><text:span text:style-name="T6">string </text:span><text:span text:style-name="T11">userInput;<text:line-break/><text:line-break/> <text:s text:c="3"/></text:span><text:span text:style-name="T1">// Pętla menu kursu<text:line-break/> <text:s text:c="3"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świetl nagłówek strony głównej kursu<text:line-break/> <text:s text:c="7"/></text:span><text:span text:style-name="T11">displayHeader(getName());<text:line-break/><text:line-break/> <text:s text:c="7"/></text:span><text:span text:style-name="T1">// Wyświetl menu kursu dla studenta<text:line-break/> <text:s text:c="7"/></text:span><text:span text:style-name="T5">std</text:span><text:span text:style-name="T11">::cout </text:span><text:span text:style-name="T9">&lt;&lt; </text:span><text:span text:style-name="T3">"| 1. Wyswietl strone kursu <text:s text:c="62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2. Otworz materialy <text:s text:c="67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3. Dolacz do wideokonferencji <text:s text:c="57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4. Wroc <text:s text:c="79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 <text:s text:c="7"/></text:span><text:span text:style-name="T5">std</text:span><text:span text:style-name="T11">::cin </text:span><text:span text:style-name="T9">&gt;&gt; </text:span><text:span text:style-name="T11">userInput;<text:line-break/><text:line-break/> <text:s text:c="7"/></text:span><text:span text:style-name="T1">// Wykonaj akcję w zależności od wyboru użytkownika<text:line-break/> <text:s text:c="7"/>// Jeżeli wybór jest równy 1<text:line-break/> <text:s text:c="7"/></text:span><text:span text:style-name="T4">if</text:span><text:span text:style-name="T11">(userInput </text:span><text:span text:style-name="T9">== </text:span><text:span text:style-name="T3">"1"</text:span><text:span text:style-name="T11">) {<text:line-break/> <text:s text:c="11"/></text:span><text:span text:style-name="T1">// Wyświetl stronę kursu<text:line-break/> <text:s text:c="11"/></text:span><text:span text:style-name="T11">viewCoursePage();<text:line-break/> <text:s text:c="7"/></text:span><text:span text:style-name="T1">// Jeżeli wybór to 2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2"</text:span><text:span text:style-name="T11">) {<text:line-break/></text:span><text:soft-page-break/><text:span text:style-name="T11"> <text:s text:c="11"/></text:span><text:span text:style-name="T1">// Otwórz menu materiałów kursu<text:line-break/> <text:s text:c="11"/></text:span><text:span text:style-name="T11">openMaterialsMenu(lecturer);<text:line-break/> <text:s text:c="7"/></text:span><text:span text:style-name="T1">// Jeżeli wybór to 3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3"</text:span><text:span text:style-name="T11">) {<text:line-break/> <text:s text:c="11"/></text:span><text:span text:style-name="T1">// Jeżeli wideokonferencja istnieje<text:line-break/> <text:s text:c="11"/></text:span><text:span text:style-name="T4">if</text:span><text:span text:style-name="T11">(</text:span><text:span text:style-name="T8">videoConference </text:span><text:span text:style-name="T11">== </text:span><text:span text:style-name="T4">nullptr</text:span><text:span text:style-name="T11">) {<text:line-break/> <text:s text:c="15"/></text:span><text:span text:style-name="T1">// Utwórz wideokonferencję<text:line-break/> <text:s text:c="15"/></text:span><text:span text:style-name="T11">createVideoConference(getName());<text:line-break/> <text:s text:c="15"/></text:span><text:span text:style-name="T1">// Otwórz menu wideokonferencji<text:line-break/> <text:s text:c="15"/></text:span><text:span text:style-name="T8">videoConference</text:span><text:span text:style-name="T11">-&gt;openLecturerVideoConferenceMenu(lecturer);<text:line-break/> <text:s text:c="11"/></text:span><text:span text:style-name="T1">// W przeciwnym wypadku<text:line-break/> <text:s text:c="11"/></text:span><text:span text:style-name="T11">} </text:span><text:span text:style-name="T4">else </text:span><text:span text:style-name="T11">{<text:line-break/> <text:s text:c="15"/></text:span><text:span text:style-name="T1">// Zakończ wideokonferencję<text:line-break/> <text:s text:c="15"/></text:span><text:span text:style-name="T11">endVideoConference();<text:line-break/> <text:s text:c="15"/></text:span><text:span text:style-name="T1">// Utwórz nową wideokonferencję<text:line-break/> <text:s text:c="15"/></text:span><text:span text:style-name="T11">createVideoConference(getName());<text:line-break/> <text:s text:c="15"/></text:span><text:span text:style-name="T1">// Otwórz menu wideokonferencji<text:line-break/> <text:s text:c="15"/></text:span><text:span text:style-name="T8">videoConference</text:span><text:span text:style-name="T11">-&gt;openLecturerVideoConferenceMenu(lecturer);<text:line-break/> <text:s text:c="11"/>}<text:line-break/> <text:s text:c="11"/></text:span><text:span text:style-name="T1">// Jeżeli wybór to 4<text:line-break/> <text:s text:c="7"/></text:span><text:span text:style-name="T11">} </text:span><text:span text:style-name="T4">else if </text:span><text:span text:style-name="T11">(userInput </text:span><text:span text:style-name="T9">== </text:span><text:span text:style-name="T3">"4"</text:span><text:span text:style-name="T11">) {<text:line-break/> <text:s text:c="11"/></text:span><text:span text:style-name="T1">// Wyświetl komunikat o opuszczeniu menu kursu<text:line-break/> <text:s text:c="11"/></text:span><text:span text:style-name="T5">std</text:span><text:span text:style-name="T11">::cout </text:span><text:span text:style-name="T9">&lt;&lt; </text:span><text:span text:style-name="T3">"Opusciles menu kursu " </text:span><text:span text:style-name="T9">&lt;&lt; </text:span><text:span text:style-name="T11">getName() </text:span><text:span text:style-name="T9">&lt;&lt; </text:span><text:span text:style-name="T3">"!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1">// Wyjdź z pętli<text:line-break/> <text:s text:c="11"/></text:span><text:span text:style-name="T4">break</text:span><text:span text:style-name="T11">;<text:line-break/> <text:s text:c="11"/></text:span><text:span text:style-name="T1">// W przeciwnym wypadku<text:line-break/> <text:s text:c="7"/></text:span><text:span text:style-name="T11">} </text:span><text:span text:style-name="T4">else </text:span><text:span text:style-name="T11">{<text:line-break/> <text:s text:c="11"/></text:span><text:span text:style-name="T1">// Wyświetl komunikat o niepoprawnym wyborze<text:line-break/> <text:s text:c="11"/></text:span><text:span text:style-name="T5">std</text:span><text:span text:style-name="T11">::cout </text:span><text:span text:style-name="T9">&lt;&lt; </text:span><text:span text:style-name="T3">"Niepoprawna opcja!" </text:span><text:span text:style-name="T9">&lt;&lt; </text:span><text:span text:style-name="T3">"</text:span><text:span text:style-name="T4">\n</text:span><text:span text:style-name="T3">"</text:span><text:span text:style-name="T11">;<text:line-break/> <text:s text:c="7"/>}<text:line-break/> <text:s text:c="3"/>}<text:line-break/>}<text:line-break/><text:line-break/></text:span><text:span text:style-name="T1">// Metoda otwierająca menu materiałów kursu<text:line-break/></text:span><text:span text:style-name="T4">void </text:span><text:span text:style-name="T5">Course</text:span><text:span text:style-name="T11">::</text:span><text:span text:style-name="T7">openMaterialsMenu</text:span><text:span text:style-name="T11">(</text:span><text:span text:style-name="T5">User </text:span><text:span text:style-name="T11">* user) {<text:line-break/> <text:s text:c="3"/></text:span><text:span text:style-name="T1">// Utwórz zmienną przechowującą wybór użytkownika<text:line-break/> <text:s text:c="3"/></text:span><text:span text:style-name="T5">std</text:span><text:span text:style-name="T11">::</text:span><text:span text:style-name="T6">string </text:span><text:span text:style-name="T11">userInput;<text:line-break/><text:line-break/> <text:s text:c="3"/></text:span><text:span text:style-name="T1">// Pętla menu materiałów kursu<text:line-break/> <text:s text:c="3"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świetl nagłówek menu materiałów kursu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~~~~~~~~~~~~~~~~~~~~~~~~~~~~~~~~~~~~~Materialy kursu~~~~~~~~~~~~~~~~~~~~~~~~~~~~~~~~~~~~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Wyświetl menu materiałów kursu<text:line-break/> <text:s text:c="7"/></text:span><text:span text:style-name="T5">std</text:span><text:span text:style-name="T11">::cout </text:span><text:span text:style-name="T9">&lt;&lt; </text:span><text:span text:style-name="T3">"| 1. Otworz materialy <text:s text:c="67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2. Dodaj materialy <text:s text:c="68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| 3. Wroc <text:s text:c="79"/>|</text:span><text:span text:style-name="T4">\n</text:span><text:span text:style-name="T3">"</text:span><text:span text:style-name="T11">;<text:line-break/> <text:s text:c="7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 <text:s text:c="7"/></text:span><text:span text:style-name="T5">std</text:span><text:span text:style-name="T11">::cin </text:span><text:span text:style-name="T9">&gt;&gt; </text:span><text:span text:style-name="T11">userInput;<text:line-break/><text:line-break/> <text:s text:c="7"/></text:span><text:span text:style-name="T1">// Wykonaj akcję w zależności od wyboru użytkownika<text:line-break/> <text:s text:c="7"/>// Jeżeli wybór to równy 1<text:line-break/></text:span><text:soft-page-break/><text:span text:style-name="T1"> <text:s text:c="7"/></text:span><text:span text:style-name="T4">if</text:span><text:span text:style-name="T11">(userInput </text:span><text:span text:style-name="T9">== </text:span><text:span text:style-name="T3">"1"</text:span><text:span text:style-name="T11">) {<text:line-break/> <text:s text:c="11"/></text:span><text:span text:style-name="T1">// Jeżeli materiały kursu nie są puste<text:line-break/> <text:s text:c="11"/></text:span><text:span text:style-name="T4">if</text:span><text:span text:style-name="T11">(!</text:span><text:span text:style-name="T8">materials</text:span><text:span text:style-name="T11">.empty()) {<text:line-break/> <text:s text:c="15"/></text:span><text:span text:style-name="T1">// Wyświetl nagłówek menu materiałów kursu<text:line-break/> <text:s text:c="15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15"/></text:span><text:span text:style-name="T5">std</text:span><text:span text:style-name="T11">::cout </text:span><text:span text:style-name="T9">&lt;&lt; </text:span><text:span text:style-name="T3">"|~~~~~~~~~~~~~~~~~~~~~~~~~~~~~~~~~~~~~Materialy Kursu~~~~~~~~~~~~~~~~~~~~~~~~~~~~~~~~~~~~|</text:span><text:span text:style-name="T4">\n</text:span><text:span text:style-name="T3">"</text:span><text:span text:style-name="T11">;<text:line-break/> <text:s text:c="15"/></text:span><text:span text:style-name="T5">std</text:span><text:span text:style-name="T11">::cout </text:span><text:span text:style-name="T9">&lt;&lt; </text:span><text:span text:style-name="T3">"|========================================================================================|</text:span><text:span text:style-name="T4">\n</text:span><text:span text:style-name="T3">"</text:span><text:span text:style-name="T11">;<text:line-break/><text:line-break/> <text:s text:c="15"/></text:span><text:span text:style-name="T1">// Przeszuakj wektor materiałów<text:line-break/> <text:s text:c="15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</text:span><text:span text:style-name="T8">materials</text:span><text:span text:style-name="T11">.size(); i++) {<text:line-break/> <text:s text:c="19"/></text:span><text:span text:style-name="T1">// Wyświetl numer i nazwę materiału<text:line-break/> <text:s text:c="19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11">i + </text:span><text:span text:style-name="T10">1 </text:span><text:span text:style-name="T9">&lt;&lt; </text:span><text:span text:style-name="T3">". " </text:span><text:span text:style-name="T9">&lt;&lt; </text:span><text:span text:style-name="T8">materials</text:span><text:span text:style-name="T11">.at(i)-&gt;getName() </text:span><text:span text:style-name="T9">&lt;&lt; </text:span><text:span text:style-name="T3">"</text:span><text:span text:style-name="T4">\n</text:span><text:span text:style-name="T3">"</text:span><text:span text:style-name="T11">;<text:line-break/> <text:s text:c="15"/>}<text:line-break/><text:line-break/> <text:s text:c="15"/></text:span><text:span text:style-name="T1">// Wyświetl opcję powrotu<text:line-break/> <text:s text:c="15"/></text:span><text:span text:style-name="T5">std</text:span><text:span text:style-name="T11">::cout </text:span><text:span text:style-name="T9">&lt;&lt; </text:span><text:span text:style-name="T3">"| " </text:span><text:span text:style-name="T9">&lt;&lt; </text:span><text:span text:style-name="T8">materials</text:span><text:span text:style-name="T11">.size() + </text:span><text:span text:style-name="T10">1 </text:span><text:span text:style-name="T9">&lt;&lt; </text:span><text:span text:style-name="T3">". Wroc" </text:span><text:span text:style-name="T9">&lt;&lt; </text:span><text:span text:style-name="T3">"</text:span><text:span text:style-name="T4">\n</text:span><text:span text:style-name="T3">"</text:span><text:span text:style-name="T11">;<text:line-break/> <text:s text:c="15"/></text:span><text:span text:style-name="T5">std</text:span><text:span text:style-name="T11">::cout </text:span><text:span text:style-name="T9">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15"/></text:span><text:span text:style-name="T1">// Pobierz wybór użytkownika<text:line-break/> <text:s text:c="15"/></text:span><text:span text:style-name="T5">std</text:span><text:span text:style-name="T11">::cin </text:span><text:span text:style-name="T9">&gt;&gt; </text:span><text:span text:style-name="T11">userInput;<text:line-break/><text:line-break/> <text:s text:c="15"/></text:span><text:span text:style-name="T1">// Wykonaj akcję w zależności od wyboru użytkownika<text:line-break/> <text:s text:c="15"/>// Jeżeli wybór jest równy 1<text:line-break/> <text:s text:c="15"/></text:span><text:span text:style-name="T4">if</text:span><text:span text:style-name="T11">(</text:span><text:span text:style-name="T5">std</text:span><text:span text:style-name="T11">::stoi(userInput) - </text:span><text:span text:style-name="T10">1 </text:span><text:span text:style-name="T11">&lt; </text:span><text:span text:style-name="T8">materials</text:span><text:span text:style-name="T11">.size()) {<text:line-break/> <text:s text:c="19"/></text:span><text:span text:style-name="T1">// Otwórz menu materiału<text:line-break/> <text:s text:c="19"/></text:span><text:span text:style-name="T8">materials</text:span><text:span text:style-name="T11">.at(</text:span><text:span text:style-name="T5">std</text:span><text:span text:style-name="T11">::stoi(userInput) - </text:span><text:span text:style-name="T10">1</text:span><text:span text:style-name="T11">)-&gt;materialsMenu();<text:line-break/> <text:s text:c="15"/>} </text:span><text:span text:style-name="T4">else if</text:span><text:span text:style-name="T11">((</text:span><text:span text:style-name="T5">std</text:span><text:span text:style-name="T11">::stoi(userInput) - </text:span><text:span text:style-name="T10">1</text:span><text:span text:style-name="T11">) == </text:span><text:span text:style-name="T8">materials</text:span><text:span text:style-name="T11">.size()) {<text:line-break/> <text:s text:c="19"/></text:span><text:span text:style-name="T1">// Wyświetl komunikat o opuszczeniu menu materiałów<text:line-break/> <text:s text:c="19"/></text:span><text:span text:style-name="T5">std</text:span><text:span text:style-name="T11">::cout </text:span><text:span text:style-name="T9">&lt;&lt; </text:span><text:span text:style-name="T3">"Opusciles menu materialow!" </text:span><text:span text:style-name="T9">&lt;&lt; </text:span><text:span text:style-name="T3">"</text:span><text:span text:style-name="T4">\n</text:span><text:span text:style-name="T3">"</text:span><text:span text:style-name="T11">;<text:line-break/> <text:s text:c="19"/></text:span><text:span text:style-name="T1">// Wyjdź z pętli<text:line-break/> <text:s text:c="19"/></text:span><text:span text:style-name="T4">break</text:span><text:span text:style-name="T11">;<text:line-break/> <text:s text:c="19"/></text:span><text:span text:style-name="T1">// W przeciwnym wypadku<text:line-break/> <text:s text:c="15"/></text:span><text:span text:style-name="T11">} </text:span><text:span text:style-name="T4">else </text:span><text:span text:style-name="T11">{<text:line-break/> <text:s text:c="19"/></text:span><text:span text:style-name="T1">// Wyświetl komunikat o niepoprawnym wyborze<text:line-break/> <text:s text:c="19"/></text:span><text:span text:style-name="T5">std</text:span><text:span text:style-name="T11">::cout </text:span><text:span text:style-name="T9">&lt;&lt; </text:span><text:span text:style-name="T3">"Niepoprawna opcja!" </text:span><text:span text:style-name="T9">&lt;&lt; </text:span><text:span text:style-name="T3">"</text:span><text:span text:style-name="T4">\n</text:span><text:span text:style-name="T3">"</text:span><text:span text:style-name="T11">;<text:line-break/> <text:s text:c="15"/>}<text:line-break/> <text:s text:c="11"/></text:span><text:span text:style-name="T1">// Jeżeli materiały kursu są puste<text:line-break/> <text:s text:c="11"/></text:span><text:span text:style-name="T11">} </text:span><text:span text:style-name="T4">else </text:span><text:span text:style-name="T11">{<text:line-break/> <text:s text:c="15"/></text:span><text:span text:style-name="T1">// Wyświetl komunikat o braku materiałów<text:line-break/> <text:s text:c="15"/></text:span><text:span text:style-name="T5">std</text:span><text:span text:style-name="T11">::cout </text:span><text:span text:style-name="T9">&lt;&lt; </text:span><text:span text:style-name="T3">"Brak materialow!" </text:span><text:span text:style-name="T9">&lt;&lt; </text:span><text:span text:style-name="T3">"</text:span><text:span text:style-name="T4">\n</text:span><text:span text:style-name="T3">"</text:span><text:span text:style-name="T11">;<text:line-break/> <text:s text:c="11"/>}<text:line-break/> <text:s text:c="7"/></text:span><text:span text:style-name="T1">// Jeżeli wybór to 2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2"</text:span><text:span text:style-name="T11">) {<text:line-break/> <text:s text:c="11"/></text:span><text:span text:style-name="T1">// Menu dodawania materiału<text:line-break/> <text:s text:c="11"/>// Pobierz dane materiału<text:line-break/> <text:s text:c="11"/>// Utwórz zmienne przechowujące dane materiału<text:line-break/> <text:s text:c="11"/></text:span><text:span text:style-name="T5">std</text:span><text:span text:style-name="T11">::</text:span><text:span text:style-name="T6">string </text:span><text:span text:style-name="T11">materialName; <text:s text:c="10"/></text:span><text:span text:style-name="T1">// Nazwa<text:line-break/> <text:s text:c="11"/></text:span><text:span text:style-name="T5">std</text:span><text:span text:style-name="T11">::</text:span><text:span text:style-name="T6">string </text:span><text:span text:style-name="T11">materialDescription; <text:s text:c="3"/></text:span><text:span text:style-name="T1">// Opis<text:line-break/> <text:s text:c="11"/></text:span><text:span text:style-name="T5">std</text:span><text:span text:style-name="T11">::</text:span><text:span text:style-name="T6">string </text:span><text:span text:style-name="T11">materialFileName; <text:s text:c="6"/></text:span><text:span text:style-name="T1">// Nazwa pliku<text:line-break/> <text:s text:c="11"/></text:span><text:span text:style-name="T5">std</text:span><text:span text:style-name="T11">::</text:span><text:span text:style-name="T6">string </text:span><text:span text:style-name="T11">materialFileSize; <text:s text:c="6"/></text:span><text:span text:style-name="T1">// Rozmiar pliku<text:line-break/> <text:s text:c="11"/></text:span><text:span text:style-name="T5">User </text:span><text:span text:style-name="T11">* addedBy = user; <text:s text:c="13"/></text:span><text:span text:style-name="T1">// Materiał dodany przez<text:line-break/><text:line-break/> <text:s text:c="11"/>// Pobierz dane materiału<text:line-break/> <text:s text:c="11"/>// Pobierz nazwę<text:line-break/> <text:s text:c="11"/></text:span><text:span text:style-name="T5">std</text:span><text:span text:style-name="T11">::cout </text:span><text:span text:style-name="T9">&lt;&lt; </text:span><text:span text:style-name="T3">"Podaj nazwe: "</text:span><text:span text:style-name="T11">;<text:line-break/> <text:s text:c="11"/></text:span><text:span text:style-name="T5">std</text:span><text:span text:style-name="T11">::cin </text:span><text:span text:style-name="T9">&gt;&gt; </text:span><text:span text:style-name="T11">materialName;<text:line-break/></text:span><text:soft-page-break/><text:span text:style-name="T11"><text:line-break/> <text:s text:c="11"/></text:span><text:span text:style-name="T1">// Pobierz opis<text:line-break/> <text:s text:c="11"/></text:span><text:span text:style-name="T5">std</text:span><text:span text:style-name="T11">::cout </text:span><text:span text:style-name="T9">&lt;&lt; </text:span><text:span text:style-name="T3">"Podaj opis: "</text:span><text:span text:style-name="T11">;<text:line-break/> <text:s text:c="11"/></text:span><text:span text:style-name="T5">std</text:span><text:span text:style-name="T11">::cin </text:span><text:span text:style-name="T9">&gt;&gt; </text:span><text:span text:style-name="T11">materialDescription;<text:line-break/><text:line-break/> <text:s text:c="11"/></text:span><text:span text:style-name="T1">// Pobierz nazwę pliku<text:line-break/> <text:s text:c="11"/></text:span><text:span text:style-name="T5">std</text:span><text:span text:style-name="T11">::cout </text:span><text:span text:style-name="T9">&lt;&lt; </text:span><text:span text:style-name="T3">"Podaj nazwe pliku: "</text:span><text:span text:style-name="T11">;<text:line-break/> <text:s text:c="11"/></text:span><text:span text:style-name="T5">std</text:span><text:span text:style-name="T11">::cin </text:span><text:span text:style-name="T9">&gt;&gt; </text:span><text:span text:style-name="T11">materialFileName;<text:line-break/><text:line-break/> <text:s text:c="11"/></text:span><text:span text:style-name="T1">// Pobierz fileSize pliku<text:line-break/> <text:s text:c="11"/></text:span><text:span text:style-name="T5">std</text:span><text:span text:style-name="T11">::cout </text:span><text:span text:style-name="T9">&lt;&lt; </text:span><text:span text:style-name="T3">"Podaj rozmiar pliku[kB]: "</text:span><text:span text:style-name="T11">;<text:line-break/> <text:s text:c="11"/></text:span><text:span text:style-name="T5">std</text:span><text:span text:style-name="T11">::cin </text:span><text:span text:style-name="T9">&gt;&gt; </text:span><text:span text:style-name="T11">materialFileSize;<text:line-break/><text:line-break/> <text:s text:c="11"/></text:span><text:span text:style-name="T1">// Jeżeli któryś z parametrów jest pusty<text:line-break/> <text:s text:c="11"/></text:span><text:span text:style-name="T4">if</text:span><text:span text:style-name="T11">(materialName.empty() || materialDescription.empty() || materialFileName.empty() || materialFileSize.empty()) {<text:line-break/> <text:s text:c="15"/></text:span><text:span text:style-name="T1">// Wyświetl komunikat o niepoprawnych danych<text:line-break/> <text:s text:c="15"/></text:span><text:span text:style-name="T5">std</text:span><text:span text:style-name="T11">::cout </text:span><text:span text:style-name="T9">&lt;&lt; </text:span><text:span text:style-name="T3">"Niepoprawne dane!" </text:span><text:span text:style-name="T9">&lt;&lt; </text:span><text:span text:style-name="T3">"</text:span><text:span text:style-name="T4">\n</text:span><text:span text:style-name="T3">"</text:span><text:span text:style-name="T11">;<text:line-break/> <text:s text:c="15"/></text:span><text:span text:style-name="T1">// Wyjdź z pętli<text:line-break/> <text:s text:c="15"/></text:span><text:span text:style-name="T4">break</text:span><text:span text:style-name="T11">;<text:line-break/> <text:s text:c="11"/>}<text:line-break/><text:line-break/> <text:s text:c="11"/></text:span><text:span text:style-name="T1">// Dodaj materiał<text:line-break/> <text:s text:c="11"/></text:span><text:span text:style-name="T8">materials</text:span><text:span text:style-name="T11">.push_back(</text:span><text:span text:style-name="T4">new </text:span><text:span text:style-name="T11">Material(materialName,materialDescription,<text:line-break/> <text:s text:c="44"/>materialFileName, </text:span><text:span text:style-name="T5">std</text:span><text:span text:style-name="T11">::stoi(materialFileSize), addedBy));<text:line-break/> <text:s text:c="7"/></text:span><text:span text:style-name="T1">// Jeżeli wybór to 2<text:line-break/> <text:s text:c="7"/></text:span><text:span text:style-name="T11">} </text:span><text:span text:style-name="T4">else if</text:span><text:span text:style-name="T11">(userInput </text:span><text:span text:style-name="T9">== </text:span><text:span text:style-name="T3">"3"</text:span><text:span text:style-name="T11">) {<text:line-break/> <text:s text:c="11"/></text:span><text:span text:style-name="T1">// Wyświetl komunikat o opuszczeniu menu kursów<text:line-break/> <text:s text:c="11"/></text:span><text:span text:style-name="T5">std</text:span><text:span text:style-name="T11">::cout </text:span><text:span text:style-name="T9">&lt;&lt; </text:span><text:span text:style-name="T3">"Opusciles menu materialow!" </text:span><text:span text:style-name="T9">&lt;&lt; </text:span><text:span text:style-name="T3">"</text:span><text:span text:style-name="T4">\n</text:span><text:span text:style-name="T3">"</text:span><text:span text:style-name="T11">;<text:line-break/> <text:s text:c="11"/></text:span><text:span text:style-name="T1">// Wyjdź z pętli<text:line-break/> <text:s text:c="11"/></text:span><text:span text:style-name="T4">break</text:span><text:span text:style-name="T11">;<text:line-break/> <text:s text:c="7"/></text:span><text:span text:style-name="T1">// W przeciwnym wypadku<text:line-break/> <text:s text:c="7"/></text:span><text:span text:style-name="T11">} </text:span><text:span text:style-name="T4">else </text:span><text:span text:style-name="T11">{<text:line-break/> <text:s text:c="11"/></text:span><text:span text:style-name="T1">// Wyświetl komunikat o niepoprawnym wyborze<text:line-break/> <text:s text:c="11"/></text:span><text:span text:style-name="T5">std</text:span><text:span text:style-name="T11">::cout </text:span><text:span text:style-name="T9">&lt;&lt; </text:span><text:span text:style-name="T3">"Niepoprawna opcja!" </text:span><text:span text:style-name="T9">&lt;&lt; </text:span><text:span text:style-name="T3">"</text:span><text:span text:style-name="T4">\n</text:span><text:span text:style-name="T3">"</text:span><text:span text:style-name="T11">;<text:line-break/> <text:s text:c="7"/>}<text:line-break/> <text:s text:c="3"/>}<text:line-break/>}<text:line-break/></text:span></text:p>
      <text:p text:style-name="P3"/>
      <text:p text:style-name="P3">Material.h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Material.h<text:line-break/>// <text:s/>@ Date : 10.06.2023<text:line-break/>// <text:s/>@ Author : Tomasz Wnuk, Bartosz Szynkaruk, Mikołaj Hasiec<text:line-break/>//<text:line-break/>//<text:line-break/><text:line-break/></text:span><text:span text:style-name="T2">#if </text:span><text:span text:style-name="T11">!defined(</text:span><text:span text:style-name="T12">_MATERIAL_H</text:span><text:span text:style-name="T11">)<text:line-break/></text:span><text:span text:style-name="T2">#define </text:span><text:span text:style-name="T12">_MATERIAL_H<text:line-break/><text:line-break/></text:span><text:span text:style-name="T1">// Deklaracja zależności i bibliotek<text:line-break/></text:span><text:span text:style-name="T2">#include </text:span><text:span text:style-name="T3">"User.h"<text:line-break/></text:span><text:span text:style-name="T2">#include </text:span><text:span text:style-name="T3">&lt;string&gt;<text:line-break/></text:span><text:span text:style-name="T2">#include </text:span><text:span text:style-name="T3">&lt;iostream&gt;<text:line-break/></text:span><text:span text:style-name="T2">#include </text:span><text:span text:style-name="T3">&lt;thread&gt;<text:line-break/></text:span><text:soft-page-break/><text:span text:style-name="T2">#include </text:span><text:span text:style-name="T3">&lt;chrono&gt;<text:line-break/><text:line-break/></text:span><text:span text:style-name="T1">// Deklaracja klasy Material<text:line-break/></text:span><text:span text:style-name="T4">class </text:span><text:span text:style-name="T5">Material </text:span><text:span text:style-name="T11">{<text:line-break/></text:span><text:span text:style-name="T4">public</text:span><text:span text:style-name="T11">:<text:line-break/><text:tab/></text:span><text:span text:style-name="T7">Material</text:span><text:span text:style-name="T11">(</text:span><text:span text:style-name="T5">std</text:span><text:span text:style-name="T11">::</text:span><text:span text:style-name="T6">string </text:span><text:span text:style-name="T11">name, </text:span><text:span text:style-name="T5">std</text:span><text:span text:style-name="T11">::</text:span><text:span text:style-name="T6">string </text:span><text:span text:style-name="T11">description, </text:span><text:span text:style-name="T5">std</text:span><text:span text:style-name="T11">::</text:span><text:span text:style-name="T6">string </text:span><text:span text:style-name="T11">fileName, </text:span><text:span text:style-name="T4">int </text:span><text:span text:style-name="T11">fileSize, </text:span><text:span text:style-name="T5">User </text:span><text:span text:style-name="T11">* addedBy); <text:s/></text:span><text:span text:style-name="T1">// Konstruktor klasy Material<text:line-break/><text:tab/></text:span><text:span text:style-name="T5">std</text:span><text:span text:style-name="T11">::</text:span><text:span text:style-name="T6">string </text:span><text:span text:style-name="T7">getName</text:span><text:span text:style-name="T11">(); <text:s/></text:span><text:span text:style-name="T1">// Akcesor pola name<text:line-break/> <text:s text:c="3"/></text:span><text:span text:style-name="T4">void </text:span><text:span text:style-name="T7">setName</text:span><text:span text:style-name="T11">(</text:span><text:span text:style-name="T5">std</text:span><text:span text:style-name="T11">::</text:span><text:span text:style-name="T6">string </text:span><text:span text:style-name="T11">name); <text:s/></text:span><text:span text:style-name="T1">// Mutator pola name<text:line-break/> <text:s text:c="3"/></text:span><text:span text:style-name="T5">std</text:span><text:span text:style-name="T11">::</text:span><text:span text:style-name="T6">string </text:span><text:span text:style-name="T7">getDescription</text:span><text:span text:style-name="T11">(); <text:s/></text:span><text:span text:style-name="T1">// Akcesor pola description<text:line-break/> <text:s text:c="3"/></text:span><text:span text:style-name="T4">void </text:span><text:span text:style-name="T7">setDescription</text:span><text:span text:style-name="T11">(</text:span><text:span text:style-name="T5">std</text:span><text:span text:style-name="T11">::</text:span><text:span text:style-name="T6">string </text:span><text:span text:style-name="T11">description); <text:s/></text:span><text:span text:style-name="T1">// Mutator pola description<text:line-break/> <text:s text:c="3"/></text:span><text:span text:style-name="T5">std</text:span><text:span text:style-name="T11">::</text:span><text:span text:style-name="T6">string </text:span><text:span text:style-name="T7">getFileName</text:span><text:span text:style-name="T11">(); <text:s/></text:span><text:span text:style-name="T1">// Akcesor pola fileName<text:line-break/> <text:s text:c="3"/></text:span><text:span text:style-name="T4">void </text:span><text:span text:style-name="T7">setFileName</text:span><text:span text:style-name="T11">(</text:span><text:span text:style-name="T5">std</text:span><text:span text:style-name="T11">::</text:span><text:span text:style-name="T6">string </text:span><text:span text:style-name="T11">fileName); <text:s/></text:span><text:span text:style-name="T1">// Mutator pola fileName<text:line-break/> <text:s text:c="3"/></text:span><text:span text:style-name="T4">int </text:span><text:span text:style-name="T7">getFileSize</text:span><text:span text:style-name="T11">(); <text:s/></text:span><text:span text:style-name="T1">// Akcesor pola fileSize<text:line-break/> <text:s text:c="3"/></text:span><text:span text:style-name="T4">void </text:span><text:span text:style-name="T7">setFileSize</text:span><text:span text:style-name="T11">(</text:span><text:span text:style-name="T4">int </text:span><text:span text:style-name="T11">fileSize); <text:s/></text:span><text:span text:style-name="T1">// Mutator pola fileSize<text:line-break/> <text:s text:c="3"/></text:span><text:span text:style-name="T5">User </text:span><text:span text:style-name="T11">* </text:span><text:span text:style-name="T7">getAddedBy</text:span><text:span text:style-name="T11">(); <text:s/></text:span><text:span text:style-name="T1">// Akcesor pola addedBy<text:line-break/> <text:s text:c="3"/></text:span><text:span text:style-name="T4">void </text:span><text:span text:style-name="T7">setAddedBy</text:span><text:span text:style-name="T11">(</text:span><text:span text:style-name="T5">User </text:span><text:span text:style-name="T11">* addedBy); <text:s/></text:span><text:span text:style-name="T1">// Mutator pola addedBy<text:line-break/><text:tab/></text:span><text:span text:style-name="T4">void </text:span><text:span text:style-name="T7">printMaterial</text:span><text:span text:style-name="T11">(); <text:s/></text:span><text:span text:style-name="T1">// Metoda wypisująca informacje o materiale<text:line-break/><text:tab/></text:span><text:span text:style-name="T4">void </text:span><text:span text:style-name="T7">materialsMenu</text:span><text:span text:style-name="T11">(); <text:s/></text:span><text:span text:style-name="T1">// Metoda otwierająca menu materiału<text:line-break/><text:tab/></text:span><text:span text:style-name="T4">void </text:span><text:span text:style-name="T7">downloadFile</text:span><text:span text:style-name="T11">(); <text:s/></text:span><text:span text:style-name="T1">// Metoda symulująca pobieranie pliku<text:line-break/></text:span><text:span text:style-name="T4">private</text:span><text:span text:style-name="T11">:<text:line-break/><text:tab/></text:span><text:span text:style-name="T5">std</text:span><text:span text:style-name="T11">::</text:span><text:span text:style-name="T6">string </text:span><text:span text:style-name="T8">name</text:span><text:span text:style-name="T11">; <text:s/></text:span><text:span text:style-name="T1">// Nazwa materiału<text:line-break/> <text:s text:c="3"/></text:span><text:span text:style-name="T5">std</text:span><text:span text:style-name="T11">::</text:span><text:span text:style-name="T6">string </text:span><text:span text:style-name="T8">description</text:span><text:span text:style-name="T11">; <text:s/></text:span><text:span text:style-name="T1">// Opis materiału<text:line-break/> <text:s text:c="3"/></text:span><text:span text:style-name="T5">std</text:span><text:span text:style-name="T11">::</text:span><text:span text:style-name="T6">string </text:span><text:span text:style-name="T8">fileName</text:span><text:span text:style-name="T11">; <text:s/></text:span><text:span text:style-name="T1">// Nazwa pliku<text:line-break/><text:tab/></text:span><text:span text:style-name="T4">int </text:span><text:span text:style-name="T8">fileSize</text:span><text:span text:style-name="T11">; <text:s/></text:span><text:span text:style-name="T1">// Rozmiar pliku<text:line-break/><text:tab/></text:span><text:span text:style-name="T5">User </text:span><text:span text:style-name="T11">* </text:span><text:span text:style-name="T8">addedBy</text:span><text:span text:style-name="T11">; <text:s/></text:span><text:span text:style-name="T1">// Użytkownik dodający materiał<text:line-break/></text:span><text:span text:style-name="T11">};<text:line-break/><text:line-break/></text:span><text:span text:style-name="T2">#endif <text:s/></text:span><text:span text:style-name="T1">//_MATERIAL_H<text:line-break/></text:span></text:p>
      <text:p text:style-name="P3"/>
      <text:p text:style-name="P3">Material.cpp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Material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text:span text:style-name="T2">#include </text:span><text:span text:style-name="T3">"Material.h"<text:line-break/><text:line-break/></text:span><text:span text:style-name="T1">// Konstruktor klasy Material<text:line-break/></text:span><text:span text:style-name="T11">Material::Material(std::string name, std::string description, std::string fileName, </text:span><text:span text:style-name="T4">int </text:span><text:span text:style-name="T11">fileSize, User *addedBy) {<text:line-break/><text:tab/></text:span><text:span text:style-name="T4">this</text:span><text:span text:style-name="T11">-&gt;name = name;<text:line-break/><text:tab/></text:span><text:span text:style-name="T4">this</text:span><text:span text:style-name="T11">-&gt;fileSize = fileSize;<text:line-break/><text:tab/></text:span><text:span text:style-name="T4">this</text:span><text:span text:style-name="T11">-&gt;addedBy = addedBy;<text:line-break/>}<text:line-break/><text:line-break/></text:span><text:span text:style-name="T1">// Akcesor pola name<text:line-break/></text:span><text:span text:style-name="T11">std::string Material::getName() {<text:line-break/><text:tab/></text:span><text:span text:style-name="T4">return </text:span><text:span text:style-name="T11">name;<text:line-break/>}<text:line-break/><text:line-break/></text:span><text:span text:style-name="T1">// Mutator pola name<text:line-break/></text:span><text:span text:style-name="T4">void </text:span><text:span text:style-name="T11">Material::setName(std::string name) {<text:line-break/></text:span><text:soft-page-break/><text:span text:style-name="T11"> <text:s text:c="3"/></text:span><text:span text:style-name="T4">this</text:span><text:span text:style-name="T11">-&gt;name = name;<text:line-break/>}<text:line-break/><text:line-break/></text:span><text:span text:style-name="T1">// Akcesor pola description<text:line-break/></text:span><text:span text:style-name="T11">std::string Material::getDescription() {<text:line-break/> <text:s text:c="3"/></text:span><text:span text:style-name="T4">return </text:span><text:span text:style-name="T11">description;<text:line-break/>}<text:line-break/><text:line-break/></text:span><text:span text:style-name="T1">// Mutator pola description<text:line-break/></text:span><text:span text:style-name="T4">void </text:span><text:span text:style-name="T11">Material::setDescription(std::string description) {<text:line-break/> <text:s text:c="3"/></text:span><text:span text:style-name="T4">this</text:span><text:span text:style-name="T11">-&gt;description = description;<text:line-break/>}<text:line-break/><text:line-break/></text:span><text:span text:style-name="T1">// Akcesor pola fileName<text:line-break/></text:span><text:span text:style-name="T11">std::string Material::getFileName() {<text:line-break/> <text:s text:c="3"/></text:span><text:span text:style-name="T4">return </text:span><text:span text:style-name="T11">fileName;<text:line-break/>}<text:line-break/><text:line-break/></text:span><text:span text:style-name="T1">// Mutator pola fileName<text:line-break/></text:span><text:span text:style-name="T4">void </text:span><text:span text:style-name="T11">Material::setFileName(std::string fileName) {<text:line-break/> <text:s text:c="3"/></text:span><text:span text:style-name="T4">this</text:span><text:span text:style-name="T11">-&gt;fileName = fileName;<text:line-break/>}<text:line-break/><text:line-break/></text:span><text:span text:style-name="T1">// Akcesor pola fileSize<text:line-break/></text:span><text:span text:style-name="T4">int </text:span><text:span text:style-name="T11">Material::getFileSize() {<text:line-break/> <text:s text:c="3"/></text:span><text:span text:style-name="T4">return </text:span><text:span text:style-name="T11">fileSize;<text:line-break/>}<text:line-break/><text:line-break/></text:span><text:span text:style-name="T1">// Mutator pola fileSize<text:line-break/></text:span><text:span text:style-name="T4">void </text:span><text:span text:style-name="T11">Material::setFileSize(</text:span><text:span text:style-name="T4">int </text:span><text:span text:style-name="T11">fileSize) {<text:line-break/> <text:s text:c="3"/></text:span><text:span text:style-name="T4">this</text:span><text:span text:style-name="T11">-&gt;fileSize = fileSize;<text:line-break/>}<text:line-break/><text:line-break/></text:span><text:span text:style-name="T1">// Akcesor pola addedBy<text:line-break/></text:span><text:span text:style-name="T11">User * Material::getAddedBy() {<text:line-break/> <text:s text:c="3"/></text:span><text:span text:style-name="T4">return </text:span><text:span text:style-name="T11">addedBy;<text:line-break/>}<text:line-break/><text:line-break/></text:span><text:span text:style-name="T1">// Mutator pola addedBy<text:line-break/></text:span><text:span text:style-name="T4">void </text:span><text:span text:style-name="T11">Material::setAddedBy(User * addedBy) {<text:line-break/> <text:s text:c="3"/></text:span><text:span text:style-name="T4">this</text:span><text:span text:style-name="T11">-&gt;addedBy = addedBy;<text:line-break/>}<text:line-break/><text:line-break/></text:span><text:span text:style-name="T1">// Metoda wyswietlajaca dane materialu<text:line-break/></text:span><text:span text:style-name="T4">void </text:span><text:span text:style-name="T11">Material::printMaterial() {<text:line-break/> <text:s text:c="3"/></text:span><text:span text:style-name="T1">// Wyswietl dane materialu<text:line-break/> <text:s text:c="3"/></text:span><text:span text:style-name="T11"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3"/>std::cout &lt;&lt; </text:span><text:span text:style-name="T3">"|~~~~~~~~~~~~~~~~~~~~~~~~~~~~~~~~~~~~~Dane Materialu~~~~~~~~~~~~~~~~~~~~~~~~~~~~~~~~~~~~~|</text:span><text:span text:style-name="T4">\n</text:span><text:span text:style-name="T3">"</text:span><text:span text:style-name="T11">;<text:line-break/> <text:s text:c="3"/>std::cout &lt;&lt; </text:span><text:span text:style-name="T3">"|========================================================================================|</text:span><text:span text:style-name="T4">\n</text:span><text:span text:style-name="T3">"</text:span><text:span text:style-name="T11">;<text:line-break/> <text:s text:c="3"/>std::cout &lt;&lt; </text:span><text:span text:style-name="T3">"| Nazwa: " </text:span><text:span text:style-name="T11">&lt;&lt; </text:span><text:span text:style-name="T4">this</text:span><text:span text:style-name="T11">-&gt;name &lt;&lt; </text:span><text:span text:style-name="T3">"</text:span><text:span text:style-name="T4">\n</text:span><text:span text:style-name="T3">"</text:span><text:span text:style-name="T11">; <text:s/></text:span><text:span text:style-name="T1">// Nazwa materiału<text:line-break/> <text:s text:c="3"/></text:span><text:span text:style-name="T11">std::cout &lt;&lt; </text:span><text:span text:style-name="T3">"| Opis: " </text:span><text:span text:style-name="T11">&lt;&lt; </text:span><text:span text:style-name="T4">this</text:span><text:span text:style-name="T11">-&gt;description &lt;&lt; </text:span><text:span text:style-name="T3">"</text:span><text:span text:style-name="T4">\n</text:span><text:span text:style-name="T3">"</text:span><text:span text:style-name="T11">; <text:s/></text:span><text:span text:style-name="T1">// Opis materiału<text:line-break/> <text:s text:c="3"/></text:span><text:span text:style-name="T11">std::cout &lt;&lt; </text:span><text:span text:style-name="T3">"| Nazwa pliku: " </text:span><text:span text:style-name="T11">&lt;&lt; </text:span><text:span text:style-name="T4">this</text:span><text:span text:style-name="T11">-&gt;fileName &lt;&lt; </text:span><text:span text:style-name="T3">"</text:span><text:span text:style-name="T4">\n</text:span><text:span text:style-name="T3">"</text:span><text:span text:style-name="T11">; <text:s/></text:span><text:span text:style-name="T1">// Nazwa pliku<text:line-break/> <text:s text:c="3"/></text:span><text:span text:style-name="T11">std::cout &lt;&lt; </text:span><text:span text:style-name="T3">"| Rozmiar pliku: " </text:span><text:span text:style-name="T11">&lt;&lt; </text:span><text:span text:style-name="T4">this</text:span><text:span text:style-name="T11">-&gt;fileSize &lt;&lt; </text:span><text:span text:style-name="T3">"</text:span><text:span text:style-name="T4">\n</text:span><text:span text:style-name="T3">"</text:span><text:span text:style-name="T11">; <text:s/></text:span><text:span text:style-name="T1">// Rozmiar pliku<text:line-break/> <text:s text:c="3"/></text:span><text:span text:style-name="T11">std::cout &lt;&lt; </text:span><text:span text:style-name="T3">"| Dodany przez: " </text:span><text:span text:style-name="T11">&lt;&lt; </text:span><text:span text:style-name="T4">this</text:span><text:span text:style-name="T11">-&gt;addedBy-&gt;getFirstName() &lt;&lt; </text:span><text:span text:style-name="T3">"</text:span><text:span text:style-name="T4">\n</text:span><text:span text:style-name="T3">"</text:span><text:span text:style-name="T11">; <text:s/></text:span><text:span text:style-name="T1">// Dodany przez<text:line-break/> <text:s text:c="3"/></text:span><text:span text:style-name="T11"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}<text:line-break/></text:span><text:soft-page-break/><text:span text:style-name="T11"><text:line-break/></text:span><text:span text:style-name="T1">// Metoda wyswietlajaca menu materiału<text:line-break/></text:span><text:span text:style-name="T4">void </text:span><text:span text:style-name="T11">Material::materialsMenu() {<text:line-break/> <text:s text:c="3"/></text:span><text:span text:style-name="T1">// Utwórz zmienną przechowującą wybór użytkownika<text:line-break/> <text:s text:c="3"/></text:span><text:span text:style-name="T11">std::string userInput;<text:line-break/><text:line-break/> <text:s text:c="3"/></text:span><text:span text:style-name="T1">// Petla wyświetlająca menu materiału<text:line-break/><text:tab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swietl menu materiału<text:line-break/> <text:s text:c="7"/></text:span><text:span text:style-name="T11"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std::cout &lt;&lt; </text:span><text:span text:style-name="T3">"|~~~~~~~~~~~~~~~~~~~~~~~~~~~~~~~~~~~~~Menu Materialu~~~~~~~~~~~~~~~~~~~~~~~~~~~~~~~~~~~~~|</text:span><text:span text:style-name="T4">\n</text:span><text:span text:style-name="T3">"</text:span><text:span text:style-name="T11">;<text:line-break/> <text:s text:c="7"/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std::cout &lt;&lt; </text:span><text:span text:style-name="T3">"| 1. Wyswietl dane <text:s text:c="70"/>|</text:span><text:span text:style-name="T4">\n</text:span><text:span text:style-name="T3">"</text:span><text:span text:style-name="T11">;<text:line-break/> <text:s text:c="7"/>std::cout &lt;&lt; </text:span><text:span text:style-name="T3">"| 2. Pobierz plik <text:s text:c="71"/>|</text:span><text:span text:style-name="T4">\n</text:span><text:span text:style-name="T3">"</text:span><text:span text:style-name="T11">;<text:line-break/> <text:s text:c="7"/>std::cout &lt;&lt; </text:span><text:span text:style-name="T3">"| 3. Wroc <text:s text:c="79"/>|</text:span><text:span text:style-name="T4">\n</text:span><text:span text:style-name="T3">"</text:span><text:span text:style-name="T11">;<text:line-break/> <text:s text:c="7"/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 <text:s text:c="7"/></text:span><text:span text:style-name="T11">std::cin &gt;&gt; userInput;<text:line-break/><text:line-break/> <text:s text:c="7"/></text:span><text:span text:style-name="T1">// Sprawdź wybór użytkownika<text:line-break/> <text:s text:c="7"/>// Jeżeli wybór to 1<text:line-break/><text:tab/><text:tab/></text:span><text:span text:style-name="T4">if</text:span><text:span text:style-name="T11">(userInput == </text:span><text:span text:style-name="T3">"1"</text:span><text:span text:style-name="T11">) {<text:line-break/> <text:s text:c="11"/></text:span><text:span text:style-name="T1">// Wyświetl dane materiału<text:line-break/> <text:s text:c="11"/></text:span><text:span text:style-name="T11">printMaterial();<text:line-break/> <text:s text:c="7"/></text:span><text:span text:style-name="T1">// Jeżeli wybór to 2<text:line-break/><text:tab/><text:tab/></text:span><text:span text:style-name="T11">} </text:span><text:span text:style-name="T4">else if</text:span><text:span text:style-name="T11">(userInput == </text:span><text:span text:style-name="T3">"2"</text:span><text:span text:style-name="T11">) {<text:line-break/> <text:s text:c="11"/></text:span><text:span text:style-name="T1">// Pobierz plik<text:line-break/><text:tab/><text:tab/><text:tab/></text:span><text:span text:style-name="T11">downloadFile();<text:line-break/> <text:s text:c="7"/></text:span><text:span text:style-name="T1">// Jeżeli wybór to 3<text:line-break/><text:tab/><text:tab/></text:span><text:span text:style-name="T11">} </text:span><text:span text:style-name="T4">else if </text:span><text:span text:style-name="T11">(userInput == </text:span><text:span text:style-name="T3">"3"</text:span><text:span text:style-name="T11">) {<text:line-break/> <text:s text:c="11"/></text:span><text:span text:style-name="T1">// Zakończ pętlę<text:line-break/> <text:s text:c="11"/></text:span><text:span text:style-name="T4">break</text:span><text:span text:style-name="T11">;<text:line-break/> <text:s text:c="7"/></text:span><text:span text:style-name="T1">// W przeciwnym wypadku<text:line-break/><text:tab/><text:tab/></text:span><text:span text:style-name="T11">} </text:span><text:span text:style-name="T4">else </text:span><text:span text:style-name="T11">{<text:line-break/> <text:s text:c="11"/></text:span><text:span text:style-name="T1">// Wyswietl komunikat o błędzie<text:line-break/><text:tab/><text:tab/><text:tab/></text:span><text:span text:style-name="T11">std::cout &lt;&lt; </text:span><text:span text:style-name="T3">"Niepoprawna opcja!" </text:span><text:span text:style-name="T11">&lt;&lt; </text:span><text:span text:style-name="T3">"</text:span><text:span text:style-name="T4">\n</text:span><text:span text:style-name="T3">"</text:span><text:span text:style-name="T11">;<text:line-break/><text:tab/><text:tab/>}<text:line-break/><text:tab/>}<text:line-break/>}<text:line-break/><text:line-break/></text:span><text:span text:style-name="T1">// Metoda symulująca pobieranie pliku<text:line-break/></text:span><text:span text:style-name="T4">void </text:span><text:span text:style-name="T11">Material::downloadFile() {<text:line-break/> <text:s text:c="3"/></text:span><text:span text:style-name="T1">// Utwórz zmienne przechowujące dane paska postępu<text:line-break/><text:tab/></text:span><text:span text:style-name="T4">int </text:span><text:span text:style-name="T11">barWidth = </text:span><text:span text:style-name="T10">88</text:span><text:span text:style-name="T11">; <text:s/></text:span><text:span text:style-name="T1">// Szerokość paska postępu<text:line-break/><text:tab/></text:span><text:span text:style-name="T4">int </text:span><text:span text:style-name="T11">duration = </text:span><text:span text:style-name="T10">100</text:span><text:span text:style-name="T11">; <text:s/></text:span><text:span text:style-name="T1">// Czas trwania symulacji pobierania pliku<text:line-break/><text:tab/></text:span><text:span text:style-name="T4">int </text:span><text:span text:style-name="T11">total = </text:span><text:span text:style-name="T10">10</text:span><text:span text:style-name="T11">; <text:s/></text:span><text:span text:style-name="T1">// Całkowita ilość iteracji pętli<text:line-break/><text:line-break/> <text:s text:c="3"/>// Pętla symulująca pobieranie pliku<text:line-break/> <text:s text:c="3"/>// Iteruj od 0 do total<text:line-break/><text:tab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total; ++i) {<text:line-break/> <text:s text:c="7"/></text:span><text:span text:style-name="T1">// Wyswietl początek paska postępu<text:line-break/><text:tab/><text:tab/></text:span><text:span text:style-name="T11">std::cout &lt;&lt; </text:span><text:span text:style-name="T3">"["</text:span><text:span text:style-name="T11">;<text:line-break/> <text:s text:c="7"/></text:span><text:span text:style-name="T1">// Oblicz postęp<text:line-break/><text:tab/><text:tab/></text:span><text:span text:style-name="T4">int </text:span><text:span text:style-name="T11">progress = (barWidth * i) / total;<text:line-break/> <text:s text:c="7"/></text:span><text:span text:style-name="T1">// Iteruj od 0 do barWidth<text:line-break/></text:span><text:soft-page-break/><text:span text:style-name="T1"><text:tab/><text:tab/></text:span><text:span text:style-name="T4">for</text:span><text:span text:style-name="T11">(</text:span><text:span text:style-name="T4">int </text:span><text:span text:style-name="T11">j = </text:span><text:span text:style-name="T10">0</text:span><text:span text:style-name="T11">; j &lt; barWidth; ++j) {<text:line-break/> <text:s text:c="11"/></text:span><text:span text:style-name="T1">// Jeżeli j jest mniejsze od postępu<text:line-break/><text:tab/><text:tab/><text:tab/></text:span><text:span text:style-name="T4">if</text:span><text:span text:style-name="T11">(j &lt; progress) {<text:line-break/> <text:s text:c="15"/></text:span><text:span text:style-name="T1">// Wyswietl "="<text:line-break/><text:tab/><text:tab/><text:tab/><text:tab/></text:span><text:span text:style-name="T11">std::cout &lt;&lt; </text:span><text:span text:style-name="T3">"="</text:span><text:span text:style-name="T11">;<text:line-break/> <text:s text:c="11"/></text:span><text:span text:style-name="T1">// Jeżeli j jest równe postępowi<text:line-break/><text:tab/><text:tab/><text:tab/></text:span><text:span text:style-name="T11">} </text:span><text:span text:style-name="T4">else if</text:span><text:span text:style-name="T11">(j == progress) {<text:line-break/> <text:s text:c="15"/></text:span><text:span text:style-name="T1">// Wyswietl "&gt;"<text:line-break/><text:tab/><text:tab/><text:tab/><text:tab/></text:span><text:span text:style-name="T11">std::cout &lt;&lt; </text:span><text:span text:style-name="T3">"&gt;"</text:span><text:span text:style-name="T11">;<text:line-break/> <text:s text:c="11"/></text:span><text:span text:style-name="T1">// W przeciwnym wypadku<text:line-break/><text:tab/><text:tab/><text:tab/></text:span><text:span text:style-name="T11">} </text:span><text:span text:style-name="T4">else </text:span><text:span text:style-name="T11">{<text:line-break/> <text:s text:c="15"/></text:span><text:span text:style-name="T1">// Wyswietl spacje<text:line-break/><text:tab/><text:tab/><text:tab/><text:tab/></text:span><text:span text:style-name="T11">std::cout &lt;&lt; </text:span><text:span text:style-name="T3">" "</text:span><text:span text:style-name="T11">;<text:line-break/><text:tab/><text:tab/><text:tab/>}<text:line-break/><text:tab/><text:tab/>}<text:line-break/> <text:s text:c="7"/></text:span><text:span text:style-name="T1">// Wyswietl koniec paska postępu<text:line-break/><text:tab/><text:tab/></text:span><text:span text:style-name="T11">std::cout &lt;&lt; </text:span><text:span text:style-name="T3">"] " </text:span><text:span text:style-name="T11">&lt;&lt; </text:span><text:span text:style-name="T4">int</text:span><text:span text:style-name="T11">((</text:span><text:span text:style-name="T4">float</text:span><text:span text:style-name="T11">(i) / total) * </text:span><text:span text:style-name="T10">100.0</text:span><text:span text:style-name="T11">) &lt;&lt; </text:span><text:span text:style-name="T3">"%</text:span><text:span text:style-name="T4">\r</text:span><text:span text:style-name="T3">"</text:span><text:span text:style-name="T11">;<text:line-break/> <text:s text:c="7"/></text:span><text:span text:style-name="T1">// Wymuś wypisanie danych na ekran<text:line-break/><text:tab/><text:tab/></text:span><text:span text:style-name="T11">std::cout.flush();<text:line-break/> <text:s text:c="7"/></text:span><text:span text:style-name="T1">// Uśpij wątek na czas zmiennej duration w milisekundach<text:line-break/><text:tab/><text:tab/></text:span><text:span text:style-name="T11">std::this_thread::sleep_for(std::chrono::milliseconds(duration));<text:line-break/><text:tab/>}<text:line-break/> <text:s text:c="3"/></text:span><text:span text:style-name="T1">// Wyswietl koniec paska postępu<text:line-break/> <text:s text:c="3"/></text:span><text:span text:style-name="T11">std::cout &lt;&lt; </text:span><text:span text:style-name="T3">"["</text:span><text:span text:style-name="T11">;<text:line-break/> <text:s text:c="3"/></text:span><text:span text:style-name="T1">// Iteruj od 0 do barWidth<text:line-break/> <text:s text:c="3"/></text:span><text:span text:style-name="T4">for </text:span><text:span text:style-name="T11">(</text:span><text:span text:style-name="T4">int </text:span><text:span text:style-name="T11">j = </text:span><text:span text:style-name="T10">0</text:span><text:span text:style-name="T11">; j &lt; barWidth; ++j) {<text:line-break/> <text:s text:c="7"/></text:span><text:span text:style-name="T1">// Wyswietl zank paska postępu<text:line-break/> <text:s text:c="7"/></text:span><text:span text:style-name="T11">std::cout &lt;&lt; </text:span><text:span text:style-name="T3">"="</text:span><text:span text:style-name="T11">;<text:line-break/> <text:s text:c="3"/>}<text:line-break/> <text:s text:c="3"/></text:span><text:span text:style-name="T1">// Wyswietl koniec paska postępu<text:line-break/> <text:s text:c="3"/></text:span><text:span text:style-name="T11">std::cout &lt;&lt; </text:span><text:span text:style-name="T3">"] 100%" </text:span><text:span text:style-name="T11">&lt;&lt; std::endl;<text:line-break/> <text:s text:c="3"/></text:span><text:span text:style-name="T1">// Wyswietl komunikat o pobraniu pliku<text:line-break/> <text:s text:c="3"/></text:span><text:span text:style-name="T11">std::cout &lt;&lt; </text:span><text:span text:style-name="T3">"Pobrano plik!" </text:span><text:span text:style-name="T11">&lt;&lt; std::endl;<text:line-break/>}<text:line-break/></text:span></text:p>
      <text:p text:style-name="P3"/>
      <text:p text:style-name="P3">VideoConference.h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VideoConference.h<text:line-break/>// <text:s/>@ Date : 10.06.2023<text:line-break/>// <text:s/>@ Author : Tomasz Wnuk, Bartosz Szynkaruk, Mikołaj Hasiec<text:line-break/>//<text:line-break/>//<text:line-break/><text:line-break/></text:span><text:span text:style-name="T2">#if </text:span><text:span text:style-name="T11">!defined(</text:span><text:span text:style-name="T12">_VIDEOCONFERENCE_H</text:span><text:span text:style-name="T11">)<text:line-break/></text:span><text:span text:style-name="T2">#define </text:span><text:span text:style-name="T12">_VIDEOCONFERENCE_H<text:line-break/><text:line-break/></text:span><text:span text:style-name="T1">// Deklaracja zależności i bibliotek<text:line-break/></text:span><text:span text:style-name="T2">#include </text:span><text:span text:style-name="T3">&lt;iostream&gt;<text:line-break/></text:span><text:span text:style-name="T2">#include </text:span><text:span text:style-name="T3">&lt;string&gt;<text:line-break/></text:span><text:span text:style-name="T2">#include </text:span><text:span text:style-name="T3">&lt;vector&gt;<text:line-break/></text:span><text:span text:style-name="T2">#include </text:span><text:span text:style-name="T3">"Lecturer.h"<text:line-break/></text:span><text:span text:style-name="T2">#include </text:span><text:span text:style-name="T3">"Student.h"<text:line-break/><text:line-break/></text:span><text:span text:style-name="T1">// Deklaracja klas<text:line-break/></text:span><text:span text:style-name="T4">class </text:span><text:span text:style-name="T5">Lecturer</text:span><text:span text:style-name="T11">;<text:line-break/></text:span><text:soft-page-break/><text:span text:style-name="T4">class </text:span><text:span text:style-name="T5">Student</text:span><text:span text:style-name="T11">;<text:line-break/><text:line-break/></text:span><text:span text:style-name="T1">// Deklaracja klasy VideoConference<text:line-break/></text:span><text:span text:style-name="T4">class </text:span><text:span text:style-name="T5">VideoConference </text:span><text:span text:style-name="T11">{<text:line-break/></text:span><text:span text:style-name="T4">public</text:span><text:span text:style-name="T11">:<text:line-break/><text:tab/></text:span><text:span text:style-name="T7">VideoConference</text:span><text:span text:style-name="T11">(</text:span><text:span text:style-name="T5">std</text:span><text:span text:style-name="T11">::</text:span><text:span text:style-name="T6">string </text:span><text:span text:style-name="T11">name, </text:span><text:span text:style-name="T5">Lecturer </text:span><text:span text:style-name="T11">* lecturer); <text:s/></text:span><text:span text:style-name="T1">// Konstruktor<text:line-break/><text:tab/></text:span><text:span text:style-name="T4">void </text:span><text:span text:style-name="T7">addStudent</text:span><text:span text:style-name="T11">(</text:span><text:span text:style-name="T5">Student </text:span><text:span text:style-name="T11">* student); <text:s/></text:span><text:span text:style-name="T1">// Metoda dodająca studenta do wideokonferencji<text:line-break/><text:tab/></text:span><text:span text:style-name="T4">void </text:span><text:span text:style-name="T7">removeStudent</text:span><text:span text:style-name="T11">(</text:span><text:span text:style-name="T5">std</text:span><text:span text:style-name="T11">::</text:span><text:span text:style-name="T6">string </text:span><text:span text:style-name="T11">login); <text:s/></text:span><text:span text:style-name="T1">// Metoda usuwająca studenta z wideokonferencji<text:line-break/><text:tab/></text:span><text:span text:style-name="T4">void </text:span><text:span text:style-name="T7">openStudentVideoConferenceMenu</text:span><text:span text:style-name="T11">(</text:span><text:span text:style-name="T5">Student </text:span><text:span text:style-name="T11">* student); <text:s/></text:span><text:span text:style-name="T1">// Metoda otwierająca menu wideokonferencji dla studenta<text:line-break/><text:tab/></text:span><text:span text:style-name="T4">void </text:span><text:span text:style-name="T7">openLecturerVideoConferenceMenu</text:span><text:span text:style-name="T11">(</text:span><text:span text:style-name="T5">Lecturer </text:span><text:span text:style-name="T11">* lecturer); <text:s/></text:span><text:span text:style-name="T1">// Metoda otwierająca menu wideokonferencji dla wykładowcy<text:line-break/></text:span><text:span text:style-name="T4">private</text:span><text:span text:style-name="T11">:<text:line-break/><text:tab/></text:span><text:span text:style-name="T5">std</text:span><text:span text:style-name="T11">::</text:span><text:span text:style-name="T6">string </text:span><text:span text:style-name="T8">name</text:span><text:span text:style-name="T11">; <text:s/></text:span><text:span text:style-name="T1">// Nazwa wideokonferencji<text:line-break/><text:tab/></text:span><text:span text:style-name="T5">Lecturer </text:span><text:span text:style-name="T11">* </text:span><text:span text:style-name="T8">lecturer</text:span><text:span text:style-name="T11">; <text:s/></text:span><text:span text:style-name="T1">// Wykładowca prowadzący wideokonferencję<text:line-break/><text:tab/></text:span><text:span text:style-name="T5">std</text:span><text:span text:style-name="T11">::</text:span><text:span text:style-name="T5">vector </text:span><text:span text:style-name="T11">&lt;</text:span><text:span text:style-name="T5">Student </text:span><text:span text:style-name="T11">*&gt; </text:span><text:span text:style-name="T8">students</text:span><text:span text:style-name="T11">; <text:s/></text:span><text:span text:style-name="T1">// Wektor studentów uczestniczących w wideokonferencji<text:line-break/></text:span><text:span text:style-name="T11">};<text:line-break/><text:line-break/></text:span><text:span text:style-name="T2">#endif <text:s/></text:span><text:span text:style-name="T1">//_VIDEOCONFERENCE_H<text:line-break/></text:span></text:p>
      <text:p text:style-name="P3"/>
      <text:p text:style-name="P3">VideoConference.cpp</text:p>
      <text:p text:style-name="P3"/>
      <text:p text:style-name="P1"><text:span text:style-name="T1">//<text:line-break/>//<text:line-break/>// <text:s/>Generated by StarUML(tm) C++ Add-In<text:line-break/>//<text:line-break/>// <text:s/>@ Project : System Obsługi Studiów<text:line-break/>// <text:s/>@ File Name : VideoConference.cpp<text:line-break/>// <text:s/>@ Date : 10.06.2023<text:line-break/>// <text:s/>@ Author : Tomasz Wnuk, Bartosz Szynkaruk, Mikołaj Hasiec<text:line-break/>//<text:line-break/>//<text:line-break/><text:line-break/>// Deklaracja zależności i bibliotek<text:line-break/></text:span><text:span text:style-name="T2">#include </text:span><text:span text:style-name="T3">"VideoConference.h"<text:line-break/><text:line-break/></text:span><text:span text:style-name="T1">// Konstruktor<text:line-break/></text:span><text:span text:style-name="T11">VideoConference::VideoConference(std::string name, Lecturer * lecturer) {<text:line-break/><text:tab/></text:span><text:span text:style-name="T4">this</text:span><text:span text:style-name="T11">-&gt;name = name;<text:line-break/><text:tab/></text:span><text:span text:style-name="T4">this</text:span><text:span text:style-name="T11">-&gt;lecturer = lecturer;<text:line-break/>}<text:line-break/><text:line-break/></text:span><text:span text:style-name="T1">// Metoda dodająca studenta do konferencji<text:line-break/></text:span><text:span text:style-name="T4">void </text:span><text:span text:style-name="T11">VideoConference::addStudent(Student * student) {<text:line-break/> <text:s text:c="3"/></text:span><text:span text:style-name="T1">// Dodanie studenta do wektora studentów<text:line-break/><text:tab/></text:span><text:span text:style-name="T11">students.push_back(student);<text:line-break/>}<text:line-break/><text:line-break/></text:span><text:span text:style-name="T1">// Metoda usuwająca studenta z konferencji<text:line-break/></text:span><text:span text:style-name="T4">void </text:span><text:span text:style-name="T11">VideoConference::removeStudent(std::string login) {<text:line-break/> <text:s text:c="3"/></text:span><text:span text:style-name="T1">// Przeszukaje wektor studentów<text:line-break/><text:tab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students.size(); i++) {<text:line-break/> <text:s text:c="7"/></text:span><text:span text:style-name="T1">// Jeżeli login studenta jest równy podanemu loginowi<text:line-break/><text:tab/><text:tab/></text:span><text:span text:style-name="T4">if</text:span><text:span text:style-name="T11">(students[i]-&gt;getLogin() == login) {<text:line-break/> <text:s text:c="11"/></text:span><text:span text:style-name="T1">// Usuń studenta z wektora<text:line-break/><text:tab/><text:tab/><text:tab/></text:span><text:span text:style-name="T11">students.erase(students.begin() + i);<text:line-break/> <text:s text:c="11"/></text:span><text:span text:style-name="T1">// Zakończ pętlę<text:line-break/><text:tab/><text:tab/><text:tab/></text:span><text:span text:style-name="T4">break</text:span><text:span text:style-name="T11">;<text:line-break/><text:tab/><text:tab/>}<text:line-break/><text:tab/>}<text:line-break/></text:span><text:soft-page-break/><text:span text:style-name="T11">}<text:line-break/><text:line-break/></text:span><text:span text:style-name="T1">// Metoda otwierająca menu konferencji dla studenta<text:line-break/></text:span><text:span text:style-name="T4">void </text:span><text:span text:style-name="T11">VideoConference::openStudentVideoConferenceMenu(Student * student) {<text:line-break/> <text:s text:c="3"/></text:span><text:span text:style-name="T1">// Utwórz zmienną przechowującą wybór użytkownika<text:line-break/> <text:s text:c="3"/></text:span><text:span text:style-name="T11">std::string userInput;<text:line-break/><text:line-break/> <text:s text:c="3"/></text:span><text:span text:style-name="T1">// Pętla menu wideokonferencji studenta<text:line-break/><text:tab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świetl menu wideokonferencji studenta<text:line-break/> <text:s text:c="7"/></text:span><text:span text:style-name="T11"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std::cout &lt;&lt; </text:span><text:span text:style-name="T3">"|~~~~~~~~~~~~~~~~~~~~~~~~~~~~~~~~~~Menu Wideokonferencji~~~~~~~~~~~~~~~~~~~~~~~~~~~~~~~~~|</text:span><text:span text:style-name="T4">\n</text:span><text:span text:style-name="T3">"</text:span><text:span text:style-name="T11">;<text:line-break/> <text:s text:c="7"/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std::cout &lt;&lt; </text:span><text:span text:style-name="T3">"| 1. Wyswietl uczestnikow <text:s text:c="63"/>|</text:span><text:span text:style-name="T4">\n</text:span><text:span text:style-name="T3">"</text:span><text:span text:style-name="T11">;<text:line-break/> <text:s text:c="7"/>std::cout &lt;&lt; </text:span><text:span text:style-name="T3">"| 2. Wyjdz z wideokonferencji <text:s text:c="59"/>|</text:span><text:span text:style-name="T4">\n</text:span><text:span text:style-name="T3">"</text:span><text:span text:style-name="T11">;<text:line-break/> <text:s text:c="7"/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<text:tab/><text:tab/></text:span><text:span text:style-name="T11">std::cin &gt;&gt; userInput;<text:line-break/><text:line-break/> <text:s text:c="7"/></text:span><text:span text:style-name="T1">// Wykonaj akcję w zależności od wyboru użytkownika<text:line-break/> <text:s text:c="7"/>// Jeżeli wybór to 1<text:line-break/><text:tab/><text:tab/></text:span><text:span text:style-name="T4">if</text:span><text:span text:style-name="T11">(userInput == </text:span><text:span text:style-name="T3">"1"</text:span><text:span text:style-name="T11">) {<text:line-break/> <text:s text:c="11"/></text:span><text:span text:style-name="T1">// Wyświetl nagłówek uczestników wideokonferencji<text:line-break/> <text:s text:c="11"/></text:span><text:span text:style-name="T11"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11"/>std::cout &lt;&lt; </text:span><text:span text:style-name="T3">"|~~~~~~~~~~~~~~~~~~~~~~~~~~~~~~~Uczestnicy Wideokonferencji~~~~~~~~~~~~~~~~~~~~~~~~~~~~~~|</text:span><text:span text:style-name="T4">\n</text:span><text:span text:style-name="T3">"</text:span><text:span text:style-name="T11">;<text:line-break/> <text:s text:c="11"/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11"/></text:span><text:span text:style-name="T1">// Wyświetl wykładowcę<text:line-break/> <text:s text:c="11"/></text:span><text:span text:style-name="T11">std::cout &lt;&lt; </text:span><text:span text:style-name="T3">"| Wykladowca: " </text:span><text:span text:style-name="T11">&lt;&lt; lecturer-&gt;getFirstName() &lt;&lt; </text:span><text:span text:style-name="T3">" " </text:span><text:span text:style-name="T11">&lt;&lt; lecturer-&gt;getLastName() &lt;&lt; </text:span><text:span text:style-name="T3">"</text:span><text:span text:style-name="T4">\n</text:span><text:span text:style-name="T3">"</text:span><text:span text:style-name="T11">;<text:line-break/><text:line-break/> <text:s text:c="11"/></text:span><text:span text:style-name="T1">// Jeżeli wektor studentów nie jest pusty<text:line-break/> <text:s text:c="11"/></text:span><text:span text:style-name="T4">if</text:span><text:span text:style-name="T11">(!students.empty()) {<text:line-break/> <text:s text:c="15"/></text:span><text:span text:style-name="T1">// Przeszukaj wektor studentów<text:line-break/> <text:s text:c="15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students.size(); i++) {<text:line-break/> <text:s text:c="19"/></text:span><text:span text:style-name="T1">// Wyświetl imiona i nazwiska studentów w wideokonferencji<text:line-break/> <text:s text:c="19"/></text:span><text:span text:style-name="T11">std::cout &lt;&lt; </text:span><text:span text:style-name="T3">"| " </text:span><text:span text:style-name="T11">&lt;&lt; i + </text:span><text:span text:style-name="T10">1 </text:span><text:span text:style-name="T11">&lt;&lt; </text:span><text:span text:style-name="T3">". " </text:span><text:span text:style-name="T11">&lt;&lt; students.at(i)-&gt;getFirstName() &lt;&lt; </text:span><text:span text:style-name="T3">" " </text:span><text:span text:style-name="T11">&lt;&lt; students.at(i)-&gt;getLastName() &lt;&lt; </text:span><text:span text:style-name="T3">"</text:span><text:span text:style-name="T4">\n</text:span><text:span text:style-name="T3">"</text:span><text:span text:style-name="T11">;<text:line-break/> <text:s text:c="15"/>}<text:line-break/> <text:s text:c="11"/>} </text:span><text:span text:style-name="T4">else </text:span><text:span text:style-name="T11">{<text:line-break/> <text:s text:c="15"/></text:span><text:span text:style-name="T1">// Wyświetl komunikat o braku uczestników<text:line-break/> <text:s text:c="15"/></text:span><text:span text:style-name="T11">std::cout &lt;&lt; </text:span><text:span text:style-name="T3">"Brak uczestnikow!" </text:span><text:span text:style-name="T11">&lt;&lt; </text:span><text:span text:style-name="T3">"</text:span><text:span text:style-name="T4">\n</text:span><text:span text:style-name="T3">"</text:span><text:span text:style-name="T11">;<text:line-break/> <text:s text:c="11"/>}<text:line-break/> <text:s text:c="7"/></text:span><text:span text:style-name="T1">// Jeżeli wybór to 2<text:line-break/><text:tab/><text:tab/></text:span><text:span text:style-name="T11">} </text:span><text:span text:style-name="T4">else if</text:span><text:span text:style-name="T11">(userInput == </text:span><text:span text:style-name="T3">"2"</text:span><text:span text:style-name="T11">) {<text:line-break/> <text:s text:c="11"/></text:span><text:span text:style-name="T1">// Przeszukaj wektor studentów<text:line-break/><text:tab/><text:tab/><text:tab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students.size(); i++) {<text:line-break/> <text:s text:c="15"/></text:span><text:span text:style-name="T1">// Jeżeli student jest równy studentowi z wektora<text:line-break/><text:tab/><text:tab/><text:tab/><text:tab/></text:span><text:span text:style-name="T4">if</text:span><text:span text:style-name="T11">(students[i] == student) {<text:line-break/> <text:s text:c="19"/></text:span><text:span text:style-name="T1">// Usuń studenta z wektora<text:line-break/> <text:s text:c="19"/></text:span><text:span text:style-name="T11">removeStudent(student-&gt;getLogin());<text:line-break/></text:span><text:soft-page-break/><text:span text:style-name="T11"> <text:s text:c="19"/></text:span><text:span text:style-name="T1">// Wyświetl komunikat o wyjściu z wideokonferencji<text:line-break/> <text:s text:c="19"/></text:span><text:span text:style-name="T11">std::cout &lt;&lt; </text:span><text:span text:style-name="T3">"Wyjscie z wideokonferencji!" </text:span><text:span text:style-name="T11">&lt;&lt; </text:span><text:span text:style-name="T3">"</text:span><text:span text:style-name="T4">\n</text:span><text:span text:style-name="T3">"</text:span><text:span text:style-name="T11">;<text:line-break/> <text:s text:c="19"/></text:span><text:span text:style-name="T1">// Zakończ pętlę<text:line-break/><text:tab/><text:tab/><text:tab/><text:tab/><text:tab/></text:span><text:span text:style-name="T4">break</text:span><text:span text:style-name="T11">;<text:line-break/><text:tab/><text:tab/><text:tab/><text:tab/>}<text:line-break/><text:tab/><text:tab/><text:tab/>}<text:line-break/> <text:s text:c="11"/></text:span><text:span text:style-name="T1">// Wyjdź z wideokonferencji<text:line-break/> <text:s text:c="11"/></text:span><text:span text:style-name="T4">break</text:span><text:span text:style-name="T11">;<text:line-break/> <text:s text:c="7"/></text:span><text:span text:style-name="T1">// W przeciwnym wypadku<text:line-break/><text:tab/><text:tab/></text:span><text:span text:style-name="T11">} </text:span><text:span text:style-name="T4">else </text:span><text:span text:style-name="T11">{<text:line-break/> <text:s text:c="11"/></text:span><text:span text:style-name="T1">// Wyświetl komunikat o niepoprawnym wyborze<text:line-break/> <text:s text:c="11"/></text:span><text:span text:style-name="T11">std::cout &lt;&lt; </text:span><text:span text:style-name="T3">"Niepoprawna opcja!" </text:span><text:span text:style-name="T11">&lt;&lt; </text:span><text:span text:style-name="T3">"</text:span><text:span text:style-name="T4">\n</text:span><text:span text:style-name="T3">"</text:span><text:span text:style-name="T11">;<text:line-break/><text:tab/><text:tab/>}<text:line-break/><text:tab/>}<text:line-break/>}<text:line-break/><text:line-break/></text:span><text:span text:style-name="T1">// Metoda otwierająca menu konferencji dla wykładowcy<text:line-break/></text:span><text:span text:style-name="T4">void </text:span><text:span text:style-name="T11">VideoConference::openLecturerVideoConferenceMenu(Lecturer * lecturer) {<text:line-break/> <text:s text:c="3"/></text:span><text:span text:style-name="T1">// Utwórz zmienną przechowującą wybór użytkownika<text:line-break/> <text:s text:c="3"/></text:span><text:span text:style-name="T11">std::string userInput;<text:line-break/><text:line-break/> <text:s text:c="3"/></text:span><text:span text:style-name="T1">// Pętla menu wideokonferencji wykładowcy<text:line-break/> <text:s text:c="3"/></text:span><text:span text:style-name="T4">while</text:span><text:span text:style-name="T11">(</text:span><text:span text:style-name="T4">true</text:span><text:span text:style-name="T11">) {<text:line-break/> <text:s text:c="7"/></text:span><text:span text:style-name="T1">// Wyświetl menu wideokonferencji wykładowcy<text:line-break/> <text:s text:c="7"/></text:span><text:span text:style-name="T11"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std::cout &lt;&lt; </text:span><text:span text:style-name="T3">"|~~~~~~~~~~~~~~~~~~~~~~~~~~~~~~~~~~Menu Wideokonferencji~~~~~~~~~~~~~~~~~~~~~~~~~~~~~~~~~|</text:span><text:span text:style-name="T4">\n</text:span><text:span text:style-name="T3">"</text:span><text:span text:style-name="T11">;<text:line-break/> <text:s text:c="7"/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7"/>std::cout &lt;&lt; </text:span><text:span text:style-name="T3">"| 1. Wyswietl uczestnikow <text:s text:c="63"/>|</text:span><text:span text:style-name="T4">\n</text:span><text:span text:style-name="T3">"</text:span><text:span text:style-name="T11">;<text:line-break/> <text:s text:c="7"/>std::cout &lt;&lt; </text:span><text:span text:style-name="T3">"| 2. Zakoncz wideokonferencje <text:s text:c="59"/>|</text:span><text:span text:style-name="T4">\n</text:span><text:span text:style-name="T3">"</text:span><text:span text:style-name="T11">;<text:line-break/> <text:s text:c="7"/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7"/></text:span><text:span text:style-name="T1">// Pobierz wybór użytkownika<text:line-break/> <text:s text:c="7"/></text:span><text:span text:style-name="T11">std::cin &gt;&gt; userInput;<text:line-break/><text:line-break/> <text:s text:c="7"/></text:span><text:span text:style-name="T1">// Wykonaj akcję w zależności od wyboru użytkownika<text:line-break/> <text:s text:c="7"/>// Jeżeli wybór to 1<text:line-break/> <text:s text:c="7"/></text:span><text:span text:style-name="T4">if</text:span><text:span text:style-name="T11">(userInput == </text:span><text:span text:style-name="T3">"1"</text:span><text:span text:style-name="T11">) {<text:line-break/> <text:s text:c="11"/></text:span><text:span text:style-name="T1">// Wyświetl nagłówek uczestników wideokonferencji<text:line-break/> <text:s text:c="11"/></text:span><text:span text:style-name="T11"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 <text:s text:c="11"/>std::cout &lt;&lt; </text:span><text:span text:style-name="T3">"|~~~~~~~~~~~~~~~~~~~~~~~~~~~~~~~Uczestnicy Wideokonferencji~~~~~~~~~~~~~~~~~~~~~~~~~~~~~~|</text:span><text:span text:style-name="T4">\n</text:span><text:span text:style-name="T3">"</text:span><text:span text:style-name="T11">;<text:line-break/> <text:s text:c="11"/>std::cout &lt;&lt; </text:span><text:span text:style-name="T3">"[========================================================================================]</text:span><text:span text:style-name="T4">\n</text:span><text:span text:style-name="T3">"</text:span><text:span text:style-name="T11">;<text:line-break/><text:line-break/> <text:s text:c="11"/></text:span><text:span text:style-name="T1">// Wyświetl wykładowcę<text:line-break/> <text:s text:c="11"/></text:span><text:span text:style-name="T11">std::cout &lt;&lt; </text:span><text:span text:style-name="T3">"| Wykladowca: " </text:span><text:span text:style-name="T11">&lt;&lt; lecturer-&gt;getFirstName() &lt;&lt; </text:span><text:span text:style-name="T3">" " </text:span><text:span text:style-name="T11">&lt;&lt; lecturer-&gt;getLastName() &lt;&lt; </text:span><text:span text:style-name="T3">"</text:span><text:span text:style-name="T4">\n</text:span><text:span text:style-name="T3">"</text:span><text:span text:style-name="T11">;<text:line-break/><text:line-break/> <text:s text:c="11"/></text:span><text:span text:style-name="T1">// Jeżeli wektor studentów nie jest pusty<text:line-break/> <text:s text:c="11"/></text:span><text:span text:style-name="T4">if</text:span><text:span text:style-name="T11">(!students.empty()) {<text:line-break/> <text:s text:c="15"/></text:span><text:span text:style-name="T1">// Przeszukaj wektor studentów<text:line-break/> <text:s text:c="15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students.size(); i++) {<text:line-break/> <text:s text:c="19"/></text:span><text:span text:style-name="T1">// Wyświetl imiona i nazwiska studentów w wideokonferencji<text:line-break/> <text:s text:c="19"/></text:span><text:span text:style-name="T11">std::cout &lt;&lt; </text:span><text:span text:style-name="T3">"| " </text:span><text:span text:style-name="T11">&lt;&lt; i + </text:span><text:span text:style-name="T10">1 </text:span><text:span text:style-name="T11">&lt;&lt; </text:span><text:span text:style-name="T3">". " </text:span><text:span text:style-name="T11">&lt;&lt; students.at(i)-&gt;getFirstName() &lt;&lt; </text:span><text:span text:style-name="T3">" " </text:span><text:span text:style-name="T11">&lt;&lt; students.at(i)-&gt;getLastName() </text:span><text:soft-page-break/><text:span text:style-name="T11">&lt;&lt; </text:span><text:span text:style-name="T3">"</text:span><text:span text:style-name="T4">\n</text:span><text:span text:style-name="T3">"</text:span><text:span text:style-name="T11">;<text:line-break/> <text:s text:c="15"/>}<text:line-break/> <text:s text:c="11"/>} </text:span><text:span text:style-name="T4">else </text:span><text:span text:style-name="T11">{<text:line-break/> <text:s text:c="15"/></text:span><text:span text:style-name="T1">// Wyświetl komunikat o braku uczestników<text:line-break/> <text:s text:c="15"/></text:span><text:span text:style-name="T11">std::cout &lt;&lt; </text:span><text:span text:style-name="T3">"Brak uczestnikow!" </text:span><text:span text:style-name="T11">&lt;&lt; </text:span><text:span text:style-name="T3">"</text:span><text:span text:style-name="T4">\n</text:span><text:span text:style-name="T3">"</text:span><text:span text:style-name="T11">;<text:line-break/> <text:s text:c="11"/>}<text:line-break/> <text:s text:c="11"/></text:span><text:span text:style-name="T1">// Jeżeli wybór to 2<text:line-break/> <text:s text:c="7"/></text:span><text:span text:style-name="T11">} </text:span><text:span text:style-name="T4">else if</text:span><text:span text:style-name="T11">(userInput == </text:span><text:span text:style-name="T3">"2"</text:span><text:span text:style-name="T11">) {<text:line-break/> <text:s text:c="11"/></text:span><text:span text:style-name="T1">// Przeszukaj wektor studentów<text:line-break/> <text:s text:c="11"/></text:span><text:span text:style-name="T4">for</text:span><text:span text:style-name="T11">(</text:span><text:span text:style-name="T4">int </text:span><text:span text:style-name="T11">i = </text:span><text:span text:style-name="T10">0</text:span><text:span text:style-name="T11">; i &lt; students.size(); i++) {<text:line-break/> <text:s text:c="15"/></text:span><text:span text:style-name="T1">// Usuń studenta z wektora studentów po zakończeniu wideokonferencji<text:line-break/> <text:s text:c="15"/></text:span><text:span text:style-name="T11">removeStudent(students[i]-&gt;getLogin());<text:line-break/> <text:s text:c="11"/>}<text:line-break/> <text:s text:c="11"/></text:span><text:span text:style-name="T1">// Wyświetl komunikat o zakończeniu wideokonferencji<text:line-break/> <text:s text:c="11"/></text:span><text:span text:style-name="T11">std::cout &lt;&lt; </text:span><text:span text:style-name="T3">"Zakonczono wideokonferencje!" </text:span><text:span text:style-name="T11">&lt;&lt; </text:span><text:span text:style-name="T3">"</text:span><text:span text:style-name="T4">\n</text:span><text:span text:style-name="T3">"</text:span><text:span text:style-name="T11">;<text:line-break/> <text:s text:c="11"/></text:span><text:span text:style-name="T1">// Wyjdź z wideokonferencji<text:line-break/> <text:s text:c="11"/></text:span><text:span text:style-name="T4">break</text:span><text:span text:style-name="T11">;<text:line-break/> <text:s text:c="7"/>} </text:span><text:span text:style-name="T4">else </text:span><text:span text:style-name="T11">{<text:line-break/> <text:s text:c="11"/></text:span><text:span text:style-name="T1">// Wyświetl komunikat o niepoprawnym wyborze<text:line-break/> <text:s text:c="11"/></text:span><text:span text:style-name="T11">std::cout &lt;&lt; </text:span><text:span text:style-name="T3">"Niepoprawna opcja!" </text:span><text:span text:style-name="T11">&lt;&lt; </text:span><text:span text:style-name="T3">"</text:span><text:span text:style-name="T4">\n</text:span><text:span text:style-name="T3">"</text:span><text:span text:style-name="T11">;<text:line-break/> <text:s text:c="7"/>}<text:line-break/> <text:s text:c="3"/>}<text:line-break/>}<text:line-break/></text:span></text:p>
      <text:p text:style-name="P3"/>
      <text:p text:style-name="P3">Testy</text:p>
      <text:p text:style-name="P3"/>
      <text:p text:style-name="P3">System Obsługi Studiów - System Studenta 1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11:51:57.837000000</meta:creation-date>
    <dc:date>2023-06-13T14:13:52.928000000</dc:date>
    <meta:editing-duration>PT2H21M56S</meta:editing-duration>
    <meta:editing-cycles>1</meta:editing-cycles>
    <meta:document-statistic meta:table-count="0" meta:image-count="0" meta:object-count="0" meta:page-count="37" meta:paragraph-count="32" meta:word-count="8533" meta:character-count="82456" meta:non-whitespace-character-count="59725"/>
    <meta:generator>LibreOffice/7.4.1.2$Windows_X86_64 LibreOffice_project/3c58a8f3a960df8bc8fd77b461821e42c061c5f0</meta:generator>
  </office:meta>
</office:document-meta>
</file>